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left" draw:textarea-vertical-align="top" draw:auto-grow-height="true" draw:auto-grow-width="true" fo:min-height="0.421cm" fo:min-width="0.421cm" fo:padding-top="0cm" fo:padding-bottom="0cm" fo:padding-left="0cm" fo:padding-right="0cm" draw:shadow="hidden"/>
    </style:style>
    <style:style style:name="gr2" style:family="graphic" style:parent-style-name="standard">
      <style:graphic-properties draw:stroke="solid" svg:stroke-width="0.014cm" svg:stroke-color="#b2b2b2" draw:stroke-linejoin="miter" svg:stroke-linecap="butt" draw:fill="none" fo:padding-top="0.007cm" fo:padding-bottom="0.007cm" fo:padding-left="0.007cm" fo:padding-right="0.007cm"/>
    </style:style>
    <style:style style:name="gr3" style:family="graphic" style:parent-style-name="standard">
      <style:graphic-properties draw:stroke="solid" svg:stroke-width="0.011cm" svg:stroke-color="#b2b2b2" draw:stroke-linejoin="round" svg:stroke-linecap="round" draw:fill="none" draw:fill-color="#ffffff" draw:textarea-horizontal-align="center" draw:textarea-vertical-align="middle" fo:padding-top="0.005cm" fo:padding-bottom="0.005cm" fo:padding-left="0.005cm" fo:padding-right="0.005cm"/>
    </style:style>
    <style:style style:name="gr4" style:family="graphic" style:parent-style-name="standard">
      <style:graphic-properties draw:stroke="solid" svg:stroke-width="0.014cm" svg:stroke-color="#b2b2b2" draw:stroke-linejoin="miter" svg:stroke-linecap="butt" draw:fill="none" draw:fill-color="#ffffff" fo:padding-top="0.007cm" fo:padding-bottom="0.007cm" fo:padding-left="0.007cm" fo:padding-right="0.007cm"/>
    </style:style>
    <style:style style:name="gr5" style:family="graphic" style:parent-style-name="standard">
      <style:graphic-properties draw:stroke="solid" svg:stroke-width="0.01cm" svg:stroke-color="#b2b2b2" draw:marker-start-width="0.02cm" draw:marker-end-width="0.02cm" draw:stroke-linejoin="miter" svg:stroke-linecap="butt" draw:fill="none" fo:padding-top="0.005cm" fo:padding-bottom="0.005cm" fo:padding-left="0.005cm" fo:padding-right="0.005cm"/>
    </style:style>
    <style:style style:name="gr6" style:family="graphic" style:parent-style-name="standard">
      <style:graphic-properties draw:stroke="solid" svg:stroke-width="0.01cm" svg:stroke-color="#b2b2b2" draw:marker-start-width="0.2cm" draw:marker-end-width="0.2cm" draw:stroke-linejoin="miter" svg:stroke-linecap="butt" draw:fill="none" draw:fill-color="#ffffff" fo:padding-top="0.005cm" fo:padding-bottom="0.005cm" fo:padding-left="0.005cm" fo:padding-right="0.005cm"/>
    </style:style>
    <style:style style:name="gr7" style:family="graphic" style:parent-style-name="standard">
      <style:graphic-properties draw:stroke="solid" svg:stroke-width="0.01cm" svg:stroke-color="#b2b2b2" draw:marker-start-width="0.2cm" draw:marker-end-width="0.2cm" draw:stroke-linejoin="miter" svg:stroke-linecap="butt" draw:fill="none" fo:padding-top="0.005cm" fo:padding-bottom="0.005cm" fo:padding-left="0.005cm" fo:padding-right="0.005cm"/>
    </style:style>
    <style:style style:name="gr8" style:family="graphic" style:parent-style-name="standard">
      <style:graphic-properties draw:stroke="solid" svg:stroke-width="0.02cm" svg:stroke-color="#ff0000" draw:marker-start-width="0.03cm" draw:marker-end-width="0.03cm" draw:stroke-linejoin="miter" svg:stroke-linecap="butt" draw:fill="none" fo:padding-top="0.01cm" fo:padding-bottom="0.01cm" fo:padding-left="0.01cm" fo:padding-right="0.01cm"/>
    </style:style>
    <style:style style:name="gr9" style:family="graphic" style:parent-style-name="standard">
      <style:graphic-properties svg:stroke-color="#000000" draw:fill-color="#ffffff" draw:textarea-horizontal-align="justify" draw:textarea-vertical-align="middle" draw:auto-grow-height="false" fo:min-height="1cm" fo:min-width="1cm" fo:wrap-option="wrap"/>
      <style:paragraph-properties style:writing-mode="lr-tb"/>
    </style:style>
    <style:style style:name="gr10" style:family="graphic" style:parent-style-name="standard">
      <style:graphic-properties draw:stroke="solid" svg:stroke-width="0.01cm" svg:stroke-color="#b2b2b2" draw:marker-start-width="0.02cm" draw:marker-end-width="0.02cm" draw:stroke-linejoin="round" svg:stroke-linecap="round" draw:fill="none" draw:fill-color="#ffffff" draw:textarea-horizontal-align="center" draw:textarea-vertical-align="middle" fo:padding-top="0.004cm" fo:padding-bottom="0.004cm" fo:padding-left="0.004cm" fo:padding-right="0.004cm"/>
    </style:style>
    <style:style style:name="gr11" style:family="graphic" style:parent-style-name="standard">
      <style:graphic-properties svg:stroke-color="#b2b2b2" draw:fill-color="#ffffff" draw:textarea-horizontal-align="justify" draw:textarea-vertical-align="middle" draw:auto-grow-height="false" fo:min-height="0.178cm" fo:min-width="0.178cm"/>
    </style:style>
    <style:style style:name="gr12" style:family="graphic" style:parent-style-name="standard">
      <style:graphic-properties draw:stroke="none" draw:fill="solid" draw:fill-color="#000000" draw:textarea-horizontal-align="left" draw:textarea-vertical-align="top" draw:auto-grow-height="true" draw:auto-grow-width="true" fo:min-height="0.421cm" fo:min-width="0.421cm" fo:padding-top="0cm" fo:padding-bottom="0cm" fo:padding-left="0cm" fo:padding-right="0cm" draw:shadow="hidden"/>
    </style:style>
    <style:style style:name="gr13" style:family="graphic" style:parent-style-name="standard">
      <style:graphic-properties draw:stroke="solid" svg:stroke-width="0.011cm" svg:stroke-color="#b2b2b2" draw:stroke-linejoin="round" svg:stroke-linecap="round" draw:fill="none" draw:textarea-horizontal-align="center" draw:textarea-vertical-align="middle" fo:padding-top="0.005cm" fo:padding-bottom="0.005cm" fo:padding-left="0.005cm" fo:padding-right="0.005cm"/>
    </style:style>
    <style:style style:name="gr14" style:family="graphic" style:parent-style-name="standard">
      <style:graphic-properties svg:stroke-color="#000000" draw:fill-color="#d4ea6b" draw:textarea-horizontal-align="justify" draw:textarea-vertical-align="middle" draw:auto-grow-height="false" fo:min-height="1cm" fo:min-width="1cm" fo:wrap-option="wrap"/>
      <style:paragraph-properties style:writing-mode="lr-tb"/>
    </style:style>
    <style:style style:name="gr15" style:family="graphic" style:parent-style-name="standard">
      <style:graphic-properties svg:stroke-color="#000000" draw:fill-color="#ffe994" draw:textarea-horizontal-align="justify" draw:textarea-vertical-align="middle" draw:auto-grow-height="false" fo:min-height="1cm" fo:min-width="1cm" fo:wrap-option="wrap"/>
      <style:paragraph-properties style:writing-mode="lr-tb"/>
    </style:style>
    <style:style style:name="gr16" style:family="graphic" style:parent-style-name="standard">
      <style:graphic-properties svg:stroke-color="#000000" draw:fill-color="#b4c7dc" draw:textarea-horizontal-align="justify" draw:textarea-vertical-align="middle" draw:auto-grow-height="false" fo:min-height="1cm" fo:min-width="1cm" fo:wrap-option="wrap"/>
      <style:paragraph-properties style:writing-mode="lr-tb"/>
    </style:style>
    <style:style style:name="gr17" style:family="graphic" style:parent-style-name="standard">
      <style:graphic-properties svg:stroke-color="#000000" draw:fill-color="#ffa6a6" draw:textarea-horizontal-align="justify" draw:textarea-vertical-align="middle" draw:auto-grow-height="false" fo:min-height="1cm" fo:min-width="1cm" fo:wrap-option="wrap"/>
      <style:paragraph-properties style:writing-mode="lr-tb"/>
    </style:style>
    <style:style style:name="gr18" style:family="graphic" style:parent-style-name="standard">
      <style:graphic-properties svg:stroke-width="0.01cm" svg:stroke-color="#b2b2b2" draw:marker-start-width="0.02cm" draw:marker-end-width="0.02cm" draw:fill-color="#ffffff" draw:textarea-horizontal-align="justify" draw:textarea-vertical-align="middle" draw:auto-grow-height="false" fo:min-height="0.178cm" fo:min-width="0.178cm" fo:padding-top="0.005cm" fo:padding-bottom="0.005cm" fo:padding-left="0.005cm" fo:padding-right="0.005cm"/>
    </style:style>
    <style:style style:name="gr19" style:family="graphic" style:parent-style-name="standard">
      <style:graphic-properties draw:stroke="none" draw:fill="solid" draw:fill-color="#999999" draw:textarea-horizontal-align="left" draw:textarea-vertical-align="top" draw:auto-grow-height="true" draw:auto-grow-width="true" fo:min-height="0.421cm" fo:min-width="0.421cm" fo:padding-top="0cm" fo:padding-bottom="0cm" fo:padding-left="0cm" fo:padding-right="0cm" draw:shadow="hidden"/>
    </style:style>
    <style:style style:name="gr20" style:family="graphic" style:parent-style-name="standard">
      <style:graphic-properties draw:stroke="solid" svg:stroke-width="0.01cm" svg:stroke-color="#b2b2b2" draw:marker-start-width="0.02cm" draw:marker-end-width="0.02cm" draw:stroke-linejoin="round" svg:stroke-linecap="round" draw:fill="none" draw:fill-color="#999999" draw:textarea-horizontal-align="center" draw:textarea-vertical-align="middle" fo:padding-top="0.005cm" fo:padding-bottom="0.005cm" fo:padding-left="0.005cm" fo:padding-right="0.005cm"/>
    </style:style>
    <style:style style:name="gr21" style:family="graphic" style:parent-style-name="standard">
      <style:graphic-properties draw:stroke="solid" svg:stroke-width="0.01cm" svg:stroke-color="#b2b2b2" draw:marker-start-width="0.02cm" draw:marker-end-width="0.02cm" draw:stroke-linejoin="round" svg:stroke-linecap="round" draw:fill="none" draw:fill-color="#999999" draw:textarea-horizontal-align="center" draw:textarea-vertical-align="middle" fo:padding-top="0.004cm" fo:padding-bottom="0.004cm" fo:padding-left="0.004cm" fo:padding-right="0.004cm"/>
    </style:style>
    <style:style style:name="gr22" style:family="graphic" style:parent-style-name="standard">
      <style:graphic-properties svg:stroke-width="0.01cm" svg:stroke-color="#b2b2b2" draw:marker-start-width="0.02cm" draw:marker-end-width="0.02cm" draw:fill-color="#ffffff" draw:textarea-horizontal-align="justify" draw:textarea-vertical-align="middle" draw:auto-grow-height="false" fo:min-height="0.168cm" fo:min-width="0.178cm" fo:padding-top="0.005cm" fo:padding-bottom="0.005cm" fo:padding-left="0.005cm" fo:padding-right="0.005cm"/>
    </style:style>
    <style:style style:name="gr23" style:family="graphic" style:parent-style-name="standard">
      <style:graphic-properties draw:stroke="solid" svg:stroke-width="0.02cm" svg:stroke-color="#ff0000" draw:marker-start-width="0.03cm" draw:marker-end-width="0.03cm" draw:stroke-linejoin="round" svg:stroke-linecap="round" draw:fill="none" draw:textarea-horizontal-align="center" draw:textarea-vertical-align="middle" fo:padding-top="0.009cm" fo:padding-bottom="0.009cm" fo:padding-left="0.009cm" fo:padding-right="0.009cm"/>
    </style:style>
    <style:style style:name="gr24" style:family="graphic" style:parent-style-name="standard">
      <style:graphic-properties draw:stroke="none" draw:fill="none" draw:textarea-horizontal-align="left" draw:textarea-vertical-align="top" draw:auto-grow-height="true" draw:auto-grow-width="true" fo:min-height="0.374cm" fo:min-width="1.12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74cm" fo:min-width="0.611cm" fo:padding-top="0cm" fo:padding-bottom="0cm" fo:padding-left="0cm" fo:padding-right="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314cm" fo:min-width="1.059cm"/>
      <style:paragraph-properties style:writing-mode="lr-tb"/>
    </style:style>
    <style:style style:name="gr27" style:family="graphic" style:parent-style-name="standard">
      <style:graphic-properties draw:stroke="none" svg:stroke-width="0.01cm" svg:stroke-color="#b2b2b2" draw:marker-start-width="0.02cm" draw:marker-end-width="0.02cm" draw:fill="none" draw:fill-color="#ffffff" draw:textarea-horizontal-align="left" draw:auto-grow-height="true" draw:auto-grow-width="true" fo:min-height="0.314cm" fo:min-width="1.209cm"/>
      <style:paragraph-properties style:writing-mode="lr-tb"/>
    </style:style>
    <style:style style:name="gr28" style:family="graphic" style:parent-style-name="standard">
      <style:graphic-properties draw:stroke="none" svg:stroke-width="0.01cm" svg:stroke-color="#b2b2b2" draw:marker-start-width="0.02cm" draw:marker-end-width="0.02cm" draw:fill="none" draw:fill-color="#ffffff" draw:textarea-horizontal-align="left" draw:auto-grow-height="true" draw:auto-grow-width="true" fo:min-height="0.314cm" fo:min-width="1.35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314cm" fo:min-width="1.496cm"/>
      <style:paragraph-properties style:writing-mode="lr-tb"/>
    </style:style>
    <style:style style:name="P1" style:family="paragraph">
      <loext:graphic-properties draw:fill="solid" draw:fill-color="#ffffff"/>
      <style:paragraph-properties fo:text-align="center" style:writing-mode="lr-tb"/>
      <style:text-properties fo:font-size="12pt" style:font-size-asian="12pt" style:font-size-complex="12pt"/>
    </style:style>
    <style:style style:name="P2" style:family="paragraph">
      <loext:graphic-properties draw:fill="none"/>
    </style:style>
    <style:style style:name="P3" style:family="paragraph">
      <loext:graphic-properties draw:fill="none" draw:fill-color="#ffffff"/>
      <style:paragraph-properties fo:text-align="center"/>
    </style:style>
    <style:style style:name="P4" style:family="paragraph">
      <loext:graphic-properties draw:fill="none" draw:fill-color="#ffffff"/>
    </style:style>
    <style:style style:name="P5" style:family="paragraph">
      <style:paragraph-properties fo:text-align="center" style:writing-mode="lr-tb"/>
      <style:text-properties fo:font-size="12pt" style:font-size-asian="24pt" style:font-size-complex="24pt"/>
    </style:style>
    <style:style style:name="P6" style:family="paragraph">
      <loext:graphic-properties draw:fill-color="#ffffff"/>
      <style:paragraph-properties fo:text-align="center" style:writing-mode="lr-tb"/>
      <style:text-properties fo:font-size="12pt" style:font-size-asian="24pt" style:font-size-complex="24pt"/>
    </style:style>
    <style:style style:name="P7" style:family="paragraph">
      <loext:graphic-properties draw:fill-color="#ffffff"/>
      <style:paragraph-properties fo:text-align="center"/>
    </style:style>
    <style:style style:name="P8" style:family="paragraph">
      <loext:graphic-properties draw:fill="solid" draw:fill-color="#000000"/>
      <style:paragraph-properties fo:text-align="center" style:writing-mode="lr-tb"/>
      <style:text-properties fo:font-size="12pt" style:font-size-asian="12pt" style:font-size-complex="12pt"/>
    </style:style>
    <style:style style:name="P9" style:family="paragraph">
      <loext:graphic-properties draw:fill="none"/>
      <style:paragraph-properties fo:text-align="center"/>
    </style:style>
    <style:style style:name="P10" style:family="paragraph">
      <loext:graphic-properties draw:fill-color="#d4ea6b"/>
      <style:paragraph-properties fo:text-align="center" style:writing-mode="lr-tb"/>
      <style:text-properties fo:font-size="12pt" style:font-size-asian="24pt" style:font-size-complex="24pt"/>
    </style:style>
    <style:style style:name="P11" style:family="paragraph">
      <loext:graphic-properties draw:fill-color="#ffe994"/>
      <style:paragraph-properties fo:text-align="center" style:writing-mode="lr-tb"/>
      <style:text-properties fo:font-size="12pt" style:font-size-asian="24pt" style:font-size-complex="24pt"/>
    </style:style>
    <style:style style:name="P12" style:family="paragraph">
      <loext:graphic-properties draw:fill-color="#b4c7dc"/>
      <style:paragraph-properties fo:text-align="center" style:writing-mode="lr-tb"/>
      <style:text-properties fo:font-size="12pt" style:font-size-asian="24pt" style:font-size-complex="24pt"/>
    </style:style>
    <style:style style:name="P13" style:family="paragraph">
      <loext:graphic-properties draw:fill-color="#ffa6a6"/>
      <style:paragraph-properties fo:text-align="center" style:writing-mode="lr-tb"/>
      <style:text-properties fo:font-size="12pt" style:font-size-asian="24pt" style:font-size-complex="24pt"/>
    </style:style>
    <style:style style:name="P14" style:family="paragraph">
      <loext:graphic-properties draw:fill="solid" draw:fill-color="#999999"/>
      <style:paragraph-properties fo:text-align="center" style:writing-mode="lr-tb"/>
      <style:text-properties fo:font-size="12pt" style:font-size-asian="12pt" style:font-size-complex="12pt"/>
    </style:style>
    <style:style style:name="P15" style:family="paragraph">
      <loext:graphic-properties draw:fill="none" draw:fill-color="#999999"/>
      <style:paragraph-properties fo:text-align="center"/>
    </style:style>
    <style:style style:name="P16" style:family="paragraph">
      <style:paragraph-properties fo:text-align="start" style:writing-mode="lr-tb"/>
    </style:style>
    <style:style style:name="P17" style:family="paragraph">
      <loext:graphic-properties draw:fill="none"/>
      <style:paragraph-properties style:writing-mode="lr-tb"/>
      <style:text-properties fo:font-size="9pt" style:font-size-asian="9pt" style:font-size-complex="9pt"/>
    </style:style>
    <style:style style:name="P18" style:family="paragraph">
      <loext:graphic-properties draw:fill="none"/>
      <style:paragraph-properties style:writing-mode="lr-tb"/>
      <style:text-properties fo:font-size="8pt" style:font-size-asian="9pt" style:font-size-complex="9pt"/>
    </style:style>
    <style:style style:name="P19" style:family="paragraph">
      <loext:graphic-properties draw:fill="none" draw:fill-color="#ffffff"/>
      <style:paragraph-properties style:writing-mode="lr-tb"/>
      <style:text-properties fo:font-size="8pt" fo:background-color="#ffffff" style:font-size-asian="24pt" style:font-size-complex="24pt"/>
    </style:style>
    <style:style style:name="T1" style:family="text">
      <style:text-properties fo:font-size="12pt" style:font-size-asian="24pt" style:font-size-complex="24pt"/>
    </style:style>
    <style:style style:name="T2" style:family="text">
      <style:text-properties fo:color="#000000" loext:opacity="100%" style:font-name="DejaVuSans1" fo:font-size="9pt" fo:font-weight="normal" style:font-size-asian="9pt" style:font-weight-asian="normal" style:font-name-complex="DejaVuSans1" style:font-size-complex="9pt" style:font-weight-complex="normal"/>
    </style:style>
    <style:style style:name="T3" style:family="text">
      <style:text-properties fo:color="#000000" loext:opacity="100%" style:font-name="DejaVuSans1" fo:font-size="8pt" fo:font-weight="normal" style:font-size-asian="9pt" style:font-weight-asian="normal" style:font-name-complex="DejaVuSans1" style:font-size-complex="9pt" style:font-weight-complex="normal"/>
    </style:style>
    <style:style style:name="T4" style:family="text">
      <style:text-properties fo:font-size="8pt" fo:background-color="#ffffff"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216cm" svg:height="0.318cm" svg:x="1.788cm" svg:y="2.018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line draw:style-name="gr2" draw:text-style-name="P2" draw:layer="layout" svg:x1="1.474cm" svg:y1="0.683cm" svg:x2="1.474cm" svg:y2="1.667cm">
          <text:p/>
        </draw:line>
        <draw:polyline draw:style-name="gr3" draw:text-style-name="P3" draw:layer="layout" svg:width="0.113cm" svg:height="0.053cm" svg:x="1.418cm" svg:y="1.625cm" svg:viewBox="0 0 114 54" draw:points="114,0 110,1 105,3 101,6 96,9 92,12 87,16 78,24 70,33 64,41 59,49 57,52 56,54 55,52 54,49 52,45 49,41 43,33 35,24 26,16 22,12 17,9 13,6 8,3 4,1 2,0 0,0">
          <text:p/>
        </draw:polyline>
        <draw:line draw:style-name="gr4" draw:text-style-name="P4" draw:layer="layout" svg:x1="1.474cm" svg:y1="2.683cm" svg:x2="1.474cm" svg:y2="3.183cm">
          <text:p/>
        </draw:line>
        <draw:line draw:style-name="gr2" draw:text-style-name="P2" draw:layer="layout" svg:x1="1.741cm" svg:y1="0.683cm" svg:x2="1.741cm" svg:y2="1.667cm">
          <text:p/>
        </draw:line>
        <draw:polyline draw:style-name="gr3" draw:text-style-name="P3" draw:layer="layout" svg:width="0.112cm" svg:height="0.053cm" svg:x="1.685cm" svg:y="1.625cm" svg:viewBox="0 0 113 54" draw:points="113,0 111,0 109,1 105,3 100,6 96,9 92,12 87,16 79,24 71,33 64,41 60,49 58,52 57,54 57,53 56,52 55,49 52,45 50,41 43,33 35,24 26,16 22,12 17,9 13,6 8,3 4,1 0,0">
          <text:p/>
        </draw:polyline>
        <draw:line draw:style-name="gr4" draw:text-style-name="P4" draw:layer="layout" svg:x1="1.741cm" svg:y1="2.683cm" svg:x2="1.741cm" svg:y2="3.183cm">
          <text:p/>
        </draw:line>
        <draw:line draw:style-name="gr2" draw:text-style-name="P2" draw:layer="layout" svg:x1="2.008cm" svg:y1="0.683cm" svg:x2="2.008cm" svg:y2="1.667cm">
          <text:p/>
        </draw:line>
        <draw:polyline draw:style-name="gr3" draw:text-style-name="P3" draw:layer="layout" svg:width="0.112cm" svg:height="0.053cm" svg:x="1.952cm" svg:y="1.625cm" svg:viewBox="0 0 113 54" draw:points="113,0 111,0 109,1 105,3 100,6 96,9 91,12 87,16 78,24 71,33 64,41 61,45 59,49 58,52 57,54 56,52 54,49 50,41 43,33 35,24 27,16 22,12 18,9 13,6 9,3 4,1 0,0">
          <text:p/>
        </draw:polyline>
        <draw:line draw:style-name="gr4" draw:text-style-name="P4" draw:layer="layout" svg:x1="2.008cm" svg:y1="2.683cm" svg:x2="2.008cm" svg:y2="3.183cm">
          <text:p/>
        </draw:line>
        <draw:line draw:style-name="gr2" draw:text-style-name="P2" draw:layer="layout" svg:x1="2.274cm" svg:y1="0.683cm" svg:x2="2.274cm" svg:y2="1.667cm">
          <text:p/>
        </draw:line>
        <draw:polyline draw:style-name="gr3" draw:text-style-name="P3" draw:layer="layout" svg:width="0.113cm" svg:height="0.053cm" svg:x="2.218cm" svg:y="1.625cm" svg:viewBox="0 0 114 54" draw:points="114,0 110,1 106,3 101,6 97,9 87,16 79,24 71,33 64,41 59,49 57,52 56,54 55,52 54,49 52,45 49,41 43,33 35,24 26,16 22,12 17,9 13,6 8,3 4,1 2,0 0,0">
          <text:p/>
        </draw:polyline>
        <draw:line draw:style-name="gr4" draw:text-style-name="P4" draw:layer="layout" svg:x1="2.274cm" svg:y1="2.683cm" svg:x2="2.274cm" svg:y2="3.183cm">
          <text:p/>
        </draw:line>
        <draw:line draw:style-name="gr2" draw:text-style-name="P2" draw:layer="layout" svg:x1="2.674cm" svg:y1="0.683cm" svg:x2="2.674cm" svg:y2="1.667cm">
          <text:p/>
        </draw:line>
        <draw:polyline draw:style-name="gr3" draw:text-style-name="P3" draw:layer="layout" svg:width="0.113cm" svg:height="0.053cm" svg:x="2.618cm" svg:y="1.625cm" svg:viewBox="0 0 114 54" draw:points="114,0 112,0 110,1 106,3 101,6 97,9 92,12 88,16 79,24 71,33 65,41 60,49 58,52 57,54 56,52 55,49 53,45 50,41 43,33 36,24 27,16 22,12 18,9 13,6 9,3 4,1 0,0">
          <text:p/>
        </draw:polyline>
        <draw:line draw:style-name="gr4" draw:text-style-name="P4" draw:layer="layout" svg:x1="2.674cm" svg:y1="2.683cm" svg:x2="2.674cm" svg:y2="3.183cm">
          <text:p/>
        </draw:line>
        <draw:line draw:style-name="gr2" draw:text-style-name="P2" draw:layer="layout" svg:x1="2.941cm" svg:y1="0.683cm" svg:x2="2.941cm" svg:y2="1.667cm">
          <text:p/>
        </draw:line>
        <draw:polyline draw:style-name="gr3" draw:text-style-name="P3" draw:layer="layout" svg:width="0.112cm" svg:height="0.053cm" svg:x="2.885cm" svg:y="1.625cm" svg:viewBox="0 0 113 54" draw:points="113,0 111,0 109,1 105,3 100,6 96,9 91,12 87,16 78,24 70,33 64,41 59,49 57,52 56,54 55,52 54,49 52,45 49,41 43,33 35,24 26,16 22,12 17,9 13,6 8,3 4,1 2,0 0,0">
          <text:p/>
        </draw:polyline>
        <draw:line draw:style-name="gr4" draw:text-style-name="P4" draw:layer="layout" svg:x1="2.941cm" svg:y1="2.683cm" svg:x2="2.941cm" svg:y2="3.183cm">
          <text:p/>
        </draw:line>
        <draw:line draw:style-name="gr2" draw:text-style-name="P2" draw:layer="layout" svg:x1="3.208cm" svg:y1="0.683cm" svg:x2="3.208cm" svg:y2="1.667cm">
          <text:p/>
        </draw:line>
        <draw:polyline draw:style-name="gr3" draw:text-style-name="P3" draw:layer="layout" svg:width="0.112cm" svg:height="0.053cm" svg:x="3.152cm" svg:y="1.625cm" svg:viewBox="0 0 113 54" draw:points="113,0 111,0 109,1 105,3 100,6 96,9 91,12 87,16 78,24 71,33 64,41 61,45 59,49 58,52 57,54 56,52 54,49 49,41 43,33 35,24 26,16 22,12 17,9 13,6 8,3 4,1 2,0 0,0">
          <text:p/>
        </draw:polyline>
        <draw:line draw:style-name="gr4" draw:text-style-name="P4" draw:layer="layout" svg:x1="3.208cm" svg:y1="2.683cm" svg:x2="3.208cm" svg:y2="3.183cm">
          <text:p/>
        </draw:line>
        <draw:line draw:style-name="gr2" draw:text-style-name="P2" draw:layer="layout" svg:x1="3.475cm" svg:y1="0.683cm" svg:x2="3.475cm" svg:y2="1.667cm">
          <text:p/>
        </draw:line>
        <draw:polyline draw:style-name="gr3" draw:text-style-name="P3" draw:layer="layout" svg:width="0.113cm" svg:height="0.053cm" svg:x="3.418cm" svg:y="1.625cm" svg:viewBox="0 0 114 54" draw:points="114,0 110,1 105,3 101,6 96,9 92,12 87,16 78,24 71,33 64,41 61,45 59,49 58,52 57,54 56,52 54,49 49,41 43,33 35,24 26,16 22,12 17,9 13,6 8,3 4,1 2,0 0,0">
          <text:p/>
        </draw:polyline>
        <draw:line draw:style-name="gr4" draw:text-style-name="P4" draw:layer="layout" svg:x1="3.475cm" svg:y1="2.683cm" svg:x2="3.475cm" svg:y2="3.183cm">
          <text:p/>
        </draw:line>
        <draw:line draw:style-name="gr2" draw:text-style-name="P2" draw:layer="layout" svg:x1="3.875cm" svg:y1="0.683cm" svg:x2="3.875cm" svg:y2="1.667cm">
          <text:p/>
        </draw:line>
        <draw:polyline draw:style-name="gr3" draw:text-style-name="P3" draw:layer="layout" svg:width="0.113cm" svg:height="0.053cm" svg:x="3.818cm" svg:y="1.625cm" svg:viewBox="0 0 114 54" draw:points="114,0 112,0 110,1 106,3 101,6 97,9 92,12 88,16 79,24 72,33 65,41 62,45 60,49 59,52 58,54 57,52 55,49 50,41 43,33 35,24 27,16 17,9 13,6 8,3 4,1 0,0">
          <text:p/>
        </draw:polyline>
        <draw:line draw:style-name="gr4" draw:text-style-name="P4" draw:layer="layout" svg:x1="3.875cm" svg:y1="2.683cm" svg:x2="3.875cm" svg:y2="3.183cm">
          <text:p/>
        </draw:line>
        <draw:line draw:style-name="gr2" draw:text-style-name="P2" draw:layer="layout" svg:x1="4.141cm" svg:y1="0.683cm" svg:x2="4.141cm" svg:y2="1.667cm">
          <text:p/>
        </draw:line>
        <draw:polyline draw:style-name="gr3" draw:text-style-name="P3" draw:layer="layout" svg:width="0.112cm" svg:height="0.053cm" svg:x="4.085cm" svg:y="1.625cm" svg:viewBox="0 0 113 54" draw:points="113,0 111,0 109,1 105,3 100,6 96,9 92,12 87,16 79,24 71,33 64,41 60,49 58,52 57,54 56,52 55,49 53,45 50,41 43,33 36,24 27,16 22,12 18,9 13,6 9,3 4,1 0,0">
          <text:p/>
        </draw:polyline>
        <draw:line draw:style-name="gr4" draw:text-style-name="P4" draw:layer="layout" svg:x1="4.141cm" svg:y1="2.683cm" svg:x2="4.141cm" svg:y2="3.183cm">
          <text:p/>
        </draw:line>
        <draw:line draw:style-name="gr2" draw:text-style-name="P2" draw:layer="layout" svg:x1="4.408cm" svg:y1="0.683cm" svg:x2="4.408cm" svg:y2="1.667cm">
          <text:p/>
        </draw:line>
        <draw:polyline draw:style-name="gr3" draw:text-style-name="P3" draw:layer="layout" svg:width="0.112cm" svg:height="0.053cm" svg:x="4.352cm" svg:y="1.625cm" svg:viewBox="0 0 113 54" draw:points="113,0 109,1 105,3 100,6 96,9 91,12 87,16 78,24 70,33 63,41 61,45 58,49 57,52 56,53 56,54 55,52 53,49 49,41 42,33 34,24 26,16 21,12 17,9 13,6 8,3 4,1 2,0 0,0">
          <text:p/>
        </draw:polyline>
        <draw:line draw:style-name="gr4" draw:text-style-name="P4" draw:layer="layout" svg:x1="4.408cm" svg:y1="2.683cm" svg:x2="4.408cm" svg:y2="3.183cm">
          <text:p/>
        </draw:line>
        <draw:line draw:style-name="gr2" draw:text-style-name="P2" draw:layer="layout" svg:x1="4.675cm" svg:y1="0.683cm" svg:x2="4.675cm" svg:y2="1.667cm">
          <text:p/>
        </draw:line>
        <draw:polyline draw:style-name="gr3" draw:text-style-name="P3" draw:layer="layout" svg:width="0.113cm" svg:height="0.053cm" svg:x="4.618cm" svg:y="1.625cm" svg:viewBox="0 0 114 54" draw:points="114,0 112,0 110,1 106,3 101,6 97,9 92,12 88,16 79,24 72,33 65,41 62,45 60,49 59,52 58,54 57,52 55,49 50,41 43,33 35,24 27,16 17,9 13,6 8,3 4,1 0,0">
          <text:p/>
        </draw:polyline>
        <draw:line draw:style-name="gr4" draw:text-style-name="P4" draw:layer="layout" svg:x1="4.675cm" svg:y1="2.683cm" svg:x2="4.675cm" svg:y2="3.183cm">
          <text:p/>
        </draw:line>
        <draw:line draw:style-name="gr2" draw:text-style-name="P2" draw:layer="layout" svg:x1="5.075cm" svg:y1="0.683cm" svg:x2="5.075cm" svg:y2="1.667cm">
          <text:p/>
        </draw:line>
        <draw:polyline draw:style-name="gr3" draw:text-style-name="P3" draw:layer="layout" svg:width="0.113cm" svg:height="0.053cm" svg:x="5.018cm" svg:y="1.625cm" svg:viewBox="0 0 114 54" draw:points="114,0 110,1 106,3 101,6 97,9 92,12 88,16 79,24 71,33 64,41 62,45 59,49 58,52 57,53 57,54 56,52 54,49 49,41 43,33 35,24 26,16 22,12 17,9 13,6 8,3 4,1 2,0 0,0">
          <text:p/>
        </draw:polyline>
        <draw:line draw:style-name="gr4" draw:text-style-name="P4" draw:layer="layout" svg:x1="5.075cm" svg:y1="2.683cm" svg:x2="5.075cm" svg:y2="3.183cm">
          <text:p/>
        </draw:line>
        <draw:line draw:style-name="gr2" draw:text-style-name="P2" draw:layer="layout" svg:x1="5.341cm" svg:y1="0.683cm" svg:x2="5.341cm" svg:y2="1.667cm">
          <text:p/>
        </draw:line>
        <draw:polyline draw:style-name="gr3" draw:text-style-name="P3" draw:layer="layout" svg:width="0.112cm" svg:height="0.053cm" svg:x="5.285cm" svg:y="1.625cm" svg:viewBox="0 0 113 54" draw:points="113,0 111,0 109,1 105,3 100,6 96,9 92,12 87,16 79,24 71,33 64,41 60,49 58,52 57,54 57,53 56,52 55,49 52,45 50,41 43,33 35,24 26,16 22,12 17,9 13,6 8,3 4,1 0,0">
          <text:p/>
        </draw:polyline>
        <draw:line draw:style-name="gr4" draw:text-style-name="P4" draw:layer="layout" svg:x1="5.341cm" svg:y1="2.683cm" svg:x2="5.341cm" svg:y2="3.183cm">
          <text:p/>
        </draw:line>
        <draw:line draw:style-name="gr2" draw:text-style-name="P2" draw:layer="layout" svg:x1="5.608cm" svg:y1="0.683cm" svg:x2="5.608cm" svg:y2="1.667cm">
          <text:p/>
        </draw:line>
        <draw:polyline draw:style-name="gr3" draw:text-style-name="P3" draw:layer="layout" svg:width="0.112cm" svg:height="0.053cm" svg:x="5.552cm" svg:y="1.625cm" svg:viewBox="0 0 113 54" draw:points="113,0 109,1 104,3 100,6 95,9 91,12 86,16 77,24 70,33 63,41 60,45 58,49 57,52 56,54 55,52 53,49 49,41 42,33 34,24 26,16 21,12 17,9 13,6 8,3 4,1 2,0 0,0">
          <text:p/>
        </draw:polyline>
        <draw:line draw:style-name="gr4" draw:text-style-name="P4" draw:layer="layout" svg:x1="5.608cm" svg:y1="2.683cm" svg:x2="5.608cm" svg:y2="3.183cm">
          <text:p/>
        </draw:line>
        <draw:line draw:style-name="gr2" draw:text-style-name="P2" draw:layer="layout" svg:x1="5.875cm" svg:y1="0.683cm" svg:x2="5.875cm" svg:y2="1.667cm">
          <text:p/>
        </draw:line>
        <draw:polyline draw:style-name="gr3" draw:text-style-name="P3" draw:layer="layout" svg:width="0.113cm" svg:height="0.053cm" svg:x="5.818cm" svg:y="1.625cm" svg:viewBox="0 0 114 54" draw:points="114,0 110,1 106,3 101,6 97,9 92,12 88,16 79,24 71,33 64,41 62,45 59,49 58,52 57,53 57,54 56,52 54,49 49,41 43,33 35,24 26,16 22,12 17,9 13,6 8,3 4,1 2,0 0,0">
          <text:p/>
        </draw:polyline>
        <draw:line draw:style-name="gr4" draw:text-style-name="P4" draw:layer="layout" svg:x1="5.875cm" svg:y1="2.683cm" svg:x2="5.875cm" svg:y2="3.183cm">
          <text:p/>
        </draw:line>
        <draw:line draw:style-name="gr2" draw:text-style-name="P2" draw:layer="layout" svg:x1="6.275cm" svg:y1="0.683cm" svg:x2="6.275cm" svg:y2="1.667cm">
          <text:p/>
        </draw:line>
        <draw:line draw:style-name="gr4" draw:text-style-name="P4" draw:layer="layout" svg:x1="6.275cm" svg:y1="2.683cm" svg:x2="6.275cm" svg:y2="3.183cm">
          <text:p/>
        </draw:line>
        <draw:line draw:style-name="gr2" draw:text-style-name="P2" draw:layer="layout" svg:x1="6.541cm" svg:y1="0.683cm" svg:x2="6.541cm" svg:y2="1.667cm">
          <text:p/>
        </draw:line>
        <draw:line draw:style-name="gr4" draw:text-style-name="P4" draw:layer="layout" svg:x1="6.541cm" svg:y1="2.683cm" svg:x2="6.541cm" svg:y2="3.183cm">
          <text:p/>
        </draw:line>
        <draw:line draw:style-name="gr2" draw:text-style-name="P2" draw:layer="layout" svg:x1="6.808cm" svg:y1="0.683cm" svg:x2="6.808cm" svg:y2="1.667cm">
          <text:p/>
        </draw:line>
        <draw:line draw:style-name="gr4" draw:text-style-name="P4" draw:layer="layout" svg:x1="6.808cm" svg:y1="2.683cm" svg:x2="6.808cm" svg:y2="3.183cm">
          <text:p/>
        </draw:line>
        <draw:line draw:style-name="gr2" draw:text-style-name="P2" draw:layer="layout" svg:x1="7.075cm" svg:y1="0.683cm" svg:x2="7.075cm" svg:y2="1.667cm">
          <text:p/>
        </draw:line>
        <draw:line draw:style-name="gr4" draw:text-style-name="P4" draw:layer="layout" svg:x1="7.075cm" svg:y1="2.683cm" svg:x2="7.075cm" svg:y2="3.183cm">
          <text:p/>
        </draw:line>
        <draw:line draw:style-name="gr2" draw:text-style-name="P2" draw:layer="layout" svg:x1="7.475cm" svg:y1="0.683cm" svg:x2="7.475cm" svg:y2="1.667cm">
          <text:p/>
        </draw:line>
        <draw:line draw:style-name="gr4" draw:text-style-name="P4" draw:layer="layout" svg:x1="7.475cm" svg:y1="2.683cm" svg:x2="7.475cm" svg:y2="3.183cm">
          <text:p/>
        </draw:line>
        <draw:line draw:style-name="gr2" draw:text-style-name="P2" draw:layer="layout" svg:x1="7.741cm" svg:y1="0.683cm" svg:x2="7.741cm" svg:y2="1.667cm">
          <text:p/>
        </draw:line>
        <draw:line draw:style-name="gr4" draw:text-style-name="P4" draw:layer="layout" svg:x1="7.741cm" svg:y1="2.683cm" svg:x2="7.741cm" svg:y2="3.183cm">
          <text:p/>
        </draw:line>
        <draw:line draw:style-name="gr2" draw:text-style-name="P2" draw:layer="layout" svg:x1="8.008cm" svg:y1="0.683cm" svg:x2="8.008cm" svg:y2="1.667cm">
          <text:p/>
        </draw:line>
        <draw:line draw:style-name="gr4" draw:text-style-name="P4" draw:layer="layout" svg:x1="8.008cm" svg:y1="2.683cm" svg:x2="8.008cm" svg:y2="3.183cm">
          <text:p/>
        </draw:line>
        <draw:line draw:style-name="gr2" draw:text-style-name="P2" draw:layer="layout" svg:x1="8.275cm" svg:y1="0.683cm" svg:x2="8.275cm" svg:y2="1.667cm">
          <text:p/>
        </draw:line>
        <draw:line draw:style-name="gr4" draw:text-style-name="P4" draw:layer="layout" svg:x1="8.275cm" svg:y1="2.683cm" svg:x2="8.275cm" svg:y2="3.183cm">
          <text:p/>
        </draw:line>
        <draw:line draw:style-name="gr2" draw:text-style-name="P2" draw:layer="layout" svg:x1="8.675cm" svg:y1="0.683cm" svg:x2="8.675cm" svg:y2="1.667cm">
          <text:p/>
        </draw:line>
        <draw:line draw:style-name="gr4" draw:text-style-name="P4" draw:layer="layout" svg:x1="8.675cm" svg:y1="2.683cm" svg:x2="8.675cm" svg:y2="3.183cm">
          <text:p/>
        </draw:line>
        <draw:line draw:style-name="gr2" draw:text-style-name="P2" draw:layer="layout" svg:x1="8.941cm" svg:y1="0.683cm" svg:x2="8.941cm" svg:y2="1.667cm">
          <text:p/>
        </draw:line>
        <draw:line draw:style-name="gr4" draw:text-style-name="P4" draw:layer="layout" svg:x1="8.941cm" svg:y1="2.683cm" svg:x2="8.941cm" svg:y2="3.183cm">
          <text:p/>
        </draw:line>
        <draw:line draw:style-name="gr2" draw:text-style-name="P2" draw:layer="layout" svg:x1="9.208cm" svg:y1="0.683cm" svg:x2="9.208cm" svg:y2="1.667cm">
          <text:p/>
        </draw:line>
        <draw:line draw:style-name="gr4" draw:text-style-name="P4" draw:layer="layout" svg:x1="9.208cm" svg:y1="2.683cm" svg:x2="9.208cm" svg:y2="3.183cm">
          <text:p/>
        </draw:line>
        <draw:line draw:style-name="gr2" draw:text-style-name="P2" draw:layer="layout" svg:x1="9.475cm" svg:y1="0.683cm" svg:x2="9.475cm" svg:y2="1.667cm">
          <text:p/>
        </draw:line>
        <draw:line draw:style-name="gr4" draw:text-style-name="P4" draw:layer="layout" svg:x1="9.475cm" svg:y1="2.683cm" svg:x2="9.475cm" svg:y2="3.183cm">
          <text:p/>
        </draw:line>
        <draw:line draw:style-name="gr2" draw:text-style-name="P2" draw:layer="layout" svg:x1="9.875cm" svg:y1="0.683cm" svg:x2="9.875cm" svg:y2="1.667cm">
          <text:p/>
        </draw:line>
        <draw:line draw:style-name="gr4" draw:text-style-name="P4" draw:layer="layout" svg:x1="9.875cm" svg:y1="2.683cm" svg:x2="9.875cm" svg:y2="3.183cm">
          <text:p/>
        </draw:line>
        <draw:line draw:style-name="gr2" draw:text-style-name="P2" draw:layer="layout" svg:x1="10.141cm" svg:y1="0.683cm" svg:x2="10.141cm" svg:y2="1.667cm">
          <text:p/>
        </draw:line>
        <draw:line draw:style-name="gr4" draw:text-style-name="P4" draw:layer="layout" svg:x1="10.141cm" svg:y1="2.683cm" svg:x2="10.141cm" svg:y2="3.183cm">
          <text:p/>
        </draw:line>
        <draw:line draw:style-name="gr2" draw:text-style-name="P2" draw:layer="layout" svg:x1="10.408cm" svg:y1="0.683cm" svg:x2="10.408cm" svg:y2="1.667cm">
          <text:p/>
        </draw:line>
        <draw:line draw:style-name="gr4" draw:text-style-name="P4" draw:layer="layout" svg:x1="10.408cm" svg:y1="2.683cm" svg:x2="10.408cm" svg:y2="3.183cm">
          <text:p/>
        </draw:line>
        <draw:line draw:style-name="gr2" draw:text-style-name="P2" draw:layer="layout" svg:x1="10.675cm" svg:y1="0.683cm" svg:x2="10.675cm" svg:y2="1.667cm">
          <text:p/>
        </draw:line>
        <draw:line draw:style-name="gr4" draw:text-style-name="P4" draw:layer="layout" svg:x1="10.675cm" svg:y1="2.683cm" svg:x2="10.675cm" svg:y2="3.183cm">
          <text:p/>
        </draw:line>
        <draw:line draw:style-name="gr2" draw:text-style-name="P2" draw:layer="layout" svg:x1="11.075cm" svg:y1="0.683cm" svg:x2="11.075cm" svg:y2="1.667cm">
          <text:p/>
        </draw:line>
        <draw:line draw:style-name="gr4" draw:text-style-name="P4" draw:layer="layout" svg:x1="11.075cm" svg:y1="2.683cm" svg:x2="11.075cm" svg:y2="3.183cm">
          <text:p/>
        </draw:line>
        <draw:line draw:style-name="gr2" draw:text-style-name="P2" draw:layer="layout" svg:x1="11.341cm" svg:y1="0.683cm" svg:x2="11.341cm" svg:y2="1.667cm">
          <text:p/>
        </draw:line>
        <draw:line draw:style-name="gr4" draw:text-style-name="P4" draw:layer="layout" svg:x1="11.341cm" svg:y1="2.683cm" svg:x2="11.341cm" svg:y2="3.183cm">
          <text:p/>
        </draw:line>
        <draw:line draw:style-name="gr2" draw:text-style-name="P2" draw:layer="layout" svg:x1="11.608cm" svg:y1="0.683cm" svg:x2="11.608cm" svg:y2="1.667cm">
          <text:p/>
        </draw:line>
        <draw:line draw:style-name="gr4" draw:text-style-name="P4" draw:layer="layout" svg:x1="11.608cm" svg:y1="2.683cm" svg:x2="11.608cm" svg:y2="3.183cm">
          <text:p/>
        </draw:line>
        <draw:line draw:style-name="gr2" draw:text-style-name="P2" draw:layer="layout" svg:x1="11.875cm" svg:y1="0.683cm" svg:x2="11.875cm" svg:y2="1.667cm">
          <text:p/>
        </draw:line>
        <draw:line draw:style-name="gr4" draw:text-style-name="P4" draw:layer="layout" svg:x1="11.875cm" svg:y1="2.683cm" svg:x2="11.875cm" svg:y2="3.183cm">
          <text:p/>
        </draw:line>
        <draw:line draw:style-name="gr2" draw:text-style-name="P2" draw:layer="layout" svg:x1="12.275cm" svg:y1="0.683cm" svg:x2="12.275cm" svg:y2="1.667cm">
          <text:p/>
        </draw:line>
        <draw:line draw:style-name="gr4" draw:text-style-name="P4" draw:layer="layout" svg:x1="12.275cm" svg:y1="2.683cm" svg:x2="12.275cm" svg:y2="3.183cm">
          <text:p/>
        </draw:line>
        <draw:line draw:style-name="gr2" draw:text-style-name="P2" draw:layer="layout" svg:x1="12.541cm" svg:y1="0.683cm" svg:x2="12.541cm" svg:y2="1.667cm">
          <text:p/>
        </draw:line>
        <draw:line draw:style-name="gr4" draw:text-style-name="P4" draw:layer="layout" svg:x1="12.541cm" svg:y1="2.683cm" svg:x2="12.541cm" svg:y2="3.183cm">
          <text:p/>
        </draw:line>
        <draw:line draw:style-name="gr2" draw:text-style-name="P2" draw:layer="layout" svg:x1="12.808cm" svg:y1="0.683cm" svg:x2="12.808cm" svg:y2="1.667cm">
          <text:p/>
        </draw:line>
        <draw:line draw:style-name="gr4" draw:text-style-name="P4" draw:layer="layout" svg:x1="12.808cm" svg:y1="2.683cm" svg:x2="12.808cm" svg:y2="3.183cm">
          <text:p/>
        </draw:line>
        <draw:line draw:style-name="gr2" draw:text-style-name="P2" draw:layer="layout" svg:x1="13.075cm" svg:y1="0.683cm" svg:x2="13.075cm" svg:y2="1.667cm">
          <text:p/>
        </draw:line>
        <draw:line draw:style-name="gr4" draw:text-style-name="P4" draw:layer="layout" svg:x1="13.075cm" svg:y1="2.683cm" svg:x2="13.075cm" svg:y2="3.183cm">
          <text:p/>
        </draw:line>
        <draw:line draw:style-name="gr2" draw:text-style-name="P2" draw:layer="layout" svg:x1="13.475cm" svg:y1="0.683cm" svg:x2="13.475cm" svg:y2="1.667cm">
          <text:p/>
        </draw:line>
        <draw:line draw:style-name="gr4" draw:text-style-name="P4" draw:layer="layout" svg:x1="13.475cm" svg:y1="2.683cm" svg:x2="13.475cm" svg:y2="3.183cm">
          <text:p/>
        </draw:line>
        <draw:line draw:style-name="gr2" draw:text-style-name="P2" draw:layer="layout" svg:x1="13.741cm" svg:y1="0.683cm" svg:x2="13.741cm" svg:y2="1.667cm">
          <text:p/>
        </draw:line>
        <draw:line draw:style-name="gr4" draw:text-style-name="P4" draw:layer="layout" svg:x1="13.741cm" svg:y1="2.683cm" svg:x2="13.741cm" svg:y2="3.183cm">
          <text:p/>
        </draw:line>
        <draw:line draw:style-name="gr2" draw:text-style-name="P2" draw:layer="layout" svg:x1="14.008cm" svg:y1="0.683cm" svg:x2="14.008cm" svg:y2="1.667cm">
          <text:p/>
        </draw:line>
        <draw:line draw:style-name="gr4" draw:text-style-name="P4" draw:layer="layout" svg:x1="14.008cm" svg:y1="2.683cm" svg:x2="14.008cm" svg:y2="3.183cm">
          <text:p/>
        </draw:line>
        <draw:line draw:style-name="gr2" draw:text-style-name="P2" draw:layer="layout" svg:x1="14.275cm" svg:y1="0.683cm" svg:x2="14.275cm" svg:y2="1.667cm">
          <text:p/>
        </draw:line>
        <draw:line draw:style-name="gr4" draw:text-style-name="P4" draw:layer="layout" svg:x1="14.275cm" svg:y1="2.683cm" svg:x2="14.275cm" svg:y2="3.183cm">
          <text:p/>
        </draw:line>
        <draw:line draw:style-name="gr2" draw:text-style-name="P2" draw:layer="layout" svg:x1="14.675cm" svg:y1="0.683cm" svg:x2="14.675cm" svg:y2="1.667cm">
          <text:p/>
        </draw:line>
        <draw:line draw:style-name="gr4" draw:text-style-name="P4" draw:layer="layout" svg:x1="14.675cm" svg:y1="2.683cm" svg:x2="14.675cm" svg:y2="3.183cm">
          <text:p/>
        </draw:line>
        <draw:line draw:style-name="gr2" draw:text-style-name="P2" draw:layer="layout" svg:x1="14.941cm" svg:y1="0.683cm" svg:x2="14.941cm" svg:y2="1.667cm">
          <text:p/>
        </draw:line>
        <draw:line draw:style-name="gr4" draw:text-style-name="P4" draw:layer="layout" svg:x1="14.941cm" svg:y1="2.683cm" svg:x2="14.941cm" svg:y2="3.183cm">
          <text:p/>
        </draw:line>
        <draw:line draw:style-name="gr2" draw:text-style-name="P2" draw:layer="layout" svg:x1="15.208cm" svg:y1="0.683cm" svg:x2="15.208cm" svg:y2="1.667cm">
          <text:p/>
        </draw:line>
        <draw:line draw:style-name="gr4" draw:text-style-name="P4" draw:layer="layout" svg:x1="15.208cm" svg:y1="2.683cm" svg:x2="15.208cm" svg:y2="3.183cm">
          <text:p/>
        </draw:line>
        <draw:line draw:style-name="gr2" draw:text-style-name="P2" draw:layer="layout" svg:x1="15.475cm" svg:y1="0.683cm" svg:x2="15.475cm" svg:y2="1.667cm">
          <text:p/>
        </draw:line>
        <draw:line draw:style-name="gr4" draw:text-style-name="P4" draw:layer="layout" svg:x1="15.475cm" svg:y1="2.683cm" svg:x2="15.475cm" svg:y2="3.183cm">
          <text:p/>
        </draw:line>
        <draw:line draw:style-name="gr2" draw:text-style-name="P2" draw:layer="layout" svg:x1="15.875cm" svg:y1="0.683cm" svg:x2="15.875cm" svg:y2="1.667cm">
          <text:p/>
        </draw:line>
        <draw:line draw:style-name="gr4" draw:text-style-name="P4" draw:layer="layout" svg:x1="15.875cm" svg:y1="2.683cm" svg:x2="15.875cm" svg:y2="3.183cm">
          <text:p/>
        </draw:line>
        <draw:line draw:style-name="gr2" draw:text-style-name="P2" draw:layer="layout" svg:x1="16.141cm" svg:y1="0.683cm" svg:x2="16.141cm" svg:y2="1.667cm">
          <text:p/>
        </draw:line>
        <draw:line draw:style-name="gr4" draw:text-style-name="P4" draw:layer="layout" svg:x1="16.141cm" svg:y1="2.683cm" svg:x2="16.141cm" svg:y2="3.183cm">
          <text:p/>
        </draw:line>
        <draw:line draw:style-name="gr2" draw:text-style-name="P2" draw:layer="layout" svg:x1="16.408cm" svg:y1="0.683cm" svg:x2="16.408cm" svg:y2="1.667cm">
          <text:p/>
        </draw:line>
        <draw:line draw:style-name="gr4" draw:text-style-name="P4" draw:layer="layout" svg:x1="16.408cm" svg:y1="2.683cm" svg:x2="16.408cm" svg:y2="3.183cm">
          <text:p/>
        </draw:line>
        <draw:line draw:style-name="gr2" draw:text-style-name="P2" draw:layer="layout" svg:x1="16.675cm" svg:y1="0.683cm" svg:x2="16.675cm" svg:y2="1.667cm">
          <text:p/>
        </draw:line>
        <draw:line draw:style-name="gr4" draw:text-style-name="P4" draw:layer="layout" svg:x1="16.675cm" svg:y1="2.683cm" svg:x2="16.675cm" svg:y2="3.183cm">
          <text:p/>
        </draw:line>
        <draw:line draw:style-name="gr2" draw:text-style-name="P2" draw:layer="layout" svg:x1="17.075cm" svg:y1="0.683cm" svg:x2="17.075cm" svg:y2="1.667cm">
          <text:p/>
        </draw:line>
        <draw:line draw:style-name="gr4" draw:text-style-name="P4" draw:layer="layout" svg:x1="17.075cm" svg:y1="2.683cm" svg:x2="17.075cm" svg:y2="3.183cm">
          <text:p/>
        </draw:line>
        <draw:line draw:style-name="gr2" draw:text-style-name="P2" draw:layer="layout" svg:x1="17.341cm" svg:y1="0.683cm" svg:x2="17.341cm" svg:y2="1.667cm">
          <text:p/>
        </draw:line>
        <draw:line draw:style-name="gr4" draw:text-style-name="P4" draw:layer="layout" svg:x1="17.341cm" svg:y1="2.683cm" svg:x2="17.341cm" svg:y2="3.183cm">
          <text:p/>
        </draw:line>
        <draw:line draw:style-name="gr2" draw:text-style-name="P2" draw:layer="layout" svg:x1="17.608cm" svg:y1="0.683cm" svg:x2="17.608cm" svg:y2="1.667cm">
          <text:p/>
        </draw:line>
        <draw:line draw:style-name="gr4" draw:text-style-name="P4" draw:layer="layout" svg:x1="17.608cm" svg:y1="2.683cm" svg:x2="17.608cm" svg:y2="3.183cm">
          <text:p/>
        </draw:line>
        <draw:line draw:style-name="gr2" draw:text-style-name="P2" draw:layer="layout" svg:x1="17.875cm" svg:y1="0.683cm" svg:x2="17.875cm" svg:y2="1.667cm">
          <text:p/>
        </draw:line>
        <draw:line draw:style-name="gr4" draw:text-style-name="P4" draw:layer="layout" svg:x1="17.875cm" svg:y1="2.683cm" svg:x2="17.875cm" svg:y2="3.183cm">
          <text:p/>
        </draw:line>
        <draw:line draw:style-name="gr2" draw:text-style-name="P2" draw:layer="layout" svg:x1="18.275cm" svg:y1="0.683cm" svg:x2="18.275cm" svg:y2="1.667cm">
          <text:p/>
        </draw:line>
        <draw:line draw:style-name="gr4" draw:text-style-name="P4" draw:layer="layout" svg:x1="18.275cm" svg:y1="2.683cm" svg:x2="18.275cm" svg:y2="3.183cm">
          <text:p/>
        </draw:line>
        <draw:line draw:style-name="gr2" draw:text-style-name="P2" draw:layer="layout" svg:x1="18.541cm" svg:y1="0.683cm" svg:x2="18.541cm" svg:y2="1.667cm">
          <text:p/>
        </draw:line>
        <draw:line draw:style-name="gr4" draw:text-style-name="P4" draw:layer="layout" svg:x1="18.541cm" svg:y1="2.683cm" svg:x2="18.541cm" svg:y2="3.183cm">
          <text:p/>
        </draw:line>
        <draw:line draw:style-name="gr2" draw:text-style-name="P2" draw:layer="layout" svg:x1="18.808cm" svg:y1="0.683cm" svg:x2="18.808cm" svg:y2="1.667cm">
          <text:p/>
        </draw:line>
        <draw:line draw:style-name="gr4" draw:text-style-name="P4" draw:layer="layout" svg:x1="18.808cm" svg:y1="2.683cm" svg:x2="18.808cm" svg:y2="3.183cm">
          <text:p/>
        </draw:line>
        <draw:line draw:style-name="gr2" draw:text-style-name="P2" draw:layer="layout" svg:x1="19.075cm" svg:y1="0.683cm" svg:x2="19.075cm" svg:y2="1.667cm">
          <text:p/>
        </draw:line>
        <draw:line draw:style-name="gr4" draw:text-style-name="P4" draw:layer="layout" svg:x1="19.075cm" svg:y1="2.683cm" svg:x2="19.075cm" svg:y2="3.183cm">
          <text:p/>
        </draw:line>
        <draw:line draw:style-name="gr5" draw:text-style-name="P2" draw:layer="layout" svg:x1="19.475cm" svg:y1="0.683cm" svg:x2="19.475cm" svg:y2="1.667cm">
          <text:p/>
        </draw:line>
        <draw:line draw:style-name="gr6" draw:text-style-name="P4" draw:layer="layout" svg:x1="19.475cm" svg:y1="2.683cm" svg:x2="19.475cm" svg:y2="3.183cm">
          <text:p/>
        </draw:line>
        <draw:line draw:style-name="gr5" draw:text-style-name="P2" draw:layer="layout" svg:x1="19.741cm" svg:y1="0.683cm" svg:x2="19.741cm" svg:y2="1.667cm">
          <text:p/>
        </draw:line>
        <draw:line draw:style-name="gr6" draw:text-style-name="P4" draw:layer="layout" svg:x1="19.741cm" svg:y1="2.683cm" svg:x2="19.741cm" svg:y2="3.183cm">
          <text:p/>
        </draw:line>
        <draw:line draw:style-name="gr5" draw:text-style-name="P2" draw:layer="layout" svg:x1="20.008cm" svg:y1="0.683cm" svg:x2="20.008cm" svg:y2="1.667cm">
          <text:p/>
        </draw:line>
        <draw:line draw:style-name="gr6" draw:text-style-name="P4" draw:layer="layout" svg:x1="20.008cm" svg:y1="2.683cm" svg:x2="20.008cm" svg:y2="3.183cm">
          <text:p/>
        </draw:line>
        <draw:line draw:style-name="gr5" draw:text-style-name="P2" draw:layer="layout" svg:x1="20.275cm" svg:y1="0.683cm" svg:x2="20.275cm" svg:y2="1.667cm">
          <text:p/>
        </draw:line>
        <draw:line draw:style-name="gr6" draw:text-style-name="P4" draw:layer="layout" svg:x1="20.275cm" svg:y1="2.683cm" svg:x2="20.275cm" svg:y2="3.183cm">
          <text:p/>
        </draw:line>
        <draw:line draw:style-name="gr2" draw:text-style-name="P2" draw:layer="layout" svg:x1="1.474cm" svg:y1="3.183cm" svg:x2="1.474cm" svg:y2="5.683cm">
          <text:p/>
        </draw:line>
        <draw:line draw:style-name="gr2" draw:text-style-name="P2" draw:layer="layout" svg:x1="1.741cm" svg:y1="3.183cm" svg:x2="6.276cm" svg:y2="5.684cm">
          <text:p/>
        </draw:line>
        <draw:line draw:style-name="gr2" draw:text-style-name="P2" draw:layer="layout" svg:x1="2.008cm" svg:y1="3.183cm" svg:x2="11.076cm" svg:y2="5.684cm">
          <text:p/>
        </draw:line>
        <draw:line draw:style-name="gr2" draw:text-style-name="P2" draw:layer="layout" svg:x1="2.274cm" svg:y1="3.183cm" svg:x2="15.876cm" svg:y2="5.684cm">
          <text:p/>
        </draw:line>
        <draw:line draw:style-name="gr2" draw:text-style-name="P2" draw:layer="layout" svg:x1="2.675cm" svg:y1="3.183cm" svg:x2="1.741cm" svg:y2="5.684cm">
          <text:p/>
        </draw:line>
        <draw:line draw:style-name="gr2" draw:text-style-name="P2" draw:layer="layout" svg:x1="2.941cm" svg:y1="3.183cm" svg:x2="6.542cm" svg:y2="5.684cm">
          <text:p/>
        </draw:line>
        <draw:line draw:style-name="gr2" draw:text-style-name="P2" draw:layer="layout" svg:x1="3.208cm" svg:y1="3.183cm" svg:x2="11.342cm" svg:y2="5.684cm">
          <text:p/>
        </draw:line>
        <draw:line draw:style-name="gr2" draw:text-style-name="P2" draw:layer="layout" svg:x1="3.475cm" svg:y1="3.183cm" svg:x2="16.142cm" svg:y2="5.684cm">
          <text:p/>
        </draw:line>
        <draw:line draw:style-name="gr2" draw:text-style-name="P2" draw:layer="layout" svg:x1="3.876cm" svg:y1="3.183cm" svg:x2="2.008cm" svg:y2="5.684cm">
          <text:p/>
        </draw:line>
        <draw:line draw:style-name="gr2" draw:text-style-name="P2" draw:layer="layout" svg:x1="4.141cm" svg:y1="3.183cm" svg:x2="6.809cm" svg:y2="5.684cm">
          <text:p/>
        </draw:line>
        <draw:line draw:style-name="gr2" draw:text-style-name="P2" draw:layer="layout" svg:x1="4.408cm" svg:y1="3.183cm" svg:x2="11.609cm" svg:y2="5.684cm">
          <text:p/>
        </draw:line>
        <draw:line draw:style-name="gr2" draw:text-style-name="P2" draw:layer="layout" svg:x1="4.675cm" svg:y1="3.183cm" svg:x2="16.409cm" svg:y2="5.684cm">
          <text:p/>
        </draw:line>
        <draw:line draw:style-name="gr2" draw:text-style-name="P2" draw:layer="layout" svg:x1="5.076cm" svg:y1="3.183cm" svg:x2="2.274cm" svg:y2="5.684cm">
          <text:p/>
        </draw:line>
        <draw:line draw:style-name="gr2" draw:text-style-name="P2" draw:layer="layout" svg:x1="5.341cm" svg:y1="3.183cm" svg:x2="7.076cm" svg:y2="5.684cm">
          <text:p/>
        </draw:line>
        <draw:line draw:style-name="gr2" draw:text-style-name="P2" draw:layer="layout" svg:x1="5.608cm" svg:y1="3.183cm" svg:x2="11.876cm" svg:y2="5.684cm">
          <text:p/>
        </draw:line>
        <draw:line draw:style-name="gr2" draw:text-style-name="P2" draw:layer="layout" svg:x1="5.875cm" svg:y1="3.183cm" svg:x2="16.676cm" svg:y2="5.684cm">
          <text:p/>
        </draw:line>
        <draw:line draw:style-name="gr2" draw:text-style-name="P2" draw:layer="layout" svg:x1="6.276cm" svg:y1="3.183cm" svg:x2="2.674cm" svg:y2="5.684cm">
          <text:p/>
        </draw:line>
        <draw:line draw:style-name="gr2" draw:text-style-name="P2" draw:layer="layout" svg:x1="6.541cm" svg:y1="3.183cm" svg:x2="7.476cm" svg:y2="5.684cm">
          <text:p/>
        </draw:line>
        <draw:line draw:style-name="gr2" draw:text-style-name="P2" draw:layer="layout" svg:x1="6.808cm" svg:y1="3.183cm" svg:x2="12.276cm" svg:y2="5.684cm">
          <text:p/>
        </draw:line>
        <draw:line draw:style-name="gr2" draw:text-style-name="P2" draw:layer="layout" svg:x1="7.075cm" svg:y1="3.183cm" svg:x2="17.076cm" svg:y2="5.684cm">
          <text:p/>
        </draw:line>
        <draw:line draw:style-name="gr2" draw:text-style-name="P2" draw:layer="layout" svg:x1="7.476cm" svg:y1="3.183cm" svg:x2="2.941cm" svg:y2="5.684cm">
          <text:p/>
        </draw:line>
        <draw:line draw:style-name="gr2" draw:text-style-name="P2" draw:layer="layout" svg:x1="7.741cm" svg:y1="3.183cm" svg:x2="7.741cm" svg:y2="5.683cm">
          <text:p/>
        </draw:line>
        <draw:line draw:style-name="gr2" draw:text-style-name="P2" draw:layer="layout" svg:x1="8.008cm" svg:y1="3.183cm" svg:x2="12.542cm" svg:y2="5.684cm">
          <text:p/>
        </draw:line>
        <draw:line draw:style-name="gr2" draw:text-style-name="P2" draw:layer="layout" svg:x1="8.275cm" svg:y1="3.183cm" svg:x2="17.342cm" svg:y2="5.684cm">
          <text:p/>
        </draw:line>
        <draw:line draw:style-name="gr2" draw:text-style-name="P2" draw:layer="layout" svg:x1="8.676cm" svg:y1="3.183cm" svg:x2="3.208cm" svg:y2="5.684cm">
          <text:p/>
        </draw:line>
        <draw:line draw:style-name="gr2" draw:text-style-name="P2" draw:layer="layout" svg:x1="8.942cm" svg:y1="3.183cm" svg:x2="8.008cm" svg:y2="5.684cm">
          <text:p/>
        </draw:line>
        <draw:line draw:style-name="gr2" draw:text-style-name="P2" draw:layer="layout" svg:x1="9.208cm" svg:y1="3.183cm" svg:x2="12.809cm" svg:y2="5.684cm">
          <text:p/>
        </draw:line>
        <draw:line draw:style-name="gr2" draw:text-style-name="P2" draw:layer="layout" svg:x1="9.475cm" svg:y1="3.183cm" svg:x2="17.609cm" svg:y2="5.684cm">
          <text:p/>
        </draw:line>
        <draw:line draw:style-name="gr2" draw:text-style-name="P2" draw:layer="layout" svg:x1="9.876cm" svg:y1="3.183cm" svg:x2="3.475cm" svg:y2="5.684cm">
          <text:p/>
        </draw:line>
        <draw:line draw:style-name="gr2" draw:text-style-name="P2" draw:layer="layout" svg:x1="10.142cm" svg:y1="3.183cm" svg:x2="8.275cm" svg:y2="5.684cm">
          <text:p/>
        </draw:line>
        <draw:line draw:style-name="gr2" draw:text-style-name="P2" draw:layer="layout" svg:x1="10.408cm" svg:y1="3.183cm" svg:x2="13.076cm" svg:y2="5.684cm">
          <text:p/>
        </draw:line>
        <draw:line draw:style-name="gr2" draw:text-style-name="P2" draw:layer="layout" svg:x1="10.675cm" svg:y1="3.183cm" svg:x2="17.876cm" svg:y2="5.684cm">
          <text:p/>
        </draw:line>
        <draw:line draw:style-name="gr2" draw:text-style-name="P2" draw:layer="layout" svg:x1="11.076cm" svg:y1="3.183cm" svg:x2="3.875cm" svg:y2="5.684cm">
          <text:p/>
        </draw:line>
        <draw:line draw:style-name="gr2" draw:text-style-name="P2" draw:layer="layout" svg:x1="11.342cm" svg:y1="3.183cm" svg:x2="8.675cm" svg:y2="5.684cm">
          <text:p/>
        </draw:line>
        <draw:line draw:style-name="gr2" draw:text-style-name="P2" draw:layer="layout" svg:x1="11.608cm" svg:y1="3.183cm" svg:x2="13.476cm" svg:y2="5.684cm">
          <text:p/>
        </draw:line>
        <draw:line draw:style-name="gr2" draw:text-style-name="P2" draw:layer="layout" svg:x1="11.875cm" svg:y1="3.183cm" svg:x2="18.276cm" svg:y2="5.684cm">
          <text:p/>
        </draw:line>
        <draw:line draw:style-name="gr2" draw:text-style-name="P2" draw:layer="layout" svg:x1="12.276cm" svg:y1="3.183cm" svg:x2="4.141cm" svg:y2="5.684cm">
          <text:p/>
        </draw:line>
        <draw:line draw:style-name="gr2" draw:text-style-name="P2" draw:layer="layout" svg:x1="12.542cm" svg:y1="3.183cm" svg:x2="8.941cm" svg:y2="5.684cm">
          <text:p/>
        </draw:line>
        <draw:line draw:style-name="gr2" draw:text-style-name="P2" draw:layer="layout" svg:x1="12.808cm" svg:y1="3.183cm" svg:x2="13.742cm" svg:y2="5.684cm">
          <text:p/>
        </draw:line>
        <draw:line draw:style-name="gr2" draw:text-style-name="P2" draw:layer="layout" svg:x1="13.075cm" svg:y1="3.183cm" svg:x2="18.542cm" svg:y2="5.684cm">
          <text:p/>
        </draw:line>
        <draw:line draw:style-name="gr2" draw:text-style-name="P2" draw:layer="layout" svg:x1="13.476cm" svg:y1="3.183cm" svg:x2="4.408cm" svg:y2="5.684cm">
          <text:p/>
        </draw:line>
        <draw:line draw:style-name="gr2" draw:text-style-name="P2" draw:layer="layout" svg:x1="13.742cm" svg:y1="3.183cm" svg:x2="9.208cm" svg:y2="5.684cm">
          <text:p/>
        </draw:line>
        <draw:line draw:style-name="gr2" draw:text-style-name="P2" draw:layer="layout" svg:x1="14.008cm" svg:y1="3.183cm" svg:x2="14.008cm" svg:y2="5.683cm">
          <text:p/>
        </draw:line>
        <draw:line draw:style-name="gr2" draw:text-style-name="P2" draw:layer="layout" svg:x1="14.275cm" svg:y1="3.183cm" svg:x2="18.809cm" svg:y2="5.684cm">
          <text:p/>
        </draw:line>
        <draw:line draw:style-name="gr2" draw:text-style-name="P2" draw:layer="layout" svg:x1="14.676cm" svg:y1="3.183cm" svg:x2="4.675cm" svg:y2="5.684cm">
          <text:p/>
        </draw:line>
        <draw:line draw:style-name="gr2" draw:text-style-name="P2" draw:layer="layout" svg:x1="14.942cm" svg:y1="3.183cm" svg:x2="9.475cm" svg:y2="5.684cm">
          <text:p/>
        </draw:line>
        <draw:line draw:style-name="gr2" draw:text-style-name="P2" draw:layer="layout" svg:x1="15.209cm" svg:y1="3.183cm" svg:x2="14.275cm" svg:y2="5.684cm">
          <text:p/>
        </draw:line>
        <draw:line draw:style-name="gr2" draw:text-style-name="P2" draw:layer="layout" svg:x1="15.475cm" svg:y1="3.183cm" svg:x2="19.076cm" svg:y2="5.684cm">
          <text:p/>
        </draw:line>
        <draw:line draw:style-name="gr2" draw:text-style-name="P2" draw:layer="layout" svg:x1="15.876cm" svg:y1="3.183cm" svg:x2="5.075cm" svg:y2="5.684cm">
          <text:p/>
        </draw:line>
        <draw:line draw:style-name="gr2" draw:text-style-name="P2" draw:layer="layout" svg:x1="16.142cm" svg:y1="3.183cm" svg:x2="9.875cm" svg:y2="5.684cm">
          <text:p/>
        </draw:line>
        <draw:line draw:style-name="gr2" draw:text-style-name="P2" draw:layer="layout" svg:x1="16.409cm" svg:y1="3.183cm" svg:x2="14.675cm" svg:y2="5.684cm">
          <text:p/>
        </draw:line>
        <draw:line draw:style-name="gr2" draw:text-style-name="P2" draw:layer="layout" svg:x1="16.675cm" svg:y1="3.183cm" svg:x2="19.476cm" svg:y2="5.684cm">
          <text:p/>
        </draw:line>
        <draw:line draw:style-name="gr2" draw:text-style-name="P2" draw:layer="layout" svg:x1="17.076cm" svg:y1="3.183cm" svg:x2="5.341cm" svg:y2="5.684cm">
          <text:p/>
        </draw:line>
        <draw:line draw:style-name="gr2" draw:text-style-name="P2" draw:layer="layout" svg:x1="17.342cm" svg:y1="3.183cm" svg:x2="10.141cm" svg:y2="5.684cm">
          <text:p/>
        </draw:line>
        <draw:line draw:style-name="gr2" draw:text-style-name="P2" draw:layer="layout" svg:x1="17.609cm" svg:y1="3.183cm" svg:x2="14.941cm" svg:y2="5.684cm">
          <text:p/>
        </draw:line>
        <draw:line draw:style-name="gr2" draw:text-style-name="P2" draw:layer="layout" svg:x1="17.875cm" svg:y1="3.183cm" svg:x2="19.742cm" svg:y2="5.684cm">
          <text:p/>
        </draw:line>
        <draw:line draw:style-name="gr2" draw:text-style-name="P2" draw:layer="layout" svg:x1="18.276cm" svg:y1="3.183cm" svg:x2="5.608cm" svg:y2="5.684cm">
          <text:p/>
        </draw:line>
        <draw:line draw:style-name="gr2" draw:text-style-name="P2" draw:layer="layout" svg:x1="18.542cm" svg:y1="3.183cm" svg:x2="10.408cm" svg:y2="5.684cm">
          <text:p/>
        </draw:line>
        <draw:line draw:style-name="gr2" draw:text-style-name="P2" draw:layer="layout" svg:x1="18.809cm" svg:y1="3.183cm" svg:x2="15.208cm" svg:y2="5.684cm">
          <text:p/>
        </draw:line>
        <draw:line draw:style-name="gr2" draw:text-style-name="P2" draw:layer="layout" svg:x1="19.075cm" svg:y1="3.183cm" svg:x2="20.009cm" svg:y2="5.684cm">
          <text:p/>
        </draw:line>
        <draw:line draw:style-name="gr7" draw:text-style-name="P2" draw:layer="layout" svg:x1="19.476cm" svg:y1="3.183cm" svg:x2="5.875cm" svg:y2="5.684cm">
          <text:p/>
        </draw:line>
        <draw:line draw:style-name="gr7" draw:text-style-name="P2" draw:layer="layout" svg:x1="19.742cm" svg:y1="3.183cm" svg:x2="10.675cm" svg:y2="5.684cm">
          <text:p/>
        </draw:line>
        <draw:line draw:style-name="gr7" draw:text-style-name="P2" draw:layer="layout" svg:x1="20.009cm" svg:y1="3.183cm" svg:x2="15.475cm" svg:y2="5.684cm">
          <text:p/>
        </draw:line>
        <draw:line draw:style-name="gr7" draw:text-style-name="P2" draw:layer="layout" svg:x1="20.275cm" svg:y1="3.183cm" svg:x2="20.275cm" svg:y2="5.683cm">
          <text:p/>
        </draw:line>
        <draw:line draw:style-name="gr2" draw:text-style-name="P2" draw:layer="layout" svg:x1="1.474cm" svg:y1="5.683cm" svg:x2="1.474cm" svg:y2="6.667cm">
          <text:p/>
        </draw:line>
        <draw:line draw:style-name="gr5" draw:text-style-name="P2" draw:layer="layout" svg:x1="1.474cm" svg:y1="7.683cm" svg:x2="1.474cm" svg:y2="8.183cm">
          <text:p/>
        </draw:line>
        <draw:line draw:style-name="gr2" draw:text-style-name="P2" draw:layer="layout" svg:x1="1.741cm" svg:y1="5.683cm" svg:x2="1.741cm" svg:y2="6.667cm">
          <text:p/>
        </draw:line>
        <draw:line draw:style-name="gr5" draw:text-style-name="P2" draw:layer="layout" svg:x1="1.741cm" svg:y1="7.683cm" svg:x2="1.741cm" svg:y2="8.183cm">
          <text:p/>
        </draw:line>
        <draw:line draw:style-name="gr2" draw:text-style-name="P2" draw:layer="layout" svg:x1="2.008cm" svg:y1="5.683cm" svg:x2="2.008cm" svg:y2="6.667cm">
          <text:p/>
        </draw:line>
        <draw:line draw:style-name="gr5" draw:text-style-name="P2" draw:layer="layout" svg:x1="2.008cm" svg:y1="7.683cm" svg:x2="2.008cm" svg:y2="8.183cm">
          <text:p/>
        </draw:line>
        <draw:line draw:style-name="gr2" draw:text-style-name="P2" draw:layer="layout" svg:x1="2.274cm" svg:y1="5.683cm" svg:x2="2.274cm" svg:y2="6.667cm">
          <text:p/>
        </draw:line>
        <draw:line draw:style-name="gr5" draw:text-style-name="P2" draw:layer="layout" svg:x1="2.274cm" svg:y1="7.683cm" svg:x2="2.274cm" svg:y2="8.183cm">
          <text:p/>
        </draw:line>
        <draw:line draw:style-name="gr2" draw:text-style-name="P2" draw:layer="layout" svg:x1="2.674cm" svg:y1="5.683cm" svg:x2="2.674cm" svg:y2="6.667cm">
          <text:p/>
        </draw:line>
        <draw:line draw:style-name="gr5" draw:text-style-name="P2" draw:layer="layout" svg:x1="2.674cm" svg:y1="7.683cm" svg:x2="2.674cm" svg:y2="8.183cm">
          <text:p/>
        </draw:line>
        <draw:line draw:style-name="gr2" draw:text-style-name="P2" draw:layer="layout" svg:x1="2.941cm" svg:y1="5.683cm" svg:x2="2.941cm" svg:y2="6.667cm">
          <text:p/>
        </draw:line>
        <draw:line draw:style-name="gr5" draw:text-style-name="P2" draw:layer="layout" svg:x1="2.941cm" svg:y1="7.683cm" svg:x2="2.941cm" svg:y2="8.183cm">
          <text:p/>
        </draw:line>
        <draw:line draw:style-name="gr2" draw:text-style-name="P2" draw:layer="layout" svg:x1="3.208cm" svg:y1="5.683cm" svg:x2="3.208cm" svg:y2="6.667cm">
          <text:p/>
        </draw:line>
        <draw:line draw:style-name="gr5" draw:text-style-name="P2" draw:layer="layout" svg:x1="3.208cm" svg:y1="7.683cm" svg:x2="3.208cm" svg:y2="8.183cm">
          <text:p/>
        </draw:line>
        <draw:line draw:style-name="gr2" draw:text-style-name="P2" draw:layer="layout" svg:x1="3.475cm" svg:y1="5.683cm" svg:x2="3.475cm" svg:y2="6.667cm">
          <text:p/>
        </draw:line>
        <draw:line draw:style-name="gr5" draw:text-style-name="P2" draw:layer="layout" svg:x1="3.475cm" svg:y1="7.683cm" svg:x2="3.475cm" svg:y2="8.183cm">
          <text:p/>
        </draw:line>
        <draw:line draw:style-name="gr2" draw:text-style-name="P2" draw:layer="layout" svg:x1="3.875cm" svg:y1="5.683cm" svg:x2="3.875cm" svg:y2="6.667cm">
          <text:p/>
        </draw:line>
        <draw:line draw:style-name="gr5" draw:text-style-name="P2" draw:layer="layout" svg:x1="3.875cm" svg:y1="7.683cm" svg:x2="3.875cm" svg:y2="8.183cm">
          <text:p/>
        </draw:line>
        <draw:line draw:style-name="gr2" draw:text-style-name="P2" draw:layer="layout" svg:x1="4.141cm" svg:y1="5.683cm" svg:x2="4.141cm" svg:y2="6.667cm">
          <text:p/>
        </draw:line>
        <draw:line draw:style-name="gr5" draw:text-style-name="P2" draw:layer="layout" svg:x1="4.141cm" svg:y1="7.683cm" svg:x2="4.141cm" svg:y2="8.183cm">
          <text:p/>
        </draw:line>
        <draw:line draw:style-name="gr2" draw:text-style-name="P2" draw:layer="layout" svg:x1="4.408cm" svg:y1="5.683cm" svg:x2="4.408cm" svg:y2="6.667cm">
          <text:p/>
        </draw:line>
        <draw:line draw:style-name="gr5" draw:text-style-name="P2" draw:layer="layout" svg:x1="4.408cm" svg:y1="7.683cm" svg:x2="4.408cm" svg:y2="8.183cm">
          <text:p/>
        </draw:line>
        <draw:line draw:style-name="gr2" draw:text-style-name="P2" draw:layer="layout" svg:x1="4.675cm" svg:y1="5.683cm" svg:x2="4.675cm" svg:y2="6.667cm">
          <text:p/>
        </draw:line>
        <draw:line draw:style-name="gr5" draw:text-style-name="P2" draw:layer="layout" svg:x1="4.675cm" svg:y1="7.683cm" svg:x2="4.675cm" svg:y2="8.183cm">
          <text:p/>
        </draw:line>
        <draw:line draw:style-name="gr2" draw:text-style-name="P2" draw:layer="layout" svg:x1="5.075cm" svg:y1="5.683cm" svg:x2="5.075cm" svg:y2="6.667cm">
          <text:p/>
        </draw:line>
        <draw:line draw:style-name="gr5" draw:text-style-name="P2" draw:layer="layout" svg:x1="5.075cm" svg:y1="7.683cm" svg:x2="5.075cm" svg:y2="8.183cm">
          <text:p/>
        </draw:line>
        <draw:line draw:style-name="gr2" draw:text-style-name="P2" draw:layer="layout" svg:x1="5.341cm" svg:y1="5.683cm" svg:x2="5.341cm" svg:y2="6.667cm">
          <text:p/>
        </draw:line>
        <draw:line draw:style-name="gr5" draw:text-style-name="P2" draw:layer="layout" svg:x1="5.341cm" svg:y1="7.683cm" svg:x2="5.341cm" svg:y2="8.183cm">
          <text:p/>
        </draw:line>
        <draw:line draw:style-name="gr2" draw:text-style-name="P2" draw:layer="layout" svg:x1="5.608cm" svg:y1="5.683cm" svg:x2="5.608cm" svg:y2="6.667cm">
          <text:p/>
        </draw:line>
        <draw:line draw:style-name="gr5" draw:text-style-name="P2" draw:layer="layout" svg:x1="5.608cm" svg:y1="7.683cm" svg:x2="5.608cm" svg:y2="8.183cm">
          <text:p/>
        </draw:line>
        <draw:line draw:style-name="gr7" draw:text-style-name="P2" draw:layer="layout" svg:x1="5.875cm" svg:y1="5.683cm" svg:x2="5.875cm" svg:y2="6.667cm">
          <text:p/>
        </draw:line>
        <draw:line draw:style-name="gr5" draw:text-style-name="P2" draw:layer="layout" svg:x1="5.875cm" svg:y1="7.683cm" svg:x2="5.875cm" svg:y2="8.183cm">
          <text:p/>
        </draw:line>
        <draw:line draw:style-name="gr2" draw:text-style-name="P2" draw:layer="layout" svg:x1="6.275cm" svg:y1="5.683cm" svg:x2="6.275cm" svg:y2="6.667cm">
          <text:p/>
        </draw:line>
        <draw:line draw:style-name="gr5" draw:text-style-name="P2" draw:layer="layout" svg:x1="6.275cm" svg:y1="7.683cm" svg:x2="6.275cm" svg:y2="8.183cm">
          <text:p/>
        </draw:line>
        <draw:line draw:style-name="gr2" draw:text-style-name="P2" draw:layer="layout" svg:x1="6.541cm" svg:y1="5.683cm" svg:x2="6.541cm" svg:y2="6.667cm">
          <text:p/>
        </draw:line>
        <draw:line draw:style-name="gr5" draw:text-style-name="P2" draw:layer="layout" svg:x1="6.541cm" svg:y1="7.683cm" svg:x2="6.541cm" svg:y2="8.183cm">
          <text:p/>
        </draw:line>
        <draw:line draw:style-name="gr2" draw:text-style-name="P2" draw:layer="layout" svg:x1="6.808cm" svg:y1="5.683cm" svg:x2="6.808cm" svg:y2="6.667cm">
          <text:p/>
        </draw:line>
        <draw:line draw:style-name="gr5" draw:text-style-name="P2" draw:layer="layout" svg:x1="6.808cm" svg:y1="7.683cm" svg:x2="6.808cm" svg:y2="8.183cm">
          <text:p/>
        </draw:line>
        <draw:line draw:style-name="gr2" draw:text-style-name="P2" draw:layer="layout" svg:x1="7.075cm" svg:y1="5.683cm" svg:x2="7.075cm" svg:y2="6.667cm">
          <text:p/>
        </draw:line>
        <draw:line draw:style-name="gr5" draw:text-style-name="P2" draw:layer="layout" svg:x1="7.075cm" svg:y1="7.683cm" svg:x2="7.075cm" svg:y2="8.183cm">
          <text:p/>
        </draw:line>
        <draw:line draw:style-name="gr2" draw:text-style-name="P2" draw:layer="layout" svg:x1="7.475cm" svg:y1="5.683cm" svg:x2="7.475cm" svg:y2="6.667cm">
          <text:p/>
        </draw:line>
        <draw:line draw:style-name="gr5" draw:text-style-name="P2" draw:layer="layout" svg:x1="7.475cm" svg:y1="7.683cm" svg:x2="7.475cm" svg:y2="8.183cm">
          <text:p/>
        </draw:line>
        <draw:line draw:style-name="gr2" draw:text-style-name="P2" draw:layer="layout" svg:x1="7.741cm" svg:y1="5.683cm" svg:x2="7.741cm" svg:y2="6.667cm">
          <text:p/>
        </draw:line>
        <draw:line draw:style-name="gr5" draw:text-style-name="P2" draw:layer="layout" svg:x1="7.741cm" svg:y1="7.683cm" svg:x2="7.741cm" svg:y2="8.183cm">
          <text:p/>
        </draw:line>
        <draw:line draw:style-name="gr2" draw:text-style-name="P2" draw:layer="layout" svg:x1="8.008cm" svg:y1="5.683cm" svg:x2="8.008cm" svg:y2="6.667cm">
          <text:p/>
        </draw:line>
        <draw:line draw:style-name="gr5" draw:text-style-name="P2" draw:layer="layout" svg:x1="8.008cm" svg:y1="7.683cm" svg:x2="8.008cm" svg:y2="8.183cm">
          <text:p/>
        </draw:line>
        <draw:line draw:style-name="gr2" draw:text-style-name="P2" draw:layer="layout" svg:x1="8.275cm" svg:y1="5.683cm" svg:x2="8.275cm" svg:y2="6.667cm">
          <text:p/>
        </draw:line>
        <draw:line draw:style-name="gr5" draw:text-style-name="P2" draw:layer="layout" svg:x1="8.275cm" svg:y1="7.683cm" svg:x2="8.275cm" svg:y2="8.183cm">
          <text:p/>
        </draw:line>
        <draw:line draw:style-name="gr2" draw:text-style-name="P2" draw:layer="layout" svg:x1="8.675cm" svg:y1="5.683cm" svg:x2="8.675cm" svg:y2="6.667cm">
          <text:p/>
        </draw:line>
        <draw:line draw:style-name="gr5" draw:text-style-name="P2" draw:layer="layout" svg:x1="8.675cm" svg:y1="7.683cm" svg:x2="8.675cm" svg:y2="8.183cm">
          <text:p/>
        </draw:line>
        <draw:line draw:style-name="gr2" draw:text-style-name="P2" draw:layer="layout" svg:x1="8.941cm" svg:y1="5.683cm" svg:x2="8.941cm" svg:y2="6.667cm">
          <text:p/>
        </draw:line>
        <draw:line draw:style-name="gr5" draw:text-style-name="P2" draw:layer="layout" svg:x1="8.941cm" svg:y1="7.683cm" svg:x2="8.941cm" svg:y2="8.183cm">
          <text:p/>
        </draw:line>
        <draw:line draw:style-name="gr2" draw:text-style-name="P2" draw:layer="layout" svg:x1="9.208cm" svg:y1="5.683cm" svg:x2="9.208cm" svg:y2="6.667cm">
          <text:p/>
        </draw:line>
        <draw:line draw:style-name="gr5" draw:text-style-name="P2" draw:layer="layout" svg:x1="9.208cm" svg:y1="7.683cm" svg:x2="9.208cm" svg:y2="8.183cm">
          <text:p/>
        </draw:line>
        <draw:line draw:style-name="gr2" draw:text-style-name="P2" draw:layer="layout" svg:x1="9.475cm" svg:y1="5.683cm" svg:x2="9.475cm" svg:y2="6.667cm">
          <text:p/>
        </draw:line>
        <draw:line draw:style-name="gr5" draw:text-style-name="P2" draw:layer="layout" svg:x1="9.475cm" svg:y1="7.683cm" svg:x2="9.475cm" svg:y2="8.183cm">
          <text:p/>
        </draw:line>
        <draw:line draw:style-name="gr2" draw:text-style-name="P2" draw:layer="layout" svg:x1="9.875cm" svg:y1="5.683cm" svg:x2="9.875cm" svg:y2="6.667cm">
          <text:p/>
        </draw:line>
        <draw:line draw:style-name="gr5" draw:text-style-name="P2" draw:layer="layout" svg:x1="9.875cm" svg:y1="7.683cm" svg:x2="9.875cm" svg:y2="8.183cm">
          <text:p/>
        </draw:line>
        <draw:line draw:style-name="gr2" draw:text-style-name="P2" draw:layer="layout" svg:x1="10.141cm" svg:y1="5.683cm" svg:x2="10.141cm" svg:y2="6.667cm">
          <text:p/>
        </draw:line>
        <draw:line draw:style-name="gr5" draw:text-style-name="P2" draw:layer="layout" svg:x1="10.141cm" svg:y1="7.683cm" svg:x2="10.141cm" svg:y2="8.183cm">
          <text:p/>
        </draw:line>
        <draw:line draw:style-name="gr2" draw:text-style-name="P2" draw:layer="layout" svg:x1="10.408cm" svg:y1="5.683cm" svg:x2="10.408cm" svg:y2="6.667cm">
          <text:p/>
        </draw:line>
        <draw:line draw:style-name="gr5" draw:text-style-name="P2" draw:layer="layout" svg:x1="10.408cm" svg:y1="7.683cm" svg:x2="10.408cm" svg:y2="8.183cm">
          <text:p/>
        </draw:line>
        <draw:line draw:style-name="gr7" draw:text-style-name="P2" draw:layer="layout" svg:x1="10.675cm" svg:y1="5.683cm" svg:x2="10.675cm" svg:y2="6.667cm">
          <text:p/>
        </draw:line>
        <draw:line draw:style-name="gr5" draw:text-style-name="P2" draw:layer="layout" svg:x1="10.675cm" svg:y1="7.683cm" svg:x2="10.675cm" svg:y2="8.183cm">
          <text:p/>
        </draw:line>
        <draw:line draw:style-name="gr2" draw:text-style-name="P2" draw:layer="layout" svg:x1="11.075cm" svg:y1="5.683cm" svg:x2="11.075cm" svg:y2="6.667cm">
          <text:p/>
        </draw:line>
        <draw:line draw:style-name="gr5" draw:text-style-name="P2" draw:layer="layout" svg:x1="11.075cm" svg:y1="7.683cm" svg:x2="11.075cm" svg:y2="8.183cm">
          <text:p/>
        </draw:line>
        <draw:line draw:style-name="gr2" draw:text-style-name="P2" draw:layer="layout" svg:x1="11.341cm" svg:y1="5.683cm" svg:x2="11.341cm" svg:y2="6.667cm">
          <text:p/>
        </draw:line>
        <draw:line draw:style-name="gr5" draw:text-style-name="P2" draw:layer="layout" svg:x1="11.341cm" svg:y1="7.683cm" svg:x2="11.341cm" svg:y2="8.183cm">
          <text:p/>
        </draw:line>
        <draw:line draw:style-name="gr2" draw:text-style-name="P2" draw:layer="layout" svg:x1="11.608cm" svg:y1="5.683cm" svg:x2="11.608cm" svg:y2="6.667cm">
          <text:p/>
        </draw:line>
        <draw:line draw:style-name="gr5" draw:text-style-name="P2" draw:layer="layout" svg:x1="11.608cm" svg:y1="7.683cm" svg:x2="11.608cm" svg:y2="8.183cm">
          <text:p/>
        </draw:line>
        <draw:line draw:style-name="gr2" draw:text-style-name="P2" draw:layer="layout" svg:x1="11.875cm" svg:y1="5.683cm" svg:x2="11.875cm" svg:y2="6.667cm">
          <text:p/>
        </draw:line>
        <draw:line draw:style-name="gr5" draw:text-style-name="P2" draw:layer="layout" svg:x1="11.875cm" svg:y1="7.683cm" svg:x2="11.875cm" svg:y2="8.183cm">
          <text:p/>
        </draw:line>
        <draw:line draw:style-name="gr2" draw:text-style-name="P2" draw:layer="layout" svg:x1="12.275cm" svg:y1="5.683cm" svg:x2="12.275cm" svg:y2="6.667cm">
          <text:p/>
        </draw:line>
        <draw:line draw:style-name="gr5" draw:text-style-name="P2" draw:layer="layout" svg:x1="12.275cm" svg:y1="7.683cm" svg:x2="12.275cm" svg:y2="8.183cm">
          <text:p/>
        </draw:line>
        <draw:line draw:style-name="gr2" draw:text-style-name="P2" draw:layer="layout" svg:x1="12.541cm" svg:y1="5.683cm" svg:x2="12.541cm" svg:y2="6.667cm">
          <text:p/>
        </draw:line>
        <draw:line draw:style-name="gr5" draw:text-style-name="P2" draw:layer="layout" svg:x1="12.541cm" svg:y1="7.683cm" svg:x2="12.541cm" svg:y2="8.183cm">
          <text:p/>
        </draw:line>
        <draw:line draw:style-name="gr2" draw:text-style-name="P2" draw:layer="layout" svg:x1="12.808cm" svg:y1="5.683cm" svg:x2="12.808cm" svg:y2="6.667cm">
          <text:p/>
        </draw:line>
        <draw:line draw:style-name="gr5" draw:text-style-name="P2" draw:layer="layout" svg:x1="12.808cm" svg:y1="7.683cm" svg:x2="12.808cm" svg:y2="8.183cm">
          <text:p/>
        </draw:line>
        <draw:line draw:style-name="gr2" draw:text-style-name="P2" draw:layer="layout" svg:x1="13.075cm" svg:y1="5.683cm" svg:x2="13.075cm" svg:y2="6.667cm">
          <text:p/>
        </draw:line>
        <draw:line draw:style-name="gr5" draw:text-style-name="P2" draw:layer="layout" svg:x1="13.075cm" svg:y1="7.683cm" svg:x2="13.075cm" svg:y2="8.183cm">
          <text:p/>
        </draw:line>
        <draw:line draw:style-name="gr2" draw:text-style-name="P2" draw:layer="layout" svg:x1="13.475cm" svg:y1="5.683cm" svg:x2="13.475cm" svg:y2="6.667cm">
          <text:p/>
        </draw:line>
        <draw:line draw:style-name="gr5" draw:text-style-name="P2" draw:layer="layout" svg:x1="13.475cm" svg:y1="7.683cm" svg:x2="13.475cm" svg:y2="8.183cm">
          <text:p/>
        </draw:line>
        <draw:line draw:style-name="gr2" draw:text-style-name="P2" draw:layer="layout" svg:x1="13.741cm" svg:y1="5.683cm" svg:x2="13.741cm" svg:y2="6.667cm">
          <text:p/>
        </draw:line>
        <draw:line draw:style-name="gr5" draw:text-style-name="P2" draw:layer="layout" svg:x1="13.741cm" svg:y1="7.683cm" svg:x2="13.741cm" svg:y2="8.183cm">
          <text:p/>
        </draw:line>
        <draw:line draw:style-name="gr2" draw:text-style-name="P2" draw:layer="layout" svg:x1="14.008cm" svg:y1="5.683cm" svg:x2="14.008cm" svg:y2="6.667cm">
          <text:p/>
        </draw:line>
        <draw:line draw:style-name="gr5" draw:text-style-name="P2" draw:layer="layout" svg:x1="14.008cm" svg:y1="7.683cm" svg:x2="14.008cm" svg:y2="8.183cm">
          <text:p/>
        </draw:line>
        <draw:line draw:style-name="gr2" draw:text-style-name="P2" draw:layer="layout" svg:x1="14.275cm" svg:y1="5.683cm" svg:x2="14.275cm" svg:y2="6.667cm">
          <text:p/>
        </draw:line>
        <draw:line draw:style-name="gr5" draw:text-style-name="P2" draw:layer="layout" svg:x1="14.275cm" svg:y1="7.683cm" svg:x2="14.275cm" svg:y2="8.183cm">
          <text:p/>
        </draw:line>
        <draw:line draw:style-name="gr2" draw:text-style-name="P2" draw:layer="layout" svg:x1="14.675cm" svg:y1="5.683cm" svg:x2="14.675cm" svg:y2="6.667cm">
          <text:p/>
        </draw:line>
        <draw:line draw:style-name="gr5" draw:text-style-name="P2" draw:layer="layout" svg:x1="14.675cm" svg:y1="7.683cm" svg:x2="14.675cm" svg:y2="8.183cm">
          <text:p/>
        </draw:line>
        <draw:line draw:style-name="gr2" draw:text-style-name="P2" draw:layer="layout" svg:x1="14.941cm" svg:y1="5.683cm" svg:x2="14.941cm" svg:y2="6.667cm">
          <text:p/>
        </draw:line>
        <draw:line draw:style-name="gr5" draw:text-style-name="P2" draw:layer="layout" svg:x1="14.941cm" svg:y1="7.683cm" svg:x2="14.941cm" svg:y2="8.183cm">
          <text:p/>
        </draw:line>
        <draw:line draw:style-name="gr2" draw:text-style-name="P2" draw:layer="layout" svg:x1="15.208cm" svg:y1="5.683cm" svg:x2="15.208cm" svg:y2="6.667cm">
          <text:p/>
        </draw:line>
        <draw:line draw:style-name="gr5" draw:text-style-name="P2" draw:layer="layout" svg:x1="15.208cm" svg:y1="7.683cm" svg:x2="15.208cm" svg:y2="8.183cm">
          <text:p/>
        </draw:line>
        <draw:line draw:style-name="gr7" draw:text-style-name="P2" draw:layer="layout" svg:x1="15.475cm" svg:y1="5.683cm" svg:x2="15.475cm" svg:y2="6.667cm">
          <text:p/>
        </draw:line>
        <draw:line draw:style-name="gr5" draw:text-style-name="P2" draw:layer="layout" svg:x1="15.475cm" svg:y1="7.683cm" svg:x2="15.475cm" svg:y2="8.183cm">
          <text:p/>
        </draw:line>
        <draw:line draw:style-name="gr2" draw:text-style-name="P2" draw:layer="layout" svg:x1="15.875cm" svg:y1="5.683cm" svg:x2="15.875cm" svg:y2="6.667cm">
          <text:p/>
        </draw:line>
        <draw:line draw:style-name="gr5" draw:text-style-name="P2" draw:layer="layout" svg:x1="15.875cm" svg:y1="7.683cm" svg:x2="15.875cm" svg:y2="8.183cm">
          <text:p/>
        </draw:line>
        <draw:line draw:style-name="gr2" draw:text-style-name="P2" draw:layer="layout" svg:x1="16.141cm" svg:y1="5.683cm" svg:x2="16.141cm" svg:y2="6.667cm">
          <text:p/>
        </draw:line>
        <draw:line draw:style-name="gr5" draw:text-style-name="P2" draw:layer="layout" svg:x1="16.141cm" svg:y1="7.683cm" svg:x2="16.141cm" svg:y2="8.183cm">
          <text:p/>
        </draw:line>
        <draw:line draw:style-name="gr2" draw:text-style-name="P2" draw:layer="layout" svg:x1="16.408cm" svg:y1="5.683cm" svg:x2="16.408cm" svg:y2="6.667cm">
          <text:p/>
        </draw:line>
        <draw:line draw:style-name="gr5" draw:text-style-name="P2" draw:layer="layout" svg:x1="16.408cm" svg:y1="7.683cm" svg:x2="16.408cm" svg:y2="8.183cm">
          <text:p/>
        </draw:line>
        <draw:line draw:style-name="gr2" draw:text-style-name="P2" draw:layer="layout" svg:x1="16.675cm" svg:y1="5.683cm" svg:x2="16.675cm" svg:y2="6.667cm">
          <text:p/>
        </draw:line>
        <draw:line draw:style-name="gr5" draw:text-style-name="P2" draw:layer="layout" svg:x1="16.675cm" svg:y1="7.683cm" svg:x2="16.675cm" svg:y2="8.183cm">
          <text:p/>
        </draw:line>
        <draw:line draw:style-name="gr2" draw:text-style-name="P2" draw:layer="layout" svg:x1="17.075cm" svg:y1="5.683cm" svg:x2="17.075cm" svg:y2="6.667cm">
          <text:p/>
        </draw:line>
        <draw:line draw:style-name="gr5" draw:text-style-name="P2" draw:layer="layout" svg:x1="17.075cm" svg:y1="7.683cm" svg:x2="17.075cm" svg:y2="8.183cm">
          <text:p/>
        </draw:line>
        <draw:line draw:style-name="gr2" draw:text-style-name="P2" draw:layer="layout" svg:x1="17.341cm" svg:y1="5.683cm" svg:x2="17.341cm" svg:y2="6.667cm">
          <text:p/>
        </draw:line>
        <draw:line draw:style-name="gr5" draw:text-style-name="P2" draw:layer="layout" svg:x1="17.341cm" svg:y1="7.683cm" svg:x2="17.341cm" svg:y2="8.183cm">
          <text:p/>
        </draw:line>
        <draw:line draw:style-name="gr2" draw:text-style-name="P2" draw:layer="layout" svg:x1="17.608cm" svg:y1="5.683cm" svg:x2="17.608cm" svg:y2="6.667cm">
          <text:p/>
        </draw:line>
        <draw:line draw:style-name="gr5" draw:text-style-name="P2" draw:layer="layout" svg:x1="17.608cm" svg:y1="7.683cm" svg:x2="17.608cm" svg:y2="8.183cm">
          <text:p/>
        </draw:line>
        <draw:line draw:style-name="gr2" draw:text-style-name="P2" draw:layer="layout" svg:x1="17.875cm" svg:y1="5.683cm" svg:x2="17.875cm" svg:y2="6.667cm">
          <text:p/>
        </draw:line>
        <draw:line draw:style-name="gr5" draw:text-style-name="P2" draw:layer="layout" svg:x1="17.875cm" svg:y1="7.683cm" svg:x2="17.875cm" svg:y2="8.183cm">
          <text:p/>
        </draw:line>
        <draw:line draw:style-name="gr2" draw:text-style-name="P2" draw:layer="layout" svg:x1="18.275cm" svg:y1="5.683cm" svg:x2="18.275cm" svg:y2="6.667cm">
          <text:p/>
        </draw:line>
        <draw:line draw:style-name="gr5" draw:text-style-name="P2" draw:layer="layout" svg:x1="18.275cm" svg:y1="7.683cm" svg:x2="18.275cm" svg:y2="8.183cm">
          <text:p/>
        </draw:line>
        <draw:line draw:style-name="gr2" draw:text-style-name="P2" draw:layer="layout" svg:x1="18.541cm" svg:y1="5.683cm" svg:x2="18.541cm" svg:y2="6.667cm">
          <text:p/>
        </draw:line>
        <draw:line draw:style-name="gr5" draw:text-style-name="P2" draw:layer="layout" svg:x1="18.541cm" svg:y1="7.683cm" svg:x2="18.541cm" svg:y2="8.183cm">
          <text:p/>
        </draw:line>
        <draw:line draw:style-name="gr2" draw:text-style-name="P2" draw:layer="layout" svg:x1="18.808cm" svg:y1="5.683cm" svg:x2="18.808cm" svg:y2="6.667cm">
          <text:p/>
        </draw:line>
        <draw:line draw:style-name="gr5" draw:text-style-name="P2" draw:layer="layout" svg:x1="18.808cm" svg:y1="7.683cm" svg:x2="18.808cm" svg:y2="8.183cm">
          <text:p/>
        </draw:line>
        <draw:line draw:style-name="gr2" draw:text-style-name="P2" draw:layer="layout" svg:x1="19.075cm" svg:y1="5.683cm" svg:x2="19.075cm" svg:y2="6.667cm">
          <text:p/>
        </draw:line>
        <draw:line draw:style-name="gr5" draw:text-style-name="P2" draw:layer="layout" svg:x1="19.075cm" svg:y1="7.683cm" svg:x2="19.075cm" svg:y2="8.183cm">
          <text:p/>
        </draw:line>
        <draw:line draw:style-name="gr2" draw:text-style-name="P2" draw:layer="layout" svg:x1="19.475cm" svg:y1="5.683cm" svg:x2="19.475cm" svg:y2="6.667cm">
          <text:p/>
        </draw:line>
        <draw:line draw:style-name="gr5" draw:text-style-name="P2" draw:layer="layout" svg:x1="19.475cm" svg:y1="7.683cm" svg:x2="19.475cm" svg:y2="8.183cm">
          <text:p/>
        </draw:line>
        <draw:line draw:style-name="gr2" draw:text-style-name="P2" draw:layer="layout" svg:x1="19.741cm" svg:y1="5.683cm" svg:x2="19.741cm" svg:y2="6.667cm">
          <text:p/>
        </draw:line>
        <draw:line draw:style-name="gr5" draw:text-style-name="P2" draw:layer="layout" svg:x1="19.741cm" svg:y1="7.683cm" svg:x2="19.741cm" svg:y2="8.183cm">
          <text:p/>
        </draw:line>
        <draw:line draw:style-name="gr2" draw:text-style-name="P2" draw:layer="layout" svg:x1="20.008cm" svg:y1="5.683cm" svg:x2="20.008cm" svg:y2="6.667cm">
          <text:p/>
        </draw:line>
        <draw:line draw:style-name="gr5" draw:text-style-name="P2" draw:layer="layout" svg:x1="20.008cm" svg:y1="7.683cm" svg:x2="20.008cm" svg:y2="8.183cm">
          <text:p/>
        </draw:line>
        <draw:line draw:style-name="gr7" draw:text-style-name="P2" draw:layer="layout" svg:x1="20.275cm" svg:y1="5.683cm" svg:x2="20.275cm" svg:y2="6.667cm">
          <text:p/>
        </draw:line>
        <draw:line draw:style-name="gr5" draw:text-style-name="P2" draw:layer="layout" svg:x1="20.275cm" svg:y1="7.683cm" svg:x2="20.275cm" svg:y2="8.183cm">
          <text:p/>
        </draw:line>
        <draw:line draw:style-name="gr5" draw:text-style-name="P2" draw:layer="layout" svg:x1="1.474cm" svg:y1="8.183cm" svg:x2="1.474cm" svg:y2="10.684cm">
          <text:p/>
        </draw:line>
        <draw:line draw:style-name="gr5" draw:text-style-name="P2" draw:layer="layout" svg:x1="1.741cm" svg:y1="8.183cm" svg:x2="6.276cm" svg:y2="10.685cm">
          <text:p/>
        </draw:line>
        <draw:line draw:style-name="gr5" draw:text-style-name="P2" draw:layer="layout" svg:x1="2.008cm" svg:y1="8.183cm" svg:x2="11.076cm" svg:y2="10.685cm">
          <text:p/>
        </draw:line>
        <draw:line draw:style-name="gr5" draw:text-style-name="P2" draw:layer="layout" svg:x1="2.274cm" svg:y1="8.183cm" svg:x2="15.876cm" svg:y2="10.685cm">
          <text:p/>
        </draw:line>
        <draw:line draw:style-name="gr5" draw:text-style-name="P2" draw:layer="layout" svg:x1="2.675cm" svg:y1="8.183cm" svg:x2="1.741cm" svg:y2="10.685cm">
          <text:p/>
        </draw:line>
        <draw:line draw:style-name="gr5" draw:text-style-name="P2" draw:layer="layout" svg:x1="2.941cm" svg:y1="8.183cm" svg:x2="6.542cm" svg:y2="10.685cm">
          <text:p/>
        </draw:line>
        <draw:line draw:style-name="gr5" draw:text-style-name="P2" draw:layer="layout" svg:x1="3.208cm" svg:y1="8.183cm" svg:x2="11.342cm" svg:y2="10.685cm">
          <text:p/>
        </draw:line>
        <draw:line draw:style-name="gr5" draw:text-style-name="P2" draw:layer="layout" svg:x1="3.475cm" svg:y1="8.183cm" svg:x2="16.142cm" svg:y2="10.685cm">
          <text:p/>
        </draw:line>
        <draw:line draw:style-name="gr5" draw:text-style-name="P2" draw:layer="layout" svg:x1="3.876cm" svg:y1="8.183cm" svg:x2="2.008cm" svg:y2="10.685cm">
          <text:p/>
        </draw:line>
        <draw:line draw:style-name="gr5" draw:text-style-name="P2" draw:layer="layout" svg:x1="4.141cm" svg:y1="8.183cm" svg:x2="6.809cm" svg:y2="10.685cm">
          <text:p/>
        </draw:line>
        <draw:line draw:style-name="gr5" draw:text-style-name="P2" draw:layer="layout" svg:x1="4.408cm" svg:y1="8.183cm" svg:x2="11.609cm" svg:y2="10.685cm">
          <text:p/>
        </draw:line>
        <draw:line draw:style-name="gr5" draw:text-style-name="P2" draw:layer="layout" svg:x1="4.675cm" svg:y1="8.183cm" svg:x2="16.409cm" svg:y2="10.685cm">
          <text:p/>
        </draw:line>
        <draw:line draw:style-name="gr5" draw:text-style-name="P2" draw:layer="layout" svg:x1="5.076cm" svg:y1="8.183cm" svg:x2="2.274cm" svg:y2="10.685cm">
          <text:p/>
        </draw:line>
        <draw:line draw:style-name="gr5" draw:text-style-name="P2" draw:layer="layout" svg:x1="5.341cm" svg:y1="8.183cm" svg:x2="7.076cm" svg:y2="10.685cm">
          <text:p/>
        </draw:line>
        <draw:line draw:style-name="gr5" draw:text-style-name="P2" draw:layer="layout" svg:x1="5.608cm" svg:y1="8.183cm" svg:x2="11.876cm" svg:y2="10.685cm">
          <text:p/>
        </draw:line>
        <draw:line draw:style-name="gr5" draw:text-style-name="P2" draw:layer="layout" svg:x1="5.875cm" svg:y1="8.183cm" svg:x2="16.676cm" svg:y2="10.685cm">
          <text:p/>
        </draw:line>
        <draw:line draw:style-name="gr5" draw:text-style-name="P2" draw:layer="layout" svg:x1="6.276cm" svg:y1="8.183cm" svg:x2="2.674cm" svg:y2="10.685cm">
          <text:p/>
        </draw:line>
        <draw:line draw:style-name="gr5" draw:text-style-name="P2" draw:layer="layout" svg:x1="6.541cm" svg:y1="8.183cm" svg:x2="7.476cm" svg:y2="10.685cm">
          <text:p/>
        </draw:line>
        <draw:line draw:style-name="gr5" draw:text-style-name="P2" draw:layer="layout" svg:x1="6.808cm" svg:y1="8.183cm" svg:x2="12.276cm" svg:y2="10.685cm">
          <text:p/>
        </draw:line>
        <draw:line draw:style-name="gr5" draw:text-style-name="P2" draw:layer="layout" svg:x1="7.075cm" svg:y1="8.183cm" svg:x2="17.076cm" svg:y2="10.685cm">
          <text:p/>
        </draw:line>
        <draw:line draw:style-name="gr5" draw:text-style-name="P2" draw:layer="layout" svg:x1="7.476cm" svg:y1="8.183cm" svg:x2="2.941cm" svg:y2="10.685cm">
          <text:p/>
        </draw:line>
        <draw:line draw:style-name="gr5" draw:text-style-name="P2" draw:layer="layout" svg:x1="7.741cm" svg:y1="8.183cm" svg:x2="7.741cm" svg:y2="10.684cm">
          <text:p/>
        </draw:line>
        <draw:line draw:style-name="gr5" draw:text-style-name="P2" draw:layer="layout" svg:x1="8.008cm" svg:y1="8.183cm" svg:x2="12.542cm" svg:y2="10.685cm">
          <text:p/>
        </draw:line>
        <draw:line draw:style-name="gr5" draw:text-style-name="P2" draw:layer="layout" svg:x1="8.275cm" svg:y1="8.183cm" svg:x2="17.342cm" svg:y2="10.685cm">
          <text:p/>
        </draw:line>
        <draw:line draw:style-name="gr5" draw:text-style-name="P2" draw:layer="layout" svg:x1="8.676cm" svg:y1="8.183cm" svg:x2="3.208cm" svg:y2="10.685cm">
          <text:p/>
        </draw:line>
        <draw:line draw:style-name="gr5" draw:text-style-name="P2" draw:layer="layout" svg:x1="8.942cm" svg:y1="8.183cm" svg:x2="8.008cm" svg:y2="10.685cm">
          <text:p/>
        </draw:line>
        <draw:line draw:style-name="gr5" draw:text-style-name="P2" draw:layer="layout" svg:x1="9.208cm" svg:y1="8.183cm" svg:x2="12.809cm" svg:y2="10.685cm">
          <text:p/>
        </draw:line>
        <draw:line draw:style-name="gr5" draw:text-style-name="P2" draw:layer="layout" svg:x1="9.475cm" svg:y1="8.183cm" svg:x2="17.609cm" svg:y2="10.685cm">
          <text:p/>
        </draw:line>
        <draw:line draw:style-name="gr5" draw:text-style-name="P2" draw:layer="layout" svg:x1="9.876cm" svg:y1="8.183cm" svg:x2="3.475cm" svg:y2="10.685cm">
          <text:p/>
        </draw:line>
        <draw:line draw:style-name="gr5" draw:text-style-name="P2" draw:layer="layout" svg:x1="10.142cm" svg:y1="8.183cm" svg:x2="8.275cm" svg:y2="10.685cm">
          <text:p/>
        </draw:line>
        <draw:line draw:style-name="gr5" draw:text-style-name="P2" draw:layer="layout" svg:x1="10.408cm" svg:y1="8.183cm" svg:x2="13.076cm" svg:y2="10.685cm">
          <text:p/>
        </draw:line>
        <draw:line draw:style-name="gr5" draw:text-style-name="P2" draw:layer="layout" svg:x1="10.675cm" svg:y1="8.183cm" svg:x2="17.876cm" svg:y2="10.685cm">
          <text:p/>
        </draw:line>
        <draw:line draw:style-name="gr5" draw:text-style-name="P2" draw:layer="layout" svg:x1="11.076cm" svg:y1="8.183cm" svg:x2="3.875cm" svg:y2="10.685cm">
          <text:p/>
        </draw:line>
        <draw:line draw:style-name="gr5" draw:text-style-name="P2" draw:layer="layout" svg:x1="11.342cm" svg:y1="8.183cm" svg:x2="8.675cm" svg:y2="10.685cm">
          <text:p/>
        </draw:line>
        <draw:line draw:style-name="gr5" draw:text-style-name="P2" draw:layer="layout" svg:x1="11.608cm" svg:y1="8.183cm" svg:x2="13.476cm" svg:y2="10.685cm">
          <text:p/>
        </draw:line>
        <draw:line draw:style-name="gr5" draw:text-style-name="P2" draw:layer="layout" svg:x1="11.875cm" svg:y1="8.183cm" svg:x2="18.276cm" svg:y2="10.685cm">
          <text:p/>
        </draw:line>
        <draw:line draw:style-name="gr5" draw:text-style-name="P2" draw:layer="layout" svg:x1="12.276cm" svg:y1="8.183cm" svg:x2="4.141cm" svg:y2="10.685cm">
          <text:p/>
        </draw:line>
        <draw:line draw:style-name="gr5" draw:text-style-name="P2" draw:layer="layout" svg:x1="12.542cm" svg:y1="8.183cm" svg:x2="8.941cm" svg:y2="10.685cm">
          <text:p/>
        </draw:line>
        <draw:line draw:style-name="gr5" draw:text-style-name="P2" draw:layer="layout" svg:x1="12.808cm" svg:y1="8.183cm" svg:x2="13.742cm" svg:y2="10.685cm">
          <text:p/>
        </draw:line>
        <draw:line draw:style-name="gr5" draw:text-style-name="P2" draw:layer="layout" svg:x1="13.075cm" svg:y1="8.183cm" svg:x2="18.542cm" svg:y2="10.685cm">
          <text:p/>
        </draw:line>
        <draw:line draw:style-name="gr5" draw:text-style-name="P2" draw:layer="layout" svg:x1="13.476cm" svg:y1="8.183cm" svg:x2="4.408cm" svg:y2="10.685cm">
          <text:p/>
        </draw:line>
        <draw:line draw:style-name="gr5" draw:text-style-name="P2" draw:layer="layout" svg:x1="13.742cm" svg:y1="8.183cm" svg:x2="9.208cm" svg:y2="10.685cm">
          <text:p/>
        </draw:line>
        <draw:line draw:style-name="gr5" draw:text-style-name="P2" draw:layer="layout" svg:x1="14.008cm" svg:y1="8.183cm" svg:x2="14.008cm" svg:y2="10.684cm">
          <text:p/>
        </draw:line>
        <draw:line draw:style-name="gr5" draw:text-style-name="P2" draw:layer="layout" svg:x1="14.275cm" svg:y1="8.183cm" svg:x2="18.809cm" svg:y2="10.685cm">
          <text:p/>
        </draw:line>
        <draw:line draw:style-name="gr5" draw:text-style-name="P2" draw:layer="layout" svg:x1="14.676cm" svg:y1="8.183cm" svg:x2="4.675cm" svg:y2="10.685cm">
          <text:p/>
        </draw:line>
        <draw:line draw:style-name="gr5" draw:text-style-name="P2" draw:layer="layout" svg:x1="14.942cm" svg:y1="8.183cm" svg:x2="9.475cm" svg:y2="10.685cm">
          <text:p/>
        </draw:line>
        <draw:line draw:style-name="gr5" draw:text-style-name="P2" draw:layer="layout" svg:x1="15.209cm" svg:y1="8.183cm" svg:x2="14.275cm" svg:y2="10.685cm">
          <text:p/>
        </draw:line>
        <draw:line draw:style-name="gr5" draw:text-style-name="P2" draw:layer="layout" svg:x1="15.475cm" svg:y1="8.183cm" svg:x2="19.076cm" svg:y2="10.685cm">
          <text:p/>
        </draw:line>
        <draw:line draw:style-name="gr5" draw:text-style-name="P2" draw:layer="layout" svg:x1="15.876cm" svg:y1="8.183cm" svg:x2="5.075cm" svg:y2="10.685cm">
          <text:p/>
        </draw:line>
        <draw:line draw:style-name="gr5" draw:text-style-name="P2" draw:layer="layout" svg:x1="16.142cm" svg:y1="8.183cm" svg:x2="9.875cm" svg:y2="10.685cm">
          <text:p/>
        </draw:line>
        <draw:line draw:style-name="gr5" draw:text-style-name="P2" draw:layer="layout" svg:x1="16.409cm" svg:y1="8.183cm" svg:x2="14.675cm" svg:y2="10.685cm">
          <text:p/>
        </draw:line>
        <draw:line draw:style-name="gr5" draw:text-style-name="P2" draw:layer="layout" svg:x1="16.675cm" svg:y1="8.183cm" svg:x2="19.476cm" svg:y2="10.685cm">
          <text:p/>
        </draw:line>
        <draw:line draw:style-name="gr5" draw:text-style-name="P2" draw:layer="layout" svg:x1="17.076cm" svg:y1="8.183cm" svg:x2="5.341cm" svg:y2="10.685cm">
          <text:p/>
        </draw:line>
        <draw:line draw:style-name="gr5" draw:text-style-name="P2" draw:layer="layout" svg:x1="17.342cm" svg:y1="8.183cm" svg:x2="10.141cm" svg:y2="10.685cm">
          <text:p/>
        </draw:line>
        <draw:line draw:style-name="gr5" draw:text-style-name="P2" draw:layer="layout" svg:x1="17.609cm" svg:y1="8.183cm" svg:x2="14.941cm" svg:y2="10.685cm">
          <text:p/>
        </draw:line>
        <draw:line draw:style-name="gr5" draw:text-style-name="P2" draw:layer="layout" svg:x1="17.875cm" svg:y1="8.183cm" svg:x2="19.742cm" svg:y2="10.685cm">
          <text:p/>
        </draw:line>
        <draw:line draw:style-name="gr5" draw:text-style-name="P2" draw:layer="layout" svg:x1="18.276cm" svg:y1="8.183cm" svg:x2="5.608cm" svg:y2="10.685cm">
          <text:p/>
        </draw:line>
        <draw:line draw:style-name="gr5" draw:text-style-name="P2" draw:layer="layout" svg:x1="18.542cm" svg:y1="8.183cm" svg:x2="10.408cm" svg:y2="10.685cm">
          <text:p/>
        </draw:line>
        <draw:line draw:style-name="gr5" draw:text-style-name="P2" draw:layer="layout" svg:x1="18.809cm" svg:y1="8.183cm" svg:x2="15.208cm" svg:y2="10.685cm">
          <text:p/>
        </draw:line>
        <draw:line draw:style-name="gr5" draw:text-style-name="P2" draw:layer="layout" svg:x1="19.075cm" svg:y1="8.183cm" svg:x2="20.009cm" svg:y2="10.685cm">
          <text:p/>
        </draw:line>
        <draw:line draw:style-name="gr5" draw:text-style-name="P2" draw:layer="layout" svg:x1="19.476cm" svg:y1="8.183cm" svg:x2="5.875cm" svg:y2="10.685cm">
          <text:p/>
        </draw:line>
        <draw:line draw:style-name="gr5" draw:text-style-name="P2" draw:layer="layout" svg:x1="19.742cm" svg:y1="8.183cm" svg:x2="10.675cm" svg:y2="10.685cm">
          <text:p/>
        </draw:line>
        <draw:line draw:style-name="gr5" draw:text-style-name="P2" draw:layer="layout" svg:x1="20.009cm" svg:y1="8.183cm" svg:x2="15.475cm" svg:y2="10.685cm">
          <text:p/>
        </draw:line>
        <draw:line draw:style-name="gr5" draw:text-style-name="P2" draw:layer="layout" svg:x1="20.275cm" svg:y1="8.183cm" svg:x2="20.275cm" svg:y2="10.684cm">
          <text:p/>
        </draw:line>
        <draw:line draw:style-name="gr5" draw:text-style-name="P2" draw:layer="layout" svg:x1="1.474cm" svg:y1="10.684cm" svg:x2="1.474cm" svg:y2="11.667cm">
          <text:p/>
        </draw:line>
        <draw:line draw:style-name="gr8" draw:text-style-name="P2" draw:layer="layout" svg:x1="1.474cm" svg:y1="12.684cm" svg:x2="1.474cm" svg:y2="13.184cm">
          <text:p/>
        </draw:line>
        <draw:line draw:style-name="gr5" draw:text-style-name="P2" draw:layer="layout" svg:x1="1.741cm" svg:y1="10.684cm" svg:x2="1.741cm" svg:y2="11.667cm">
          <text:p/>
        </draw:line>
        <draw:line draw:style-name="gr8" draw:text-style-name="P2" draw:layer="layout" svg:x1="1.741cm" svg:y1="12.684cm" svg:x2="1.741cm" svg:y2="13.184cm">
          <text:p/>
        </draw:line>
        <draw:line draw:style-name="gr5" draw:text-style-name="P2" draw:layer="layout" svg:x1="2.008cm" svg:y1="10.684cm" svg:x2="2.008cm" svg:y2="11.667cm">
          <text:p/>
        </draw:line>
        <draw:line draw:style-name="gr8" draw:text-style-name="P2" draw:layer="layout" svg:x1="2.008cm" svg:y1="12.684cm" svg:x2="2.008cm" svg:y2="13.184cm">
          <text:p/>
        </draw:line>
        <draw:line draw:style-name="gr5" draw:text-style-name="P2" draw:layer="layout" svg:x1="2.274cm" svg:y1="10.684cm" svg:x2="2.274cm" svg:y2="11.667cm">
          <text:p/>
        </draw:line>
        <draw:line draw:style-name="gr8" draw:text-style-name="P2" draw:layer="layout" svg:x1="2.274cm" svg:y1="12.684cm" svg:x2="2.274cm" svg:y2="13.184cm">
          <text:p/>
        </draw:line>
        <draw:line draw:style-name="gr5" draw:text-style-name="P2" draw:layer="layout" svg:x1="2.674cm" svg:y1="10.684cm" svg:x2="2.674cm" svg:y2="11.667cm">
          <text:p/>
        </draw:line>
        <draw:line draw:style-name="gr8" draw:text-style-name="P2" draw:layer="layout" svg:x1="2.674cm" svg:y1="12.684cm" svg:x2="2.674cm" svg:y2="13.184cm">
          <text:p/>
        </draw:line>
        <draw:line draw:style-name="gr5" draw:text-style-name="P2" draw:layer="layout" svg:x1="2.941cm" svg:y1="10.684cm" svg:x2="2.941cm" svg:y2="11.667cm">
          <text:p/>
        </draw:line>
        <draw:line draw:style-name="gr8" draw:text-style-name="P2" draw:layer="layout" svg:x1="2.941cm" svg:y1="12.684cm" svg:x2="2.941cm" svg:y2="13.184cm">
          <text:p/>
        </draw:line>
        <draw:line draw:style-name="gr5" draw:text-style-name="P2" draw:layer="layout" svg:x1="3.208cm" svg:y1="10.684cm" svg:x2="3.208cm" svg:y2="11.667cm">
          <text:p/>
        </draw:line>
        <draw:line draw:style-name="gr8" draw:text-style-name="P2" draw:layer="layout" svg:x1="3.208cm" svg:y1="12.684cm" svg:x2="3.208cm" svg:y2="13.184cm">
          <text:p/>
        </draw:line>
        <draw:line draw:style-name="gr5" draw:text-style-name="P2" draw:layer="layout" svg:x1="3.475cm" svg:y1="10.684cm" svg:x2="3.475cm" svg:y2="11.667cm">
          <text:p/>
        </draw:line>
        <draw:line draw:style-name="gr8" draw:text-style-name="P2" draw:layer="layout" svg:x1="3.475cm" svg:y1="12.684cm" svg:x2="3.475cm" svg:y2="13.184cm">
          <text:p/>
        </draw:line>
        <draw:line draw:style-name="gr5" draw:text-style-name="P2" draw:layer="layout" svg:x1="3.875cm" svg:y1="10.684cm" svg:x2="3.875cm" svg:y2="11.667cm">
          <text:p/>
        </draw:line>
        <draw:line draw:style-name="gr8" draw:text-style-name="P2" draw:layer="layout" svg:x1="3.875cm" svg:y1="12.684cm" svg:x2="3.875cm" svg:y2="13.184cm">
          <text:p/>
        </draw:line>
        <draw:line draw:style-name="gr5" draw:text-style-name="P2" draw:layer="layout" svg:x1="4.141cm" svg:y1="10.684cm" svg:x2="4.141cm" svg:y2="11.667cm">
          <text:p/>
        </draw:line>
        <draw:line draw:style-name="gr8" draw:text-style-name="P2" draw:layer="layout" svg:x1="4.141cm" svg:y1="12.684cm" svg:x2="4.141cm" svg:y2="13.184cm">
          <text:p/>
        </draw:line>
        <draw:line draw:style-name="gr5" draw:text-style-name="P2" draw:layer="layout" svg:x1="4.408cm" svg:y1="10.684cm" svg:x2="4.408cm" svg:y2="11.667cm">
          <text:p/>
        </draw:line>
        <draw:line draw:style-name="gr8" draw:text-style-name="P2" draw:layer="layout" svg:x1="4.408cm" svg:y1="12.684cm" svg:x2="4.408cm" svg:y2="13.184cm">
          <text:p/>
        </draw:line>
        <draw:line draw:style-name="gr5" draw:text-style-name="P2" draw:layer="layout" svg:x1="4.675cm" svg:y1="10.684cm" svg:x2="4.675cm" svg:y2="11.667cm">
          <text:p/>
        </draw:line>
        <draw:line draw:style-name="gr8" draw:text-style-name="P2" draw:layer="layout" svg:x1="4.675cm" svg:y1="12.684cm" svg:x2="4.675cm" svg:y2="13.184cm">
          <text:p/>
        </draw:line>
        <draw:line draw:style-name="gr5" draw:text-style-name="P2" draw:layer="layout" svg:x1="5.075cm" svg:y1="10.684cm" svg:x2="5.075cm" svg:y2="11.667cm">
          <text:p/>
        </draw:line>
        <draw:line draw:style-name="gr8" draw:text-style-name="P2" draw:layer="layout" svg:x1="5.075cm" svg:y1="12.684cm" svg:x2="5.075cm" svg:y2="13.184cm">
          <text:p/>
        </draw:line>
        <draw:line draw:style-name="gr5" draw:text-style-name="P2" draw:layer="layout" svg:x1="5.341cm" svg:y1="10.684cm" svg:x2="5.341cm" svg:y2="11.667cm">
          <text:p/>
        </draw:line>
        <draw:line draw:style-name="gr8" draw:text-style-name="P2" draw:layer="layout" svg:x1="5.341cm" svg:y1="12.684cm" svg:x2="5.341cm" svg:y2="13.184cm">
          <text:p/>
        </draw:line>
        <draw:line draw:style-name="gr5" draw:text-style-name="P2" draw:layer="layout" svg:x1="5.608cm" svg:y1="10.684cm" svg:x2="5.608cm" svg:y2="11.667cm">
          <text:p/>
        </draw:line>
        <draw:line draw:style-name="gr8" draw:text-style-name="P2" draw:layer="layout" svg:x1="5.608cm" svg:y1="12.684cm" svg:x2="5.608cm" svg:y2="13.184cm">
          <text:p/>
        </draw:line>
        <draw:line draw:style-name="gr5" draw:text-style-name="P2" draw:layer="layout" svg:x1="5.875cm" svg:y1="10.684cm" svg:x2="5.875cm" svg:y2="11.667cm">
          <text:p/>
        </draw:line>
        <draw:line draw:style-name="gr8" draw:text-style-name="P2" draw:layer="layout" svg:x1="5.875cm" svg:y1="12.684cm" svg:x2="5.875cm" svg:y2="13.184cm">
          <text:p/>
        </draw:line>
        <draw:line draw:style-name="gr5" draw:text-style-name="P2" draw:layer="layout" svg:x1="6.275cm" svg:y1="10.684cm" svg:x2="6.275cm" svg:y2="11.667cm">
          <text:p/>
        </draw:line>
        <draw:line draw:style-name="gr8" draw:text-style-name="P2" draw:layer="layout" svg:x1="6.275cm" svg:y1="12.684cm" svg:x2="6.275cm" svg:y2="13.184cm">
          <text:p/>
        </draw:line>
        <draw:line draw:style-name="gr5" draw:text-style-name="P2" draw:layer="layout" svg:x1="6.541cm" svg:y1="10.684cm" svg:x2="6.541cm" svg:y2="11.667cm">
          <text:p/>
        </draw:line>
        <draw:line draw:style-name="gr8" draw:text-style-name="P2" draw:layer="layout" svg:x1="6.541cm" svg:y1="12.684cm" svg:x2="6.541cm" svg:y2="13.184cm">
          <text:p/>
        </draw:line>
        <draw:line draw:style-name="gr5" draw:text-style-name="P2" draw:layer="layout" svg:x1="6.808cm" svg:y1="10.684cm" svg:x2="6.808cm" svg:y2="11.667cm">
          <text:p/>
        </draw:line>
        <draw:line draw:style-name="gr8" draw:text-style-name="P2" draw:layer="layout" svg:x1="6.808cm" svg:y1="12.684cm" svg:x2="6.808cm" svg:y2="13.184cm">
          <text:p/>
        </draw:line>
        <draw:line draw:style-name="gr5" draw:text-style-name="P2" draw:layer="layout" svg:x1="7.075cm" svg:y1="10.684cm" svg:x2="7.075cm" svg:y2="11.667cm">
          <text:p/>
        </draw:line>
        <draw:line draw:style-name="gr8" draw:text-style-name="P2" draw:layer="layout" svg:x1="7.075cm" svg:y1="12.684cm" svg:x2="7.075cm" svg:y2="13.184cm">
          <text:p/>
        </draw:line>
        <draw:line draw:style-name="gr5" draw:text-style-name="P2" draw:layer="layout" svg:x1="7.475cm" svg:y1="10.684cm" svg:x2="7.475cm" svg:y2="11.667cm">
          <text:p/>
        </draw:line>
        <draw:line draw:style-name="gr8" draw:text-style-name="P2" draw:layer="layout" svg:x1="7.475cm" svg:y1="12.684cm" svg:x2="7.475cm" svg:y2="13.184cm">
          <text:p/>
        </draw:line>
        <draw:line draw:style-name="gr5" draw:text-style-name="P2" draw:layer="layout" svg:x1="7.741cm" svg:y1="10.684cm" svg:x2="7.741cm" svg:y2="11.667cm">
          <text:p/>
        </draw:line>
        <draw:line draw:style-name="gr8" draw:text-style-name="P2" draw:layer="layout" svg:x1="7.741cm" svg:y1="12.684cm" svg:x2="7.741cm" svg:y2="13.184cm">
          <text:p/>
        </draw:line>
        <draw:line draw:style-name="gr5" draw:text-style-name="P2" draw:layer="layout" svg:x1="8.008cm" svg:y1="10.684cm" svg:x2="8.008cm" svg:y2="11.667cm">
          <text:p/>
        </draw:line>
        <draw:line draw:style-name="gr8" draw:text-style-name="P2" draw:layer="layout" svg:x1="8.008cm" svg:y1="12.684cm" svg:x2="8.008cm" svg:y2="13.184cm">
          <text:p/>
        </draw:line>
        <draw:line draw:style-name="gr5" draw:text-style-name="P2" draw:layer="layout" svg:x1="8.275cm" svg:y1="10.684cm" svg:x2="8.275cm" svg:y2="11.667cm">
          <text:p/>
        </draw:line>
        <draw:line draw:style-name="gr8" draw:text-style-name="P2" draw:layer="layout" svg:x1="8.275cm" svg:y1="12.684cm" svg:x2="8.275cm" svg:y2="13.184cm">
          <text:p/>
        </draw:line>
        <draw:line draw:style-name="gr5" draw:text-style-name="P2" draw:layer="layout" svg:x1="8.675cm" svg:y1="10.684cm" svg:x2="8.675cm" svg:y2="11.667cm">
          <text:p/>
        </draw:line>
        <draw:line draw:style-name="gr8" draw:text-style-name="P2" draw:layer="layout" svg:x1="8.675cm" svg:y1="12.684cm" svg:x2="8.675cm" svg:y2="13.184cm">
          <text:p/>
        </draw:line>
        <draw:line draw:style-name="gr5" draw:text-style-name="P2" draw:layer="layout" svg:x1="8.941cm" svg:y1="10.684cm" svg:x2="8.941cm" svg:y2="11.667cm">
          <text:p/>
        </draw:line>
        <draw:line draw:style-name="gr8" draw:text-style-name="P2" draw:layer="layout" svg:x1="8.941cm" svg:y1="12.684cm" svg:x2="8.941cm" svg:y2="13.184cm">
          <text:p/>
        </draw:line>
        <draw:line draw:style-name="gr5" draw:text-style-name="P2" draw:layer="layout" svg:x1="9.208cm" svg:y1="10.684cm" svg:x2="9.208cm" svg:y2="11.667cm">
          <text:p/>
        </draw:line>
        <draw:line draw:style-name="gr8" draw:text-style-name="P2" draw:layer="layout" svg:x1="9.208cm" svg:y1="12.684cm" svg:x2="9.208cm" svg:y2="13.184cm">
          <text:p/>
        </draw:line>
        <draw:line draw:style-name="gr5" draw:text-style-name="P2" draw:layer="layout" svg:x1="9.475cm" svg:y1="10.684cm" svg:x2="9.475cm" svg:y2="11.667cm">
          <text:p/>
        </draw:line>
        <draw:line draw:style-name="gr8" draw:text-style-name="P2" draw:layer="layout" svg:x1="9.475cm" svg:y1="12.684cm" svg:x2="9.475cm" svg:y2="13.184cm">
          <text:p/>
        </draw:line>
        <draw:line draw:style-name="gr5" draw:text-style-name="P2" draw:layer="layout" svg:x1="9.875cm" svg:y1="10.684cm" svg:x2="9.875cm" svg:y2="11.667cm">
          <text:p/>
        </draw:line>
        <draw:line draw:style-name="gr8" draw:text-style-name="P2" draw:layer="layout" svg:x1="9.875cm" svg:y1="12.684cm" svg:x2="9.875cm" svg:y2="13.184cm">
          <text:p/>
        </draw:line>
        <draw:line draw:style-name="gr5" draw:text-style-name="P2" draw:layer="layout" svg:x1="10.141cm" svg:y1="10.684cm" svg:x2="10.141cm" svg:y2="11.667cm">
          <text:p/>
        </draw:line>
        <draw:line draw:style-name="gr8" draw:text-style-name="P2" draw:layer="layout" svg:x1="10.141cm" svg:y1="12.684cm" svg:x2="10.141cm" svg:y2="13.184cm">
          <text:p/>
        </draw:line>
        <draw:line draw:style-name="gr5" draw:text-style-name="P2" draw:layer="layout" svg:x1="10.408cm" svg:y1="10.684cm" svg:x2="10.408cm" svg:y2="11.667cm">
          <text:p/>
        </draw:line>
        <draw:line draw:style-name="gr8" draw:text-style-name="P2" draw:layer="layout" svg:x1="10.408cm" svg:y1="12.684cm" svg:x2="10.408cm" svg:y2="13.184cm">
          <text:p/>
        </draw:line>
        <draw:line draw:style-name="gr5" draw:text-style-name="P2" draw:layer="layout" svg:x1="10.675cm" svg:y1="10.684cm" svg:x2="10.675cm" svg:y2="11.667cm">
          <text:p/>
        </draw:line>
        <draw:line draw:style-name="gr8" draw:text-style-name="P2" draw:layer="layout" svg:x1="10.675cm" svg:y1="12.684cm" svg:x2="10.675cm" svg:y2="13.184cm">
          <text:p/>
        </draw:line>
        <draw:line draw:style-name="gr5" draw:text-style-name="P2" draw:layer="layout" svg:x1="11.075cm" svg:y1="10.684cm" svg:x2="11.075cm" svg:y2="11.667cm">
          <text:p/>
        </draw:line>
        <draw:line draw:style-name="gr8" draw:text-style-name="P2" draw:layer="layout" svg:x1="11.075cm" svg:y1="12.684cm" svg:x2="11.075cm" svg:y2="13.184cm">
          <text:p/>
        </draw:line>
        <draw:line draw:style-name="gr5" draw:text-style-name="P2" draw:layer="layout" svg:x1="11.341cm" svg:y1="10.684cm" svg:x2="11.341cm" svg:y2="11.667cm">
          <text:p/>
        </draw:line>
        <draw:line draw:style-name="gr8" draw:text-style-name="P2" draw:layer="layout" svg:x1="11.341cm" svg:y1="12.684cm" svg:x2="11.341cm" svg:y2="13.184cm">
          <text:p/>
        </draw:line>
        <draw:line draw:style-name="gr5" draw:text-style-name="P2" draw:layer="layout" svg:x1="11.608cm" svg:y1="10.684cm" svg:x2="11.608cm" svg:y2="11.667cm">
          <text:p/>
        </draw:line>
        <draw:line draw:style-name="gr8" draw:text-style-name="P2" draw:layer="layout" svg:x1="11.608cm" svg:y1="12.684cm" svg:x2="11.608cm" svg:y2="13.184cm">
          <text:p/>
        </draw:line>
        <draw:line draw:style-name="gr5" draw:text-style-name="P2" draw:layer="layout" svg:x1="11.875cm" svg:y1="10.684cm" svg:x2="11.875cm" svg:y2="11.667cm">
          <text:p/>
        </draw:line>
        <draw:line draw:style-name="gr8" draw:text-style-name="P2" draw:layer="layout" svg:x1="11.875cm" svg:y1="12.684cm" svg:x2="11.875cm" svg:y2="13.184cm">
          <text:p/>
        </draw:line>
        <draw:line draw:style-name="gr5" draw:text-style-name="P2" draw:layer="layout" svg:x1="12.275cm" svg:y1="10.684cm" svg:x2="12.275cm" svg:y2="11.667cm">
          <text:p/>
        </draw:line>
        <draw:line draw:style-name="gr8" draw:text-style-name="P2" draw:layer="layout" svg:x1="12.275cm" svg:y1="12.684cm" svg:x2="12.275cm" svg:y2="13.184cm">
          <text:p/>
        </draw:line>
        <draw:line draw:style-name="gr5" draw:text-style-name="P2" draw:layer="layout" svg:x1="12.541cm" svg:y1="10.684cm" svg:x2="12.541cm" svg:y2="11.667cm">
          <text:p/>
        </draw:line>
        <draw:line draw:style-name="gr8" draw:text-style-name="P2" draw:layer="layout" svg:x1="12.541cm" svg:y1="12.684cm" svg:x2="12.541cm" svg:y2="13.184cm">
          <text:p/>
        </draw:line>
        <draw:line draw:style-name="gr5" draw:text-style-name="P2" draw:layer="layout" svg:x1="12.808cm" svg:y1="10.684cm" svg:x2="12.808cm" svg:y2="11.667cm">
          <text:p/>
        </draw:line>
        <draw:line draw:style-name="gr8" draw:text-style-name="P2" draw:layer="layout" svg:x1="12.808cm" svg:y1="12.684cm" svg:x2="12.808cm" svg:y2="13.184cm">
          <text:p/>
        </draw:line>
        <draw:line draw:style-name="gr5" draw:text-style-name="P2" draw:layer="layout" svg:x1="13.075cm" svg:y1="10.684cm" svg:x2="13.075cm" svg:y2="11.667cm">
          <text:p/>
        </draw:line>
        <draw:line draw:style-name="gr8" draw:text-style-name="P2" draw:layer="layout" svg:x1="13.075cm" svg:y1="12.684cm" svg:x2="13.075cm" svg:y2="13.184cm">
          <text:p/>
        </draw:line>
        <draw:line draw:style-name="gr5" draw:text-style-name="P2" draw:layer="layout" svg:x1="13.475cm" svg:y1="10.684cm" svg:x2="13.475cm" svg:y2="11.667cm">
          <text:p/>
        </draw:line>
        <draw:line draw:style-name="gr8" draw:text-style-name="P2" draw:layer="layout" svg:x1="13.475cm" svg:y1="12.684cm" svg:x2="13.475cm" svg:y2="13.184cm">
          <text:p/>
        </draw:line>
        <draw:line draw:style-name="gr5" draw:text-style-name="P2" draw:layer="layout" svg:x1="13.741cm" svg:y1="10.684cm" svg:x2="13.741cm" svg:y2="11.667cm">
          <text:p/>
        </draw:line>
        <draw:line draw:style-name="gr8" draw:text-style-name="P2" draw:layer="layout" svg:x1="13.741cm" svg:y1="12.684cm" svg:x2="13.741cm" svg:y2="13.184cm">
          <text:p/>
        </draw:line>
        <draw:line draw:style-name="gr5" draw:text-style-name="P2" draw:layer="layout" svg:x1="14.008cm" svg:y1="10.684cm" svg:x2="14.008cm" svg:y2="11.667cm">
          <text:p/>
        </draw:line>
        <draw:line draw:style-name="gr8" draw:text-style-name="P2" draw:layer="layout" svg:x1="14.008cm" svg:y1="12.684cm" svg:x2="14.008cm" svg:y2="13.184cm">
          <text:p/>
        </draw:line>
        <draw:line draw:style-name="gr5" draw:text-style-name="P2" draw:layer="layout" svg:x1="14.275cm" svg:y1="10.684cm" svg:x2="14.275cm" svg:y2="11.667cm">
          <text:p/>
        </draw:line>
        <draw:line draw:style-name="gr8" draw:text-style-name="P2" draw:layer="layout" svg:x1="14.275cm" svg:y1="12.684cm" svg:x2="14.275cm" svg:y2="13.184cm">
          <text:p/>
        </draw:line>
        <draw:line draw:style-name="gr5" draw:text-style-name="P2" draw:layer="layout" svg:x1="14.675cm" svg:y1="10.684cm" svg:x2="14.675cm" svg:y2="11.667cm">
          <text:p/>
        </draw:line>
        <draw:line draw:style-name="gr8" draw:text-style-name="P2" draw:layer="layout" svg:x1="14.675cm" svg:y1="12.684cm" svg:x2="14.675cm" svg:y2="13.184cm">
          <text:p/>
        </draw:line>
        <draw:line draw:style-name="gr5" draw:text-style-name="P2" draw:layer="layout" svg:x1="14.941cm" svg:y1="10.684cm" svg:x2="14.941cm" svg:y2="11.667cm">
          <text:p/>
        </draw:line>
        <draw:line draw:style-name="gr8" draw:text-style-name="P2" draw:layer="layout" svg:x1="14.941cm" svg:y1="12.684cm" svg:x2="14.941cm" svg:y2="13.184cm">
          <text:p/>
        </draw:line>
        <draw:line draw:style-name="gr5" draw:text-style-name="P2" draw:layer="layout" svg:x1="15.208cm" svg:y1="10.684cm" svg:x2="15.208cm" svg:y2="11.667cm">
          <text:p/>
        </draw:line>
        <draw:line draw:style-name="gr8" draw:text-style-name="P2" draw:layer="layout" svg:x1="15.208cm" svg:y1="12.684cm" svg:x2="15.208cm" svg:y2="13.184cm">
          <text:p/>
        </draw:line>
        <draw:line draw:style-name="gr5" draw:text-style-name="P2" draw:layer="layout" svg:x1="15.475cm" svg:y1="10.684cm" svg:x2="15.475cm" svg:y2="11.667cm">
          <text:p/>
        </draw:line>
        <draw:line draw:style-name="gr8" draw:text-style-name="P2" draw:layer="layout" svg:x1="15.475cm" svg:y1="12.684cm" svg:x2="15.475cm" svg:y2="13.184cm">
          <text:p/>
        </draw:line>
        <draw:line draw:style-name="gr5" draw:text-style-name="P2" draw:layer="layout" svg:x1="15.875cm" svg:y1="10.684cm" svg:x2="15.875cm" svg:y2="11.667cm">
          <text:p/>
        </draw:line>
        <draw:line draw:style-name="gr8" draw:text-style-name="P2" draw:layer="layout" svg:x1="15.875cm" svg:y1="12.684cm" svg:x2="15.875cm" svg:y2="13.184cm">
          <text:p/>
        </draw:line>
        <draw:line draw:style-name="gr5" draw:text-style-name="P2" draw:layer="layout" svg:x1="16.141cm" svg:y1="10.684cm" svg:x2="16.141cm" svg:y2="11.667cm">
          <text:p/>
        </draw:line>
        <draw:line draw:style-name="gr8" draw:text-style-name="P2" draw:layer="layout" svg:x1="16.141cm" svg:y1="12.684cm" svg:x2="16.141cm" svg:y2="13.184cm">
          <text:p/>
        </draw:line>
        <draw:line draw:style-name="gr5" draw:text-style-name="P2" draw:layer="layout" svg:x1="16.408cm" svg:y1="10.684cm" svg:x2="16.408cm" svg:y2="11.667cm">
          <text:p/>
        </draw:line>
        <draw:line draw:style-name="gr8" draw:text-style-name="P2" draw:layer="layout" svg:x1="16.408cm" svg:y1="12.684cm" svg:x2="16.408cm" svg:y2="13.184cm">
          <text:p/>
        </draw:line>
        <draw:line draw:style-name="gr5" draw:text-style-name="P2" draw:layer="layout" svg:x1="16.675cm" svg:y1="10.684cm" svg:x2="16.675cm" svg:y2="11.667cm">
          <text:p/>
        </draw:line>
        <draw:line draw:style-name="gr8" draw:text-style-name="P2" draw:layer="layout" svg:x1="16.675cm" svg:y1="12.684cm" svg:x2="16.675cm" svg:y2="13.184cm">
          <text:p/>
        </draw:line>
        <draw:line draw:style-name="gr5" draw:text-style-name="P2" draw:layer="layout" svg:x1="17.075cm" svg:y1="10.684cm" svg:x2="17.075cm" svg:y2="11.667cm">
          <text:p/>
        </draw:line>
        <draw:line draw:style-name="gr8" draw:text-style-name="P2" draw:layer="layout" svg:x1="17.075cm" svg:y1="12.684cm" svg:x2="17.075cm" svg:y2="13.184cm">
          <text:p/>
        </draw:line>
        <draw:line draw:style-name="gr5" draw:text-style-name="P2" draw:layer="layout" svg:x1="17.341cm" svg:y1="10.684cm" svg:x2="17.341cm" svg:y2="11.667cm">
          <text:p/>
        </draw:line>
        <draw:line draw:style-name="gr8" draw:text-style-name="P2" draw:layer="layout" svg:x1="17.341cm" svg:y1="12.684cm" svg:x2="17.341cm" svg:y2="13.184cm">
          <text:p/>
        </draw:line>
        <draw:line draw:style-name="gr5" draw:text-style-name="P2" draw:layer="layout" svg:x1="17.608cm" svg:y1="10.684cm" svg:x2="17.608cm" svg:y2="11.667cm">
          <text:p/>
        </draw:line>
        <draw:line draw:style-name="gr8" draw:text-style-name="P2" draw:layer="layout" svg:x1="17.608cm" svg:y1="12.684cm" svg:x2="17.608cm" svg:y2="13.184cm">
          <text:p/>
        </draw:line>
        <draw:line draw:style-name="gr5" draw:text-style-name="P2" draw:layer="layout" svg:x1="17.875cm" svg:y1="10.684cm" svg:x2="17.875cm" svg:y2="11.667cm">
          <text:p/>
        </draw:line>
        <draw:line draw:style-name="gr8" draw:text-style-name="P2" draw:layer="layout" svg:x1="17.875cm" svg:y1="12.684cm" svg:x2="17.875cm" svg:y2="13.184cm">
          <text:p/>
        </draw:line>
        <draw:line draw:style-name="gr5" draw:text-style-name="P2" draw:layer="layout" svg:x1="18.275cm" svg:y1="10.684cm" svg:x2="18.275cm" svg:y2="11.667cm">
          <text:p/>
        </draw:line>
        <draw:line draw:style-name="gr8" draw:text-style-name="P2" draw:layer="layout" svg:x1="18.275cm" svg:y1="12.684cm" svg:x2="18.275cm" svg:y2="13.184cm">
          <text:p/>
        </draw:line>
        <draw:line draw:style-name="gr5" draw:text-style-name="P2" draw:layer="layout" svg:x1="18.541cm" svg:y1="10.684cm" svg:x2="18.541cm" svg:y2="11.667cm">
          <text:p/>
        </draw:line>
        <draw:line draw:style-name="gr8" draw:text-style-name="P2" draw:layer="layout" svg:x1="18.541cm" svg:y1="12.684cm" svg:x2="18.541cm" svg:y2="13.184cm">
          <text:p/>
        </draw:line>
        <draw:line draw:style-name="gr5" draw:text-style-name="P2" draw:layer="layout" svg:x1="18.808cm" svg:y1="10.684cm" svg:x2="18.808cm" svg:y2="11.667cm">
          <text:p/>
        </draw:line>
        <draw:line draw:style-name="gr8" draw:text-style-name="P2" draw:layer="layout" svg:x1="18.808cm" svg:y1="12.684cm" svg:x2="18.808cm" svg:y2="13.184cm">
          <text:p/>
        </draw:line>
        <draw:line draw:style-name="gr5" draw:text-style-name="P2" draw:layer="layout" svg:x1="19.075cm" svg:y1="10.684cm" svg:x2="19.075cm" svg:y2="11.667cm">
          <text:p/>
        </draw:line>
        <draw:line draw:style-name="gr8" draw:text-style-name="P2" draw:layer="layout" svg:x1="19.075cm" svg:y1="12.684cm" svg:x2="19.075cm" svg:y2="13.184cm">
          <text:p/>
        </draw:line>
        <draw:line draw:style-name="gr5" draw:text-style-name="P2" draw:layer="layout" svg:x1="19.475cm" svg:y1="10.684cm" svg:x2="19.475cm" svg:y2="11.667cm">
          <text:p/>
        </draw:line>
        <draw:line draw:style-name="gr8" draw:text-style-name="P2" draw:layer="layout" svg:x1="19.475cm" svg:y1="12.684cm" svg:x2="19.475cm" svg:y2="13.184cm">
          <text:p/>
        </draw:line>
        <draw:line draw:style-name="gr5" draw:text-style-name="P2" draw:layer="layout" svg:x1="19.741cm" svg:y1="10.684cm" svg:x2="19.741cm" svg:y2="11.667cm">
          <text:p/>
        </draw:line>
        <draw:line draw:style-name="gr8" draw:text-style-name="P2" draw:layer="layout" svg:x1="19.741cm" svg:y1="12.684cm" svg:x2="19.741cm" svg:y2="13.184cm">
          <text:p/>
        </draw:line>
        <draw:line draw:style-name="gr5" draw:text-style-name="P2" draw:layer="layout" svg:x1="20.008cm" svg:y1="10.684cm" svg:x2="20.008cm" svg:y2="11.667cm">
          <text:p/>
        </draw:line>
        <draw:line draw:style-name="gr8" draw:text-style-name="P2" draw:layer="layout" svg:x1="20.008cm" svg:y1="12.684cm" svg:x2="20.008cm" svg:y2="13.184cm">
          <text:p/>
        </draw:line>
        <draw:line draw:style-name="gr5" draw:text-style-name="P2" draw:layer="layout" svg:x1="20.275cm" svg:y1="10.684cm" svg:x2="20.275cm" svg:y2="11.667cm">
          <text:p/>
        </draw:line>
        <draw:line draw:style-name="gr8" draw:text-style-name="P2" draw:layer="layout" svg:x1="20.275cm" svg:y1="12.684cm" svg:x2="20.275cm" svg:y2="13.184cm">
          <text:p/>
        </draw:line>
        <draw:line draw:style-name="gr8" draw:text-style-name="P2" draw:layer="layout" svg:x1="1.474cm" svg:y1="13.184cm" svg:x2="1.474cm" svg:y2="15.684cm">
          <text:p/>
        </draw:line>
        <draw:line draw:style-name="gr8" draw:text-style-name="P2" draw:layer="layout" svg:x1="1.741cm" svg:y1="13.184cm" svg:x2="6.276cm" svg:y2="15.685cm">
          <text:p/>
        </draw:line>
        <draw:line draw:style-name="gr8" draw:text-style-name="P2" draw:layer="layout" svg:x1="2.008cm" svg:y1="13.184cm" svg:x2="11.076cm" svg:y2="15.685cm">
          <text:p/>
        </draw:line>
        <draw:line draw:style-name="gr8" draw:text-style-name="P2" draw:layer="layout" svg:x1="2.274cm" svg:y1="13.184cm" svg:x2="15.876cm" svg:y2="15.685cm">
          <text:p/>
        </draw:line>
        <draw:line draw:style-name="gr8" draw:text-style-name="P2" draw:layer="layout" svg:x1="2.675cm" svg:y1="13.184cm" svg:x2="1.741cm" svg:y2="15.685cm">
          <text:p/>
        </draw:line>
        <draw:line draw:style-name="gr8" draw:text-style-name="P2" draw:layer="layout" svg:x1="2.941cm" svg:y1="13.184cm" svg:x2="6.542cm" svg:y2="15.685cm">
          <text:p/>
        </draw:line>
        <draw:line draw:style-name="gr8" draw:text-style-name="P2" draw:layer="layout" svg:x1="3.208cm" svg:y1="13.184cm" svg:x2="11.342cm" svg:y2="15.685cm">
          <text:p/>
        </draw:line>
        <draw:line draw:style-name="gr8" draw:text-style-name="P2" draw:layer="layout" svg:x1="3.475cm" svg:y1="13.184cm" svg:x2="16.142cm" svg:y2="15.685cm">
          <text:p/>
        </draw:line>
        <draw:line draw:style-name="gr8" draw:text-style-name="P2" draw:layer="layout" svg:x1="3.876cm" svg:y1="13.184cm" svg:x2="2.008cm" svg:y2="15.685cm">
          <text:p/>
        </draw:line>
        <draw:line draw:style-name="gr8" draw:text-style-name="P2" draw:layer="layout" svg:x1="4.141cm" svg:y1="13.184cm" svg:x2="6.809cm" svg:y2="15.685cm">
          <text:p/>
        </draw:line>
        <draw:line draw:style-name="gr8" draw:text-style-name="P2" draw:layer="layout" svg:x1="4.408cm" svg:y1="13.184cm" svg:x2="11.609cm" svg:y2="15.685cm">
          <text:p/>
        </draw:line>
        <draw:line draw:style-name="gr8" draw:text-style-name="P2" draw:layer="layout" svg:x1="4.675cm" svg:y1="13.184cm" svg:x2="16.409cm" svg:y2="15.685cm">
          <text:p/>
        </draw:line>
        <draw:line draw:style-name="gr8" draw:text-style-name="P2" draw:layer="layout" svg:x1="5.076cm" svg:y1="13.184cm" svg:x2="2.274cm" svg:y2="15.685cm">
          <text:p/>
        </draw:line>
        <draw:line draw:style-name="gr8" draw:text-style-name="P2" draw:layer="layout" svg:x1="5.341cm" svg:y1="13.184cm" svg:x2="7.076cm" svg:y2="15.685cm">
          <text:p/>
        </draw:line>
        <draw:line draw:style-name="gr8" draw:text-style-name="P2" draw:layer="layout" svg:x1="5.608cm" svg:y1="13.184cm" svg:x2="11.876cm" svg:y2="15.685cm">
          <text:p/>
        </draw:line>
        <draw:line draw:style-name="gr8" draw:text-style-name="P2" draw:layer="layout" svg:x1="5.875cm" svg:y1="13.184cm" svg:x2="16.676cm" svg:y2="15.685cm">
          <text:p/>
        </draw:line>
        <draw:line draw:style-name="gr8" draw:text-style-name="P2" draw:layer="layout" svg:x1="6.276cm" svg:y1="13.184cm" svg:x2="2.674cm" svg:y2="15.685cm">
          <text:p/>
        </draw:line>
        <draw:line draw:style-name="gr8" draw:text-style-name="P2" draw:layer="layout" svg:x1="6.541cm" svg:y1="13.184cm" svg:x2="7.476cm" svg:y2="15.685cm">
          <text:p/>
        </draw:line>
        <draw:line draw:style-name="gr8" draw:text-style-name="P2" draw:layer="layout" svg:x1="6.808cm" svg:y1="13.184cm" svg:x2="12.276cm" svg:y2="15.685cm">
          <text:p/>
        </draw:line>
        <draw:line draw:style-name="gr8" draw:text-style-name="P2" draw:layer="layout" svg:x1="7.075cm" svg:y1="13.184cm" svg:x2="17.076cm" svg:y2="15.685cm">
          <text:p/>
        </draw:line>
        <draw:line draw:style-name="gr8" draw:text-style-name="P2" draw:layer="layout" svg:x1="7.476cm" svg:y1="13.184cm" svg:x2="2.941cm" svg:y2="15.685cm">
          <text:p/>
        </draw:line>
        <draw:line draw:style-name="gr8" draw:text-style-name="P2" draw:layer="layout" svg:x1="7.741cm" svg:y1="13.184cm" svg:x2="7.741cm" svg:y2="15.684cm">
          <text:p/>
        </draw:line>
        <draw:line draw:style-name="gr8" draw:text-style-name="P2" draw:layer="layout" svg:x1="8.008cm" svg:y1="13.184cm" svg:x2="12.542cm" svg:y2="15.685cm">
          <text:p/>
        </draw:line>
        <draw:line draw:style-name="gr8" draw:text-style-name="P2" draw:layer="layout" svg:x1="8.275cm" svg:y1="13.184cm" svg:x2="17.342cm" svg:y2="15.685cm">
          <text:p/>
        </draw:line>
        <draw:line draw:style-name="gr8" draw:text-style-name="P2" draw:layer="layout" svg:x1="8.676cm" svg:y1="13.184cm" svg:x2="3.208cm" svg:y2="15.685cm">
          <text:p/>
        </draw:line>
        <draw:line draw:style-name="gr8" draw:text-style-name="P2" draw:layer="layout" svg:x1="8.942cm" svg:y1="13.184cm" svg:x2="8.008cm" svg:y2="15.685cm">
          <text:p/>
        </draw:line>
        <draw:line draw:style-name="gr8" draw:text-style-name="P2" draw:layer="layout" svg:x1="9.208cm" svg:y1="13.184cm" svg:x2="12.809cm" svg:y2="15.685cm">
          <text:p/>
        </draw:line>
        <draw:line draw:style-name="gr8" draw:text-style-name="P2" draw:layer="layout" svg:x1="9.475cm" svg:y1="13.184cm" svg:x2="17.609cm" svg:y2="15.685cm">
          <text:p/>
        </draw:line>
        <draw:line draw:style-name="gr8" draw:text-style-name="P2" draw:layer="layout" svg:x1="9.876cm" svg:y1="13.184cm" svg:x2="3.475cm" svg:y2="15.685cm">
          <text:p/>
        </draw:line>
        <draw:line draw:style-name="gr8" draw:text-style-name="P2" draw:layer="layout" svg:x1="10.142cm" svg:y1="13.184cm" svg:x2="8.275cm" svg:y2="15.685cm">
          <text:p/>
        </draw:line>
        <draw:line draw:style-name="gr8" draw:text-style-name="P2" draw:layer="layout" svg:x1="10.408cm" svg:y1="13.184cm" svg:x2="13.076cm" svg:y2="15.685cm">
          <text:p/>
        </draw:line>
        <draw:line draw:style-name="gr8" draw:text-style-name="P2" draw:layer="layout" svg:x1="10.675cm" svg:y1="13.184cm" svg:x2="17.876cm" svg:y2="15.685cm">
          <text:p/>
        </draw:line>
        <draw:line draw:style-name="gr8" draw:text-style-name="P2" draw:layer="layout" svg:x1="11.076cm" svg:y1="13.184cm" svg:x2="3.875cm" svg:y2="15.685cm">
          <text:p/>
        </draw:line>
        <draw:line draw:style-name="gr8" draw:text-style-name="P2" draw:layer="layout" svg:x1="11.342cm" svg:y1="13.184cm" svg:x2="8.675cm" svg:y2="15.685cm">
          <text:p/>
        </draw:line>
        <draw:line draw:style-name="gr8" draw:text-style-name="P2" draw:layer="layout" svg:x1="11.608cm" svg:y1="13.184cm" svg:x2="13.476cm" svg:y2="15.685cm">
          <text:p/>
        </draw:line>
        <draw:line draw:style-name="gr8" draw:text-style-name="P2" draw:layer="layout" svg:x1="11.875cm" svg:y1="13.184cm" svg:x2="18.276cm" svg:y2="15.685cm">
          <text:p/>
        </draw:line>
        <draw:line draw:style-name="gr8" draw:text-style-name="P2" draw:layer="layout" svg:x1="12.276cm" svg:y1="13.184cm" svg:x2="4.141cm" svg:y2="15.685cm">
          <text:p/>
        </draw:line>
        <draw:line draw:style-name="gr8" draw:text-style-name="P2" draw:layer="layout" svg:x1="12.542cm" svg:y1="13.184cm" svg:x2="8.941cm" svg:y2="15.685cm">
          <text:p/>
        </draw:line>
        <draw:line draw:style-name="gr8" draw:text-style-name="P2" draw:layer="layout" svg:x1="12.808cm" svg:y1="13.184cm" svg:x2="13.742cm" svg:y2="15.685cm">
          <text:p/>
        </draw:line>
        <draw:line draw:style-name="gr8" draw:text-style-name="P2" draw:layer="layout" svg:x1="13.075cm" svg:y1="13.184cm" svg:x2="18.542cm" svg:y2="15.685cm">
          <text:p/>
        </draw:line>
        <draw:line draw:style-name="gr8" draw:text-style-name="P2" draw:layer="layout" svg:x1="13.476cm" svg:y1="13.184cm" svg:x2="4.408cm" svg:y2="15.685cm">
          <text:p/>
        </draw:line>
        <draw:line draw:style-name="gr8" draw:text-style-name="P2" draw:layer="layout" svg:x1="13.742cm" svg:y1="13.184cm" svg:x2="9.208cm" svg:y2="15.685cm">
          <text:p/>
        </draw:line>
        <draw:line draw:style-name="gr8" draw:text-style-name="P2" draw:layer="layout" svg:x1="14.008cm" svg:y1="13.184cm" svg:x2="14.008cm" svg:y2="15.684cm">
          <text:p/>
        </draw:line>
        <draw:line draw:style-name="gr8" draw:text-style-name="P2" draw:layer="layout" svg:x1="14.275cm" svg:y1="13.184cm" svg:x2="18.809cm" svg:y2="15.685cm">
          <text:p/>
        </draw:line>
        <draw:line draw:style-name="gr8" draw:text-style-name="P2" draw:layer="layout" svg:x1="14.676cm" svg:y1="13.184cm" svg:x2="4.675cm" svg:y2="15.685cm">
          <text:p/>
        </draw:line>
        <draw:line draw:style-name="gr8" draw:text-style-name="P2" draw:layer="layout" svg:x1="14.942cm" svg:y1="13.184cm" svg:x2="9.475cm" svg:y2="15.685cm">
          <text:p/>
        </draw:line>
        <draw:line draw:style-name="gr8" draw:text-style-name="P2" draw:layer="layout" svg:x1="15.209cm" svg:y1="13.184cm" svg:x2="14.275cm" svg:y2="15.685cm">
          <text:p/>
        </draw:line>
        <draw:line draw:style-name="gr8" draw:text-style-name="P2" draw:layer="layout" svg:x1="15.475cm" svg:y1="13.184cm" svg:x2="19.076cm" svg:y2="15.685cm">
          <text:p/>
        </draw:line>
        <draw:line draw:style-name="gr8" draw:text-style-name="P2" draw:layer="layout" svg:x1="15.876cm" svg:y1="13.184cm" svg:x2="5.075cm" svg:y2="15.685cm">
          <text:p/>
        </draw:line>
        <draw:line draw:style-name="gr8" draw:text-style-name="P2" draw:layer="layout" svg:x1="16.142cm" svg:y1="13.184cm" svg:x2="9.875cm" svg:y2="15.685cm">
          <text:p/>
        </draw:line>
        <draw:line draw:style-name="gr8" draw:text-style-name="P2" draw:layer="layout" svg:x1="16.409cm" svg:y1="13.184cm" svg:x2="14.675cm" svg:y2="15.685cm">
          <text:p/>
        </draw:line>
        <draw:line draw:style-name="gr8" draw:text-style-name="P2" draw:layer="layout" svg:x1="16.675cm" svg:y1="13.184cm" svg:x2="19.476cm" svg:y2="15.685cm">
          <text:p/>
        </draw:line>
        <draw:line draw:style-name="gr8" draw:text-style-name="P2" draw:layer="layout" svg:x1="17.076cm" svg:y1="13.184cm" svg:x2="5.341cm" svg:y2="15.685cm">
          <text:p/>
        </draw:line>
        <draw:line draw:style-name="gr8" draw:text-style-name="P2" draw:layer="layout" svg:x1="17.342cm" svg:y1="13.184cm" svg:x2="10.141cm" svg:y2="15.685cm">
          <text:p/>
        </draw:line>
        <draw:line draw:style-name="gr8" draw:text-style-name="P2" draw:layer="layout" svg:x1="17.609cm" svg:y1="13.184cm" svg:x2="14.941cm" svg:y2="15.685cm">
          <text:p/>
        </draw:line>
        <draw:line draw:style-name="gr8" draw:text-style-name="P2" draw:layer="layout" svg:x1="17.875cm" svg:y1="13.184cm" svg:x2="19.742cm" svg:y2="15.685cm">
          <text:p/>
        </draw:line>
        <draw:line draw:style-name="gr8" draw:text-style-name="P2" draw:layer="layout" svg:x1="18.276cm" svg:y1="13.184cm" svg:x2="5.608cm" svg:y2="15.685cm">
          <text:p/>
        </draw:line>
        <draw:line draw:style-name="gr8" draw:text-style-name="P2" draw:layer="layout" svg:x1="18.542cm" svg:y1="13.184cm" svg:x2="10.408cm" svg:y2="15.685cm">
          <text:p/>
        </draw:line>
        <draw:line draw:style-name="gr8" draw:text-style-name="P2" draw:layer="layout" svg:x1="18.809cm" svg:y1="13.184cm" svg:x2="15.208cm" svg:y2="15.685cm">
          <text:p/>
        </draw:line>
        <draw:line draw:style-name="gr8" draw:text-style-name="P2" draw:layer="layout" svg:x1="19.075cm" svg:y1="13.184cm" svg:x2="20.009cm" svg:y2="15.685cm">
          <text:p/>
        </draw:line>
        <draw:line draw:style-name="gr8" draw:text-style-name="P2" draw:layer="layout" svg:x1="19.476cm" svg:y1="13.184cm" svg:x2="5.875cm" svg:y2="15.685cm">
          <text:p/>
        </draw:line>
        <draw:line draw:style-name="gr8" draw:text-style-name="P2" draw:layer="layout" svg:x1="19.742cm" svg:y1="13.184cm" svg:x2="10.675cm" svg:y2="15.685cm">
          <text:p/>
        </draw:line>
        <draw:line draw:style-name="gr8" draw:text-style-name="P2" draw:layer="layout" svg:x1="20.009cm" svg:y1="13.184cm" svg:x2="15.475cm" svg:y2="15.685cm">
          <text:p/>
        </draw:line>
        <draw:line draw:style-name="gr8" draw:text-style-name="P2" draw:layer="layout" svg:x1="20.275cm" svg:y1="13.184cm" svg:x2="20.275cm" svg:y2="15.684cm">
          <text:p/>
        </draw:line>
        <draw:line draw:style-name="gr8" draw:text-style-name="P2" draw:layer="layout" svg:x1="1.474cm" svg:y1="15.684cm" svg:x2="1.474cm" svg:y2="16.667cm">
          <text:p/>
        </draw:line>
        <draw:line draw:style-name="gr8" draw:text-style-name="P2" draw:layer="layout" svg:x1="1.741cm" svg:y1="15.684cm" svg:x2="1.741cm" svg:y2="16.667cm">
          <text:p/>
        </draw:line>
        <draw:line draw:style-name="gr8" draw:text-style-name="P2" draw:layer="layout" svg:x1="2.008cm" svg:y1="15.684cm" svg:x2="2.008cm" svg:y2="16.667cm">
          <text:p/>
        </draw:line>
        <draw:line draw:style-name="gr8" draw:text-style-name="P2" draw:layer="layout" svg:x1="2.274cm" svg:y1="15.684cm" svg:x2="2.274cm" svg:y2="16.667cm">
          <text:p/>
        </draw:line>
        <draw:line draw:style-name="gr8" draw:text-style-name="P2" draw:layer="layout" svg:x1="2.674cm" svg:y1="15.684cm" svg:x2="2.674cm" svg:y2="16.667cm">
          <text:p/>
        </draw:line>
        <draw:line draw:style-name="gr8" draw:text-style-name="P2" draw:layer="layout" svg:x1="2.941cm" svg:y1="15.684cm" svg:x2="2.941cm" svg:y2="16.667cm">
          <text:p/>
        </draw:line>
        <draw:line draw:style-name="gr8" draw:text-style-name="P2" draw:layer="layout" svg:x1="3.208cm" svg:y1="15.684cm" svg:x2="3.208cm" svg:y2="16.667cm">
          <text:p/>
        </draw:line>
        <draw:line draw:style-name="gr8" draw:text-style-name="P2" draw:layer="layout" svg:x1="3.475cm" svg:y1="15.684cm" svg:x2="3.475cm" svg:y2="16.667cm">
          <text:p/>
        </draw:line>
        <draw:line draw:style-name="gr8" draw:text-style-name="P2" draw:layer="layout" svg:x1="3.875cm" svg:y1="15.684cm" svg:x2="3.875cm" svg:y2="16.667cm">
          <text:p/>
        </draw:line>
        <draw:line draw:style-name="gr8" draw:text-style-name="P2" draw:layer="layout" svg:x1="4.141cm" svg:y1="15.684cm" svg:x2="4.141cm" svg:y2="16.667cm">
          <text:p/>
        </draw:line>
        <draw:line draw:style-name="gr8" draw:text-style-name="P2" draw:layer="layout" svg:x1="4.408cm" svg:y1="15.684cm" svg:x2="4.408cm" svg:y2="16.667cm">
          <text:p/>
        </draw:line>
        <draw:line draw:style-name="gr8" draw:text-style-name="P2" draw:layer="layout" svg:x1="4.675cm" svg:y1="15.684cm" svg:x2="4.675cm" svg:y2="16.667cm">
          <text:p/>
        </draw:line>
        <draw:line draw:style-name="gr8" draw:text-style-name="P2" draw:layer="layout" svg:x1="5.075cm" svg:y1="15.684cm" svg:x2="5.075cm" svg:y2="16.667cm">
          <text:p/>
        </draw:line>
        <draw:line draw:style-name="gr8" draw:text-style-name="P2" draw:layer="layout" svg:x1="5.341cm" svg:y1="15.684cm" svg:x2="5.341cm" svg:y2="16.667cm">
          <text:p/>
        </draw:line>
        <draw:line draw:style-name="gr8" draw:text-style-name="P2" draw:layer="layout" svg:x1="5.608cm" svg:y1="15.684cm" svg:x2="5.608cm" svg:y2="16.667cm">
          <text:p/>
        </draw:line>
        <draw:line draw:style-name="gr8" draw:text-style-name="P2" draw:layer="layout" svg:x1="5.875cm" svg:y1="15.684cm" svg:x2="5.875cm" svg:y2="16.667cm">
          <text:p/>
        </draw:line>
        <draw:line draw:style-name="gr8" draw:text-style-name="P2" draw:layer="layout" svg:x1="6.275cm" svg:y1="15.684cm" svg:x2="6.275cm" svg:y2="16.667cm">
          <text:p/>
        </draw:line>
        <draw:line draw:style-name="gr8" draw:text-style-name="P2" draw:layer="layout" svg:x1="6.541cm" svg:y1="15.684cm" svg:x2="6.541cm" svg:y2="16.667cm">
          <text:p/>
        </draw:line>
        <draw:line draw:style-name="gr8" draw:text-style-name="P2" draw:layer="layout" svg:x1="6.808cm" svg:y1="15.684cm" svg:x2="6.808cm" svg:y2="16.667cm">
          <text:p/>
        </draw:line>
        <draw:line draw:style-name="gr8" draw:text-style-name="P2" draw:layer="layout" svg:x1="7.075cm" svg:y1="15.684cm" svg:x2="7.075cm" svg:y2="16.667cm">
          <text:p/>
        </draw:line>
        <draw:line draw:style-name="gr8" draw:text-style-name="P2" draw:layer="layout" svg:x1="7.475cm" svg:y1="15.684cm" svg:x2="7.475cm" svg:y2="16.667cm">
          <text:p/>
        </draw:line>
        <draw:line draw:style-name="gr8" draw:text-style-name="P2" draw:layer="layout" svg:x1="7.741cm" svg:y1="15.684cm" svg:x2="7.741cm" svg:y2="16.667cm">
          <text:p/>
        </draw:line>
        <draw:line draw:style-name="gr8" draw:text-style-name="P2" draw:layer="layout" svg:x1="8.008cm" svg:y1="15.684cm" svg:x2="8.008cm" svg:y2="16.667cm">
          <text:p/>
        </draw:line>
        <draw:line draw:style-name="gr8" draw:text-style-name="P2" draw:layer="layout" svg:x1="8.275cm" svg:y1="15.684cm" svg:x2="8.275cm" svg:y2="16.667cm">
          <text:p/>
        </draw:line>
        <draw:line draw:style-name="gr8" draw:text-style-name="P2" draw:layer="layout" svg:x1="8.675cm" svg:y1="15.684cm" svg:x2="8.675cm" svg:y2="16.667cm">
          <text:p/>
        </draw:line>
        <draw:line draw:style-name="gr8" draw:text-style-name="P2" draw:layer="layout" svg:x1="8.941cm" svg:y1="15.684cm" svg:x2="8.941cm" svg:y2="16.667cm">
          <text:p/>
        </draw:line>
        <draw:line draw:style-name="gr8" draw:text-style-name="P2" draw:layer="layout" svg:x1="9.208cm" svg:y1="15.684cm" svg:x2="9.208cm" svg:y2="16.667cm">
          <text:p/>
        </draw:line>
        <draw:line draw:style-name="gr8" draw:text-style-name="P2" draw:layer="layout" svg:x1="9.475cm" svg:y1="15.684cm" svg:x2="9.475cm" svg:y2="16.667cm">
          <text:p/>
        </draw:line>
        <draw:line draw:style-name="gr8" draw:text-style-name="P2" draw:layer="layout" svg:x1="9.875cm" svg:y1="15.684cm" svg:x2="9.875cm" svg:y2="16.667cm">
          <text:p/>
        </draw:line>
        <draw:line draw:style-name="gr8" draw:text-style-name="P2" draw:layer="layout" svg:x1="10.141cm" svg:y1="15.684cm" svg:x2="10.141cm" svg:y2="16.667cm">
          <text:p/>
        </draw:line>
        <draw:line draw:style-name="gr8" draw:text-style-name="P2" draw:layer="layout" svg:x1="10.408cm" svg:y1="15.684cm" svg:x2="10.408cm" svg:y2="16.667cm">
          <text:p/>
        </draw:line>
        <draw:line draw:style-name="gr8" draw:text-style-name="P2" draw:layer="layout" svg:x1="10.675cm" svg:y1="15.684cm" svg:x2="10.675cm" svg:y2="16.667cm">
          <text:p/>
        </draw:line>
        <draw:line draw:style-name="gr8" draw:text-style-name="P2" draw:layer="layout" svg:x1="11.075cm" svg:y1="15.684cm" svg:x2="11.075cm" svg:y2="16.667cm">
          <text:p/>
        </draw:line>
        <draw:line draw:style-name="gr8" draw:text-style-name="P2" draw:layer="layout" svg:x1="11.341cm" svg:y1="15.684cm" svg:x2="11.341cm" svg:y2="16.667cm">
          <text:p/>
        </draw:line>
        <draw:line draw:style-name="gr8" draw:text-style-name="P2" draw:layer="layout" svg:x1="11.608cm" svg:y1="15.684cm" svg:x2="11.608cm" svg:y2="16.667cm">
          <text:p/>
        </draw:line>
        <draw:line draw:style-name="gr8" draw:text-style-name="P2" draw:layer="layout" svg:x1="11.875cm" svg:y1="15.684cm" svg:x2="11.875cm" svg:y2="16.667cm">
          <text:p/>
        </draw:line>
        <draw:line draw:style-name="gr8" draw:text-style-name="P2" draw:layer="layout" svg:x1="12.275cm" svg:y1="15.684cm" svg:x2="12.275cm" svg:y2="16.667cm">
          <text:p/>
        </draw:line>
        <draw:line draw:style-name="gr8" draw:text-style-name="P2" draw:layer="layout" svg:x1="12.541cm" svg:y1="15.684cm" svg:x2="12.541cm" svg:y2="16.667cm">
          <text:p/>
        </draw:line>
        <draw:line draw:style-name="gr8" draw:text-style-name="P2" draw:layer="layout" svg:x1="12.808cm" svg:y1="15.684cm" svg:x2="12.808cm" svg:y2="16.667cm">
          <text:p/>
        </draw:line>
        <draw:line draw:style-name="gr8" draw:text-style-name="P2" draw:layer="layout" svg:x1="13.075cm" svg:y1="15.684cm" svg:x2="13.075cm" svg:y2="16.667cm">
          <text:p/>
        </draw:line>
        <draw:line draw:style-name="gr8" draw:text-style-name="P2" draw:layer="layout" svg:x1="13.475cm" svg:y1="15.684cm" svg:x2="13.475cm" svg:y2="16.667cm">
          <text:p/>
        </draw:line>
        <draw:line draw:style-name="gr8" draw:text-style-name="P2" draw:layer="layout" svg:x1="13.741cm" svg:y1="15.684cm" svg:x2="13.741cm" svg:y2="16.667cm">
          <text:p/>
        </draw:line>
        <draw:line draw:style-name="gr8" draw:text-style-name="P2" draw:layer="layout" svg:x1="14.008cm" svg:y1="15.684cm" svg:x2="14.008cm" svg:y2="16.667cm">
          <text:p/>
        </draw:line>
        <draw:line draw:style-name="gr8" draw:text-style-name="P2" draw:layer="layout" svg:x1="14.275cm" svg:y1="15.684cm" svg:x2="14.275cm" svg:y2="16.667cm">
          <text:p/>
        </draw:line>
        <draw:line draw:style-name="gr8" draw:text-style-name="P2" draw:layer="layout" svg:x1="14.675cm" svg:y1="15.684cm" svg:x2="14.675cm" svg:y2="16.667cm">
          <text:p/>
        </draw:line>
        <draw:line draw:style-name="gr8" draw:text-style-name="P2" draw:layer="layout" svg:x1="14.941cm" svg:y1="15.684cm" svg:x2="14.941cm" svg:y2="16.667cm">
          <text:p/>
        </draw:line>
        <draw:line draw:style-name="gr8" draw:text-style-name="P2" draw:layer="layout" svg:x1="15.208cm" svg:y1="15.684cm" svg:x2="15.208cm" svg:y2="16.667cm">
          <text:p/>
        </draw:line>
        <draw:line draw:style-name="gr8" draw:text-style-name="P2" draw:layer="layout" svg:x1="15.475cm" svg:y1="15.684cm" svg:x2="15.475cm" svg:y2="16.667cm">
          <text:p/>
        </draw:line>
        <draw:line draw:style-name="gr8" draw:text-style-name="P2" draw:layer="layout" svg:x1="15.875cm" svg:y1="15.684cm" svg:x2="15.875cm" svg:y2="16.667cm">
          <text:p/>
        </draw:line>
        <draw:line draw:style-name="gr8" draw:text-style-name="P2" draw:layer="layout" svg:x1="16.141cm" svg:y1="15.684cm" svg:x2="16.141cm" svg:y2="16.667cm">
          <text:p/>
        </draw:line>
        <draw:line draw:style-name="gr8" draw:text-style-name="P2" draw:layer="layout" svg:x1="16.408cm" svg:y1="15.684cm" svg:x2="16.408cm" svg:y2="16.667cm">
          <text:p/>
        </draw:line>
        <draw:line draw:style-name="gr8" draw:text-style-name="P2" draw:layer="layout" svg:x1="16.675cm" svg:y1="15.684cm" svg:x2="16.675cm" svg:y2="16.667cm">
          <text:p/>
        </draw:line>
        <draw:line draw:style-name="gr8" draw:text-style-name="P2" draw:layer="layout" svg:x1="17.075cm" svg:y1="15.684cm" svg:x2="17.075cm" svg:y2="16.667cm">
          <text:p/>
        </draw:line>
        <draw:line draw:style-name="gr8" draw:text-style-name="P2" draw:layer="layout" svg:x1="17.341cm" svg:y1="15.684cm" svg:x2="17.341cm" svg:y2="16.667cm">
          <text:p/>
        </draw:line>
        <draw:line draw:style-name="gr8" draw:text-style-name="P2" draw:layer="layout" svg:x1="17.608cm" svg:y1="15.684cm" svg:x2="17.608cm" svg:y2="16.667cm">
          <text:p/>
        </draw:line>
        <draw:line draw:style-name="gr8" draw:text-style-name="P2" draw:layer="layout" svg:x1="17.875cm" svg:y1="15.684cm" svg:x2="17.875cm" svg:y2="16.667cm">
          <text:p/>
        </draw:line>
        <draw:line draw:style-name="gr8" draw:text-style-name="P2" draw:layer="layout" svg:x1="18.275cm" svg:y1="15.684cm" svg:x2="18.275cm" svg:y2="16.667cm">
          <text:p/>
        </draw:line>
        <draw:line draw:style-name="gr8" draw:text-style-name="P2" draw:layer="layout" svg:x1="18.541cm" svg:y1="15.684cm" svg:x2="18.541cm" svg:y2="16.667cm">
          <text:p/>
        </draw:line>
        <draw:line draw:style-name="gr8" draw:text-style-name="P2" draw:layer="layout" svg:x1="18.808cm" svg:y1="15.684cm" svg:x2="18.808cm" svg:y2="16.667cm">
          <text:p/>
        </draw:line>
        <draw:line draw:style-name="gr8" draw:text-style-name="P2" draw:layer="layout" svg:x1="19.075cm" svg:y1="15.684cm" svg:x2="19.075cm" svg:y2="16.667cm">
          <text:p/>
        </draw:line>
        <draw:line draw:style-name="gr8" draw:text-style-name="P2" draw:layer="layout" svg:x1="19.475cm" svg:y1="15.684cm" svg:x2="19.475cm" svg:y2="16.667cm">
          <text:p/>
        </draw:line>
        <draw:line draw:style-name="gr8" draw:text-style-name="P2" draw:layer="layout" svg:x1="19.741cm" svg:y1="15.684cm" svg:x2="19.741cm" svg:y2="16.667cm">
          <text:p/>
        </draw:line>
        <draw:line draw:style-name="gr8" draw:text-style-name="P2" draw:layer="layout" svg:x1="20.008cm" svg:y1="15.684cm" svg:x2="20.008cm" svg:y2="16.667cm">
          <text:p/>
        </draw:line>
        <draw:line draw:style-name="gr8" draw:text-style-name="P2" draw:layer="layout" svg:x1="20.275cm" svg:y1="15.684cm" svg:x2="20.275cm" svg:y2="16.667cm">
          <text:p/>
        </draw:line>
        <draw:custom-shape draw:style-name="gr9" draw:text-style-name="P6" draw:layer="layout" svg:width="1cm" svg:height="1cm" svg:x="1.37cm" svg:y="1.699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2.57cm" svg:y="1.699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3.77cm" svg:y="1.699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4.97cm" svg:y="1.699cm">
          <text:p text:style-name="P5"><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6.588cm" svg:y="2.0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6.218cm" svg:y="1.623cm" svg:viewBox="0 0 114 54" draw:points="114,0 110,1 105,3 101,6 96,9 92,12 87,16 78,24 70,33 64,41 59,49 57,52 56,54 55,52 54,49 52,45 49,41 43,33 35,24 26,16 22,12 17,9 13,6 8,3 4,1 2,0 0,0">
          <text:p/>
        </draw:polyline>
        <draw:polyline draw:style-name="gr3" draw:text-style-name="P3" draw:layer="layout" svg:width="0.112cm" svg:height="0.053cm" svg:x="6.485cm" svg:y="1.6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6.752cm" svg:y="1.623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7.018cm" svg:y="1.623cm" svg:viewBox="0 0 114 54" draw:points="114,0 110,1 106,3 101,6 97,9 87,16 79,24 71,33 64,41 59,49 57,52 56,54 55,52 54,49 52,45 49,41 43,33 35,24 26,16 22,12 17,9 13,6 8,3 4,1 2,0 0,0">
          <text:p/>
        </draw:polyline>
        <draw:polyline draw:style-name="gr3" draw:text-style-name="P3" draw:layer="layout" svg:width="0.113cm" svg:height="0.053cm" svg:x="7.418cm" svg:y="1.623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7.685cm" svg:y="1.623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7.952cm" svg:y="1.623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8.218cm" svg:y="1.623cm" svg:viewBox="0 0 114 54" draw:points="114,0 110,1 105,3 101,6 96,9 92,12 87,16 78,24 71,33 64,41 61,45 59,49 58,52 57,54 56,52 54,49 49,41 43,33 35,24 26,16 22,12 17,9 13,6 8,3 4,1 2,0 0,0">
          <text:p/>
        </draw:polyline>
        <draw:polyline draw:style-name="gr3" draw:text-style-name="P3" draw:layer="layout" svg:width="0.113cm" svg:height="0.053cm" svg:x="8.618cm" svg:y="1.623cm" svg:viewBox="0 0 114 54" draw:points="114,0 112,0 110,1 106,3 101,6 97,9 92,12 88,16 79,24 72,33 65,41 62,45 60,49 59,52 58,54 57,52 55,49 50,41 43,33 35,24 27,16 17,9 13,6 8,3 4,1 0,0">
          <text:p/>
        </draw:polyline>
        <draw:polyline draw:style-name="gr3" draw:text-style-name="P3" draw:layer="layout" svg:width="0.112cm" svg:height="0.053cm" svg:x="8.885cm" svg:y="1.623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9.152cm" svg:y="1.623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9.418cm" svg:y="1.623cm" svg:viewBox="0 0 114 54" draw:points="114,0 112,0 110,1 106,3 101,6 97,9 92,12 88,16 79,24 72,33 65,41 62,45 60,49 59,52 58,54 57,52 55,49 50,41 43,33 35,24 27,16 17,9 13,6 8,3 4,1 0,0">
          <text:p/>
        </draw:polyline>
        <draw:polyline draw:style-name="gr3" draw:text-style-name="P3" draw:layer="layout" svg:width="0.113cm" svg:height="0.053cm" svg:x="9.818cm" svg:y="1.623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0.085cm" svg:y="1.6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0.352cm" svg:y="1.623cm" svg:viewBox="0 0 113 54" draw:points="113,0 109,1 104,3 100,6 95,9 91,12 86,16 77,24 70,33 63,41 60,45 58,49 57,52 56,54 55,52 53,49 49,41 42,33 34,24 26,16 21,12 17,9 13,6 8,3 4,1 2,0 0,0">
          <text:p/>
        </draw:polyline>
        <draw:polyline draw:style-name="gr3" draw:text-style-name="P3" draw:layer="layout" svg:width="0.113cm" svg:height="0.053cm" svg:x="10.618cm" svg:y="1.623cm" svg:viewBox="0 0 114 54" draw:points="114,0 110,1 106,3 101,6 97,9 92,12 88,16 79,24 71,33 64,41 62,45 59,49 58,52 57,53 57,54 56,52 54,49 49,41 43,33 35,24 26,16 22,12 17,9 13,6 8,3 4,1 2,0 0,0">
          <text:p/>
        </draw:polyline>
        <draw:custom-shape draw:style-name="gr9" draw:text-style-name="P6" draw:layer="layout" svg:width="1cm" svg:height="1cm" svg:x="6.1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7.3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8.5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9.77cm" svg:y="1.697cm">
          <text:p text:style-name="P5"><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11.388cm" svg:y="2.0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1.018cm" svg:y="1.623cm" svg:viewBox="0 0 114 54" draw:points="114,0 110,1 105,3 101,6 96,9 92,12 87,16 78,24 70,33 64,41 59,49 57,52 56,54 55,52 54,49 52,45 49,41 43,33 35,24 26,16 22,12 17,9 13,6 8,3 4,1 2,0 0,0">
          <text:p/>
        </draw:polyline>
        <draw:polyline draw:style-name="gr3" draw:text-style-name="P3" draw:layer="layout" svg:width="0.112cm" svg:height="0.053cm" svg:x="11.285cm" svg:y="1.6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1.552cm" svg:y="1.623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1.818cm" svg:y="1.623cm" svg:viewBox="0 0 114 54" draw:points="114,0 110,1 106,3 101,6 97,9 87,16 79,24 71,33 64,41 59,49 57,52 56,54 55,52 54,49 52,45 49,41 43,33 35,24 26,16 22,12 17,9 13,6 8,3 4,1 2,0 0,0">
          <text:p/>
        </draw:polyline>
        <draw:polyline draw:style-name="gr3" draw:text-style-name="P3" draw:layer="layout" svg:width="0.113cm" svg:height="0.053cm" svg:x="12.218cm" svg:y="1.623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2.485cm" svg:y="1.623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2.752cm" svg:y="1.623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3.018cm" svg:y="1.623cm" svg:viewBox="0 0 114 54" draw:points="114,0 110,1 105,3 101,6 96,9 92,12 87,16 78,24 71,33 64,41 61,45 59,49 58,52 57,54 56,52 54,49 49,41 43,33 35,24 26,16 22,12 17,9 13,6 8,3 4,1 2,0 0,0">
          <text:p/>
        </draw:polyline>
        <draw:polyline draw:style-name="gr3" draw:text-style-name="P3" draw:layer="layout" svg:width="0.113cm" svg:height="0.053cm" svg:x="13.418cm" svg:y="1.623cm" svg:viewBox="0 0 114 54" draw:points="114,0 112,0 110,1 106,3 101,6 97,9 92,12 88,16 79,24 72,33 65,41 62,45 60,49 59,52 58,54 57,52 55,49 50,41 43,33 35,24 27,16 17,9 13,6 8,3 4,1 0,0">
          <text:p/>
        </draw:polyline>
        <draw:polyline draw:style-name="gr3" draw:text-style-name="P3" draw:layer="layout" svg:width="0.112cm" svg:height="0.053cm" svg:x="13.685cm" svg:y="1.623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3.952cm" svg:y="1.623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4.218cm" svg:y="1.623cm" svg:viewBox="0 0 114 54" draw:points="114,0 112,0 110,1 106,3 101,6 97,9 92,12 88,16 79,24 72,33 65,41 62,45 60,49 59,52 58,54 57,52 55,49 50,41 43,33 35,24 27,16 17,9 13,6 8,3 4,1 0,0">
          <text:p/>
        </draw:polyline>
        <draw:polyline draw:style-name="gr3" draw:text-style-name="P3" draw:layer="layout" svg:width="0.113cm" svg:height="0.053cm" svg:x="14.618cm" svg:y="1.623cm" svg:viewBox="0 0 114 54" draw:points="114,0 110,1 106,3 101,6 97,9 92,12 88,16 79,24 71,33 64,41 62,45 59,49 58,52 57,53 57,54 56,52 54,49 49,41 43,33 35,24 26,16 22,12 17,9 13,6 8,3 4,1 2,0 0,0">
          <text:p/>
        </draw:polyline>
        <draw:polyline draw:style-name="gr3" draw:text-style-name="P3" draw:layer="layout" svg:width="0.112cm" svg:height="0.053cm" svg:x="14.885cm" svg:y="1.623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5.152cm" svg:y="1.623cm" svg:viewBox="0 0 113 54" draw:points="113,0 109,1 104,3 100,6 95,9 91,12 86,16 77,24 70,33 63,41 60,45 58,49 57,52 56,54 55,52 53,49 49,41 42,33 34,24 26,16 21,12 17,9 13,6 8,3 4,1 2,0 0,0">
          <text:p/>
        </draw:polyline>
        <draw:polyline draw:style-name="gr3" draw:text-style-name="P3" draw:layer="layout" svg:width="0.113cm" svg:height="0.053cm" svg:x="15.418cm" svg:y="1.623cm" svg:viewBox="0 0 114 54" draw:points="114,0 110,1 106,3 101,6 97,9 92,12 88,16 79,24 71,33 64,41 62,45 59,49 58,52 57,53 57,54 56,52 54,49 49,41 43,33 35,24 26,16 22,12 17,9 13,6 8,3 4,1 2,0 0,0">
          <text:p/>
        </draw:polyline>
        <draw:custom-shape draw:style-name="gr9" draw:text-style-name="P6" draw:layer="layout" svg:width="1cm" svg:height="1cm" svg:x="10.9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2.1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3.37cm" svg:y="1.697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4.57cm" svg:y="1.697cm">
          <text:p text:style-name="P5"><text:span text:style-name="T1">S</text:span></text:p>
          <draw:enhanced-geometry svg:viewBox="0 0 21600 21600" draw:type="rectangle" draw:enhanced-path="M 0 0 L 21600 0 21600 21600 0 21600 0 0 Z N"/>
        </draw:custom-shape>
        <draw:polygon draw:style-name="gr1" draw:text-style-name="P1" draw:layer="layout" svg:width="0.216cm" svg:height="0.318cm" svg:x="16.188cm" svg:y="2.0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3" draw:text-style-name="P3" draw:layer="layout" svg:width="0.113cm" svg:height="0.053cm" svg:x="15.818cm" svg:y="1.621cm" svg:viewBox="0 0 114 54" draw:points="114,0 110,1 105,3 101,6 96,9 92,12 87,16 78,24 70,33 64,41 59,49 57,52 56,54 55,52 54,49 52,45 49,41 43,33 35,24 26,16 22,12 17,9 13,6 8,3 4,1 2,0 0,0">
          <text:p/>
        </draw:polyline>
        <draw:polyline draw:style-name="gr3" draw:text-style-name="P3" draw:layer="layout" svg:width="0.112cm" svg:height="0.053cm" svg:x="16.085cm" svg:y="1.621cm" svg:viewBox="0 0 113 54" draw:points="113,0 111,0 109,1 105,3 100,6 96,9 92,12 87,16 79,24 71,33 64,41 60,49 58,52 57,54 57,53 56,52 55,49 52,45 50,41 43,33 35,24 26,16 22,12 17,9 13,6 8,3 4,1 0,0">
          <text:p/>
        </draw:polyline>
        <draw:polyline draw:style-name="gr3" draw:text-style-name="P3" draw:layer="layout" svg:width="0.112cm" svg:height="0.053cm" svg:x="16.352cm" svg:y="1.621cm" svg:viewBox="0 0 113 54" draw:points="113,0 111,0 109,1 105,3 100,6 96,9 91,12 87,16 78,24 71,33 64,41 61,45 59,49 58,52 57,54 56,52 54,49 50,41 43,33 35,24 27,16 22,12 18,9 13,6 9,3 4,1 0,0">
          <text:p/>
        </draw:polyline>
        <draw:polyline draw:style-name="gr3" draw:text-style-name="P3" draw:layer="layout" svg:width="0.113cm" svg:height="0.053cm" svg:x="16.618cm" svg:y="1.621cm" svg:viewBox="0 0 114 54" draw:points="114,0 110,1 106,3 101,6 97,9 87,16 79,24 71,33 64,41 59,49 57,52 56,54 55,52 54,49 52,45 49,41 43,33 35,24 26,16 22,12 17,9 13,6 8,3 4,1 2,0 0,0">
          <text:p/>
        </draw:polyline>
        <draw:polyline draw:style-name="gr3" draw:text-style-name="P3" draw:layer="layout" svg:width="0.113cm" svg:height="0.053cm" svg:x="17.018cm" svg:y="1.621cm" svg:viewBox="0 0 114 54" draw:points="114,0 112,0 110,1 106,3 101,6 97,9 92,12 88,16 79,24 71,33 65,41 60,49 58,52 57,54 56,52 55,49 53,45 50,41 43,33 36,24 27,16 22,12 18,9 13,6 9,3 4,1 0,0">
          <text:p/>
        </draw:polyline>
        <draw:polyline draw:style-name="gr3" draw:text-style-name="P3" draw:layer="layout" svg:width="0.112cm" svg:height="0.053cm" svg:x="17.285cm" svg:y="1.621cm" svg:viewBox="0 0 113 54" draw:points="113,0 111,0 109,1 105,3 100,6 96,9 91,12 87,16 78,24 70,33 64,41 59,49 57,52 56,54 55,52 54,49 52,45 49,41 43,33 35,24 26,16 22,12 17,9 13,6 8,3 4,1 2,0 0,0">
          <text:p/>
        </draw:polyline>
        <draw:polyline draw:style-name="gr3" draw:text-style-name="P3" draw:layer="layout" svg:width="0.112cm" svg:height="0.053cm" svg:x="17.552cm" svg:y="1.621cm" svg:viewBox="0 0 113 54" draw:points="113,0 111,0 109,1 105,3 100,6 96,9 91,12 87,16 78,24 71,33 64,41 61,45 59,49 58,52 57,54 56,52 54,49 49,41 43,33 35,24 26,16 22,12 17,9 13,6 8,3 4,1 2,0 0,0">
          <text:p/>
        </draw:polyline>
        <draw:polyline draw:style-name="gr3" draw:text-style-name="P3" draw:layer="layout" svg:width="0.113cm" svg:height="0.053cm" svg:x="17.818cm" svg:y="1.621cm" svg:viewBox="0 0 114 54" draw:points="114,0 110,1 105,3 101,6 96,9 92,12 87,16 78,24 71,33 64,41 61,45 59,49 58,52 57,54 56,52 54,49 49,41 43,33 35,24 26,16 22,12 17,9 13,6 8,3 4,1 2,0 0,0">
          <text:p/>
        </draw:polyline>
        <draw:polyline draw:style-name="gr3" draw:text-style-name="P3" draw:layer="layout" svg:width="0.113cm" svg:height="0.053cm" svg:x="18.218cm" svg:y="1.621cm" svg:viewBox="0 0 114 54" draw:points="114,0 112,0 110,1 106,3 101,6 97,9 92,12 88,16 79,24 72,33 65,41 62,45 60,49 59,52 58,54 57,52 55,49 50,41 43,33 35,24 27,16 17,9 13,6 8,3 4,1 0,0">
          <text:p/>
        </draw:polyline>
        <draw:polyline draw:style-name="gr3" draw:text-style-name="P3" draw:layer="layout" svg:width="0.112cm" svg:height="0.053cm" svg:x="18.485cm" svg:y="1.621cm" svg:viewBox="0 0 113 54" draw:points="113,0 111,0 109,1 105,3 100,6 96,9 92,12 87,16 79,24 71,33 64,41 60,49 58,52 57,54 56,52 55,49 53,45 50,41 43,33 36,24 27,16 22,12 18,9 13,6 9,3 4,1 0,0">
          <text:p/>
        </draw:polyline>
        <draw:polyline draw:style-name="gr3" draw:text-style-name="P3" draw:layer="layout" svg:width="0.112cm" svg:height="0.053cm" svg:x="18.752cm" svg:y="1.621cm" svg:viewBox="0 0 113 54" draw:points="113,0 109,1 105,3 100,6 96,9 91,12 87,16 78,24 70,33 63,41 61,45 58,49 57,52 56,53 56,54 55,52 53,49 49,41 42,33 34,24 26,16 21,12 17,9 13,6 8,3 4,1 2,0 0,0">
          <text:p/>
        </draw:polyline>
        <draw:polyline draw:style-name="gr3" draw:text-style-name="P3" draw:layer="layout" svg:width="0.113cm" svg:height="0.053cm" svg:x="19.018cm" svg:y="1.621cm" svg:viewBox="0 0 114 54" draw:points="114,0 112,0 110,1 106,3 101,6 97,9 92,12 88,16 79,24 72,33 65,41 62,45 60,49 59,52 58,54 57,52 55,49 50,41 43,33 35,24 27,16 17,9 13,6 8,3 4,1 0,0">
          <text:p/>
        </draw:polyline>
        <draw:polyline draw:style-name="gr10" draw:text-style-name="P3" draw:layer="layout" svg:width="0.113cm" svg:height="0.053cm" svg:x="19.418cm" svg:y="1.621cm" svg:viewBox="0 0 114 54" draw:points="114,0 110,1 106,3 101,6 97,9 92,12 88,16 79,24 71,33 64,41 62,45 59,49 58,52 57,53 57,54 56,52 54,49 49,41 43,33 35,24 26,16 22,12 17,9 13,6 8,3 4,1 2,0 0,0">
          <text:p/>
        </draw:polyline>
        <draw:polyline draw:style-name="gr10" draw:text-style-name="P3" draw:layer="layout" svg:width="0.112cm" svg:height="0.053cm" svg:x="19.685cm" svg:y="1.621cm" svg:viewBox="0 0 113 54" draw:points="113,0 111,0 109,1 105,3 100,6 96,9 92,12 87,16 79,24 71,33 64,41 60,49 58,52 57,54 57,53 56,52 55,49 52,45 50,41 43,33 35,24 26,16 22,12 17,9 13,6 8,3 4,1 0,0">
          <text:p/>
        </draw:polyline>
        <draw:polyline draw:style-name="gr10" draw:text-style-name="P3" draw:layer="layout" svg:width="0.112cm" svg:height="0.053cm" svg:x="19.952cm" svg:y="1.621cm" svg:viewBox="0 0 113 54" draw:points="113,0 109,1 104,3 100,6 95,9 91,12 86,16 77,24 70,33 63,41 60,45 58,49 57,52 56,54 55,52 53,49 49,41 42,33 34,24 26,16 21,12 17,9 13,6 8,3 4,1 2,0 0,0">
          <text:p/>
        </draw:polyline>
        <draw:polyline draw:style-name="gr10" draw:text-style-name="P3" draw:layer="layout" svg:width="0.113cm" svg:height="0.053cm" svg:x="20.218cm" svg:y="1.621cm" svg:viewBox="0 0 114 54" draw:points="114,0 110,1 106,3 101,6 97,9 92,12 88,16 79,24 71,33 64,41 62,45 59,49 58,52 57,53 57,54 56,52 54,49 49,41 43,33 35,24 26,16 22,12 17,9 13,6 8,3 4,1 2,0 0,0">
          <text:p/>
        </draw:polyline>
        <draw:custom-shape draw:style-name="gr9" draw:text-style-name="P6" draw:layer="layout" svg:width="1cm" svg:height="1cm" svg:x="15.77cm" svg:y="1.695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6.97cm" svg:y="1.695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8.17cm" svg:y="1.695cm">
          <text:p text:style-name="P5"><text:span text:style-name="T1">S</text:span></text:p>
          <draw:enhanced-geometry svg:viewBox="0 0 21600 21600" draw:type="rectangle" draw:enhanced-path="M 0 0 L 21600 0 21600 21600 0 21600 0 0 Z N"/>
        </draw:custom-shape>
        <draw:custom-shape draw:style-name="gr9" draw:text-style-name="P6" draw:layer="layout" svg:width="1cm" svg:height="1cm" svg:x="19.37cm" svg:y="1.695cm">
          <text:p text:style-name="P5"><text:span text:style-name="T1">S</text:span></text:p>
          <draw:enhanced-geometry svg:viewBox="0 0 21600 21600" draw:type="rectangle" draw:enhanced-path="M 0 0 L 21600 0 21600 21600 0 21600 0 0 Z N"/>
        </draw:custom-shape>
        <draw:custom-shape draw:style-name="gr11" draw:text-style-name="P7" draw:layer="layout" svg:width="0.25cm" svg:height="0.25cm" svg:x="1.351cm" svg:y="1.0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cm" svg:y="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8cm" svg:y="1.0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149cm" svg:y="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552cm" svg:y="1.0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821cm" svg:y="1.0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081cm" svg:y="1.0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35cm" svg:y="1.0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753cm" svg:y="1.0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022cm" svg:y="1.0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282cm" svg:y="1.0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551cm" svg:y="1.0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954cm" svg:y="1.0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223cm" svg:y="1.0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483cm" svg:y="1.0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752cm" svg:y="1.0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155cm" svg:y="1.0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424cm" svg:y="1.0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684cm" svg:y="1.0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953cm" svg:y="1.0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356cm" svg:y="1.0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625cm" svg:y="1.0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885cm" svg:y="1.0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154cm" svg:y="1.0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557cm" svg:y="1.0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826cm" svg:y="1.0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086cm" svg:y="1.0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355cm" svg:y="1.0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758cm" svg:y="1.0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027cm" svg:y="1.0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287cm" svg:y="1.0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556cm" svg:y="1.0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959cm" svg:y="1.0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228cm" svg:y="1.0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488cm" svg:y="1.0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757cm" svg:y="1.0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16cm" svg:y="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429cm" svg:y="1.0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689cm" svg:y="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958cm" svg:y="1.0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361cm" svg:y="1.0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63cm" svg:y="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89cm" svg:y="1.0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159cm" svg:y="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562cm" svg:y="1.0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831cm" svg:y="1.0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091cm" svg:y="1.0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36cm" svg:y="1.0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763cm" svg:y="1.0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032cm" svg:y="1.0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92cm" svg:y="1.0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561cm" svg:y="1.0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964cm" svg:y="1.0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233cm" svg:y="1.0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493cm" svg:y="1.0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762cm" svg:y="1.0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165cm" svg:y="1.0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434cm" svg:y="1.0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694cm" svg:y="1.0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963cm" svg:y="1.0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52cm" svg:y="6.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1cm" svg:y="6.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81cm" svg:y="6.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15cm" svg:y="6.10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553cm" svg:y="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822cm" svg:y="6.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082cm" svg:y="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351cm" svg:y="6.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3.754cm" svg:y="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023cm" svg:y="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283cm" svg:y="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552cm" svg:y="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4.955cm" svg:y="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224cm" svg:y="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484cm" svg:y="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5.753cm" svg:y="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156cm" svg:y="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425cm" svg:y="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685cm" svg:y="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6.954cm" svg:y="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357cm" svg:y="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626cm" svg:y="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7.886cm" svg:y="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155cm" svg:y="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558cm" svg:y="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8.827cm" svg:y="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087cm" svg:y="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356cm" svg:y="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9.759cm" svg:y="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028cm" svg:y="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288cm" svg:y="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557cm" svg:y="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0.96cm" svg:y="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229cm" svg:y="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489cm" svg:y="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1.758cm" svg:y="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161cm" svg:y="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43cm" svg:y="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69cm" svg:y="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2.959cm" svg:y="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362cm" svg:y="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631cm" svg:y="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3.891cm" svg:y="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16cm" svg:y="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563cm" svg:y="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4.832cm" svg:y="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092cm" svg:y="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361cm" svg:y="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5.764cm" svg:y="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033cm" svg:y="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293cm" svg:y="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562cm" svg:y="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6.965cm" svg:y="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234cm" svg:y="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494cm" svg:y="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7.763cm" svg:y="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166cm" svg:y="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435cm" svg:y="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695cm" svg:y="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8.964cm" svg:y="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367cm" svg:y="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636cm" svg:y="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896cm" svg:y="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0.165cm" svg:y="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gon draw:style-name="gr12" draw:text-style-name="P8" draw:layer="layout" svg:width="0.216cm" svg:height="0.318cm" svg:x="1.788cm" svg:y="7.016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3" draw:text-style-name="P9" draw:layer="layout" svg:width="0.113cm" svg:height="0.053cm" svg:x="1.418cm" svg:y="6.723cm" svg:viewBox="0 0 114 54" draw:points="114,0 110,1 105,3 101,6 96,9 92,12 87,16 78,24 70,33 64,41 59,49 57,52 56,54 55,52 54,49 52,45 49,41 43,33 35,24 26,16 22,12 17,9 13,6 8,3 4,1 2,0 0,0">
          <text:p/>
        </draw:polyline>
        <draw:polyline draw:style-name="gr13" draw:text-style-name="P9" draw:layer="layout" svg:width="0.112cm" svg:height="0.053cm" svg:x="1.685cm" svg:y="6.723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952cm" svg:y="6.623cm" svg:viewBox="0 0 113 54" draw:points="113,0 111,0 109,1 105,3 100,6 96,9 91,12 87,16 78,24 71,33 64,41 61,45 59,49 58,52 57,54 56,52 54,49 50,41 43,33 35,24 27,16 22,12 18,9 13,6 9,3 4,1 0,0">
          <text:p/>
        </draw:polyline>
        <draw:polyline draw:style-name="gr13" draw:text-style-name="P9" draw:layer="layout" svg:width="0.113cm" svg:height="0.053cm" svg:x="2.218cm" svg:y="6.623cm" svg:viewBox="0 0 114 54" draw:points="114,0 110,1 106,3 101,6 97,9 87,16 79,24 71,33 64,41 59,49 57,52 56,54 55,52 54,49 52,45 49,41 43,33 35,24 26,16 22,12 17,9 13,6 8,3 4,1 2,0 0,0">
          <text:p/>
        </draw:polyline>
        <draw:polyline draw:style-name="gr13" draw:text-style-name="P9" draw:layer="layout" svg:width="0.113cm" svg:height="0.053cm" svg:x="2.618cm" svg:y="6.623cm" svg:viewBox="0 0 114 54" draw:points="114,0 112,0 110,1 106,3 101,6 97,9 92,12 88,16 79,24 71,33 65,41 60,49 58,52 57,54 56,52 55,49 53,45 50,41 43,33 36,24 27,16 22,12 18,9 13,6 9,3 4,1 0,0">
          <text:p/>
        </draw:polyline>
        <draw:polyline draw:style-name="gr13" draw:text-style-name="P9" draw:layer="layout" svg:width="0.112cm" svg:height="0.053cm" svg:x="2.885cm" svg:y="6.623cm" svg:viewBox="0 0 113 54" draw:points="113,0 111,0 109,1 105,3 100,6 96,9 91,12 87,16 78,24 70,33 64,41 59,49 57,52 56,54 55,52 54,49 52,45 49,41 43,33 35,24 26,16 22,12 17,9 13,6 8,3 4,1 2,0 0,0">
          <text:p/>
        </draw:polyline>
        <draw:polyline draw:style-name="gr13" draw:text-style-name="P9" draw:layer="layout" svg:width="0.112cm" svg:height="0.053cm" svg:x="3.152cm" svg:y="6.623cm" svg:viewBox="0 0 113 54" draw:points="113,0 111,0 109,1 105,3 100,6 96,9 91,12 87,16 78,24 71,33 64,41 61,45 59,49 58,52 57,54 56,52 54,49 49,41 43,33 35,24 26,16 22,12 17,9 13,6 8,3 4,1 2,0 0,0">
          <text:p/>
        </draw:polyline>
        <draw:polyline draw:style-name="gr13" draw:text-style-name="P9" draw:layer="layout" svg:width="0.113cm" svg:height="0.053cm" svg:x="3.418cm" svg:y="6.623cm" svg:viewBox="0 0 114 54" draw:points="114,0 110,1 105,3 101,6 96,9 92,12 87,16 78,24 71,33 64,41 61,45 59,49 58,52 57,54 56,52 54,49 49,41 43,33 35,24 26,16 22,12 17,9 13,6 8,3 4,1 2,0 0,0">
          <text:p/>
        </draw:polyline>
        <draw:polyline draw:style-name="gr13" draw:text-style-name="P9" draw:layer="layout" svg:width="0.113cm" svg:height="0.053cm" svg:x="3.818cm" svg:y="6.623cm" svg:viewBox="0 0 114 54" draw:points="114,0 112,0 110,1 106,3 101,6 97,9 92,12 88,16 79,24 72,33 65,41 62,45 60,49 59,52 58,54 57,52 55,49 50,41 43,33 35,24 27,16 17,9 13,6 8,3 4,1 0,0">
          <text:p/>
        </draw:polyline>
        <draw:polyline draw:style-name="gr13" draw:text-style-name="P9" draw:layer="layout" svg:width="0.112cm" svg:height="0.053cm" svg:x="4.085cm" svg:y="6.623cm" svg:viewBox="0 0 113 54" draw:points="113,0 111,0 109,1 105,3 100,6 96,9 92,12 87,16 79,24 71,33 64,41 60,49 58,52 57,54 56,52 55,49 53,45 50,41 43,33 36,24 27,16 22,12 18,9 13,6 9,3 4,1 0,0">
          <text:p/>
        </draw:polyline>
        <draw:polyline draw:style-name="gr13" draw:text-style-name="P9" draw:layer="layout" svg:width="0.112cm" svg:height="0.053cm" svg:x="4.352cm" svg:y="6.623cm" svg:viewBox="0 0 113 54" draw:points="113,0 109,1 105,3 100,6 96,9 91,12 87,16 78,24 70,33 63,41 61,45 58,49 57,52 56,53 56,54 55,52 53,49 49,41 42,33 34,24 26,16 21,12 17,9 13,6 8,3 4,1 2,0 0,0">
          <text:p/>
        </draw:polyline>
        <draw:polyline draw:style-name="gr13" draw:text-style-name="P9" draw:layer="layout" svg:width="0.113cm" svg:height="0.053cm" svg:x="4.618cm" svg:y="6.623cm" svg:viewBox="0 0 114 54" draw:points="114,0 112,0 110,1 106,3 101,6 97,9 92,12 88,16 79,24 72,33 65,41 62,45 60,49 59,52 58,54 57,52 55,49 50,41 43,33 35,24 27,16 17,9 13,6 8,3 4,1 0,0">
          <text:p/>
        </draw:polyline>
        <draw:polyline draw:style-name="gr13" draw:text-style-name="P9" draw:layer="layout" svg:width="0.113cm" svg:height="0.053cm" svg:x="5.018cm" svg:y="6.623cm" svg:viewBox="0 0 114 54" draw:points="114,0 110,1 106,3 101,6 97,9 92,12 88,16 79,24 71,33 64,41 62,45 59,49 58,52 57,53 57,54 56,52 54,49 49,41 43,33 35,24 26,16 22,12 17,9 13,6 8,3 4,1 2,0 0,0">
          <text:p/>
        </draw:polyline>
        <draw:polyline draw:style-name="gr13" draw:text-style-name="P9" draw:layer="layout" svg:width="0.112cm" svg:height="0.053cm" svg:x="5.285cm" svg:y="6.623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5.552cm" svg:y="6.623cm" svg:viewBox="0 0 113 54" draw:points="113,0 109,1 104,3 100,6 95,9 91,12 86,16 77,24 70,33 63,41 60,45 58,49 57,52 56,54 55,52 53,49 49,41 42,33 34,24 26,16 21,12 17,9 13,6 8,3 4,1 2,0 0,0">
          <text:p/>
        </draw:polyline>
        <draw:polyline draw:style-name="gr13" draw:text-style-name="P9" draw:layer="layout" svg:width="0.113cm" svg:height="0.053cm" svg:x="5.818cm" svg:y="6.623cm" svg:viewBox="0 0 114 54" draw:points="114,0 110,1 106,3 101,6 97,9 92,12 88,16 79,24 71,33 64,41 62,45 59,49 58,52 57,53 57,54 56,52 54,49 49,41 43,33 35,24 26,16 22,12 17,9 13,6 8,3 4,1 2,0 0,0">
          <text:p/>
        </draw:polyline>
        <draw:custom-shape draw:style-name="gr14" draw:text-style-name="P10" draw:layer="layout" svg:width="1cm" svg:height="1cm" svg:x="1.37cm" svg:y="6.697cm">
          <text:p text:style-name="P5"><text:span text:style-name="T1">S</text:span></text:p>
          <draw:enhanced-geometry svg:viewBox="0 0 21600 21600" draw:type="rectangle" draw:enhanced-path="M 0 0 L 21600 0 21600 21600 0 21600 0 0 Z N"/>
        </draw:custom-shape>
        <draw:custom-shape draw:style-name="gr14" draw:text-style-name="P10" draw:layer="layout" svg:width="1cm" svg:height="1cm" svg:x="2.57cm" svg:y="6.697cm">
          <text:p text:style-name="P5"><text:span text:style-name="T1">S</text:span></text:p>
          <draw:enhanced-geometry svg:viewBox="0 0 21600 21600" draw:type="rectangle" draw:enhanced-path="M 0 0 L 21600 0 21600 21600 0 21600 0 0 Z N"/>
        </draw:custom-shape>
        <draw:custom-shape draw:style-name="gr14" draw:text-style-name="P10" draw:layer="layout" svg:width="1cm" svg:height="1cm" svg:x="3.77cm" svg:y="6.697cm">
          <text:p text:style-name="P5"><text:span text:style-name="T1">S</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1cm" svg:height="1cm" svg:x="4.97cm" svg:y="6.697cm">
          <text:p text:style-name="P5"><text:span text:style-name="T1">S</text:span></text:p>
          <draw:enhanced-geometry svg:viewBox="0 0 21600 21600" draw:type="rectangle" draw:enhanced-path="M 0 0 L 21600 0 21600 21600 0 21600 0 0 Z N"/>
        </draw:custom-shape>
        <draw:polygon draw:style-name="gr12" draw:text-style-name="P8" draw:layer="layout" svg:width="0.216cm" svg:height="0.318cm" svg:x="6.588cm" svg:y="7.0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3" draw:text-style-name="P9" draw:layer="layout" svg:width="0.113cm" svg:height="0.053cm" svg:x="6.218cm" svg:y="6.621cm" svg:viewBox="0 0 114 54" draw:points="114,0 110,1 105,3 101,6 96,9 92,12 87,16 78,24 70,33 64,41 59,49 57,52 56,54 55,52 54,49 52,45 49,41 43,33 35,24 26,16 22,12 17,9 13,6 8,3 4,1 2,0 0,0">
          <text:p/>
        </draw:polyline>
        <draw:polyline draw:style-name="gr13" draw:text-style-name="P9" draw:layer="layout" svg:width="0.112cm" svg:height="0.053cm" svg:x="6.485cm" svg:y="6.621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6.752cm" svg:y="6.621cm" svg:viewBox="0 0 113 54" draw:points="113,0 111,0 109,1 105,3 100,6 96,9 91,12 87,16 78,24 71,33 64,41 61,45 59,49 58,52 57,54 56,52 54,49 50,41 43,33 35,24 27,16 22,12 18,9 13,6 9,3 4,1 0,0">
          <text:p/>
        </draw:polyline>
        <draw:polyline draw:style-name="gr13" draw:text-style-name="P9" draw:layer="layout" svg:width="0.113cm" svg:height="0.053cm" svg:x="7.018cm" svg:y="6.621cm" svg:viewBox="0 0 114 54" draw:points="114,0 110,1 106,3 101,6 97,9 87,16 79,24 71,33 64,41 59,49 57,52 56,54 55,52 54,49 52,45 49,41 43,33 35,24 26,16 22,12 17,9 13,6 8,3 4,1 2,0 0,0">
          <text:p/>
        </draw:polyline>
        <draw:polyline draw:style-name="gr13" draw:text-style-name="P9" draw:layer="layout" svg:width="0.113cm" svg:height="0.053cm" svg:x="7.418cm" svg:y="6.621cm" svg:viewBox="0 0 114 54" draw:points="114,0 112,0 110,1 106,3 101,6 97,9 92,12 88,16 79,24 71,33 65,41 60,49 58,52 57,54 56,52 55,49 53,45 50,41 43,33 36,24 27,16 22,12 18,9 13,6 9,3 4,1 0,0">
          <text:p/>
        </draw:polyline>
        <draw:polyline draw:style-name="gr13" draw:text-style-name="P9" draw:layer="layout" svg:width="0.112cm" svg:height="0.053cm" svg:x="7.685cm" svg:y="6.621cm" svg:viewBox="0 0 113 54" draw:points="113,0 111,0 109,1 105,3 100,6 96,9 91,12 87,16 78,24 70,33 64,41 59,49 57,52 56,54 55,52 54,49 52,45 49,41 43,33 35,24 26,16 22,12 17,9 13,6 8,3 4,1 2,0 0,0">
          <text:p/>
        </draw:polyline>
        <draw:polyline draw:style-name="gr13" draw:text-style-name="P9" draw:layer="layout" svg:width="0.112cm" svg:height="0.053cm" svg:x="7.952cm" svg:y="6.621cm" svg:viewBox="0 0 113 54" draw:points="113,0 111,0 109,1 105,3 100,6 96,9 91,12 87,16 78,24 71,33 64,41 61,45 59,49 58,52 57,54 56,52 54,49 49,41 43,33 35,24 26,16 22,12 17,9 13,6 8,3 4,1 2,0 0,0">
          <text:p/>
        </draw:polyline>
        <draw:polyline draw:style-name="gr13" draw:text-style-name="P9" draw:layer="layout" svg:width="0.113cm" svg:height="0.053cm" svg:x="8.218cm" svg:y="6.621cm" svg:viewBox="0 0 114 54" draw:points="114,0 110,1 105,3 101,6 96,9 92,12 87,16 78,24 71,33 64,41 61,45 59,49 58,52 57,54 56,52 54,49 49,41 43,33 35,24 26,16 22,12 17,9 13,6 8,3 4,1 2,0 0,0">
          <text:p/>
        </draw:polyline>
        <draw:polyline draw:style-name="gr13" draw:text-style-name="P9" draw:layer="layout" svg:width="0.113cm" svg:height="0.053cm" svg:x="8.618cm" svg:y="6.621cm" svg:viewBox="0 0 114 54" draw:points="114,0 112,0 110,1 106,3 101,6 97,9 92,12 88,16 79,24 72,33 65,41 62,45 60,49 59,52 58,54 57,52 55,49 50,41 43,33 35,24 27,16 17,9 13,6 8,3 4,1 0,0">
          <text:p/>
        </draw:polyline>
        <draw:polyline draw:style-name="gr13" draw:text-style-name="P9" draw:layer="layout" svg:width="0.112cm" svg:height="0.053cm" svg:x="8.885cm" svg:y="6.621cm" svg:viewBox="0 0 113 54" draw:points="113,0 111,0 109,1 105,3 100,6 96,9 92,12 87,16 79,24 71,33 64,41 60,49 58,52 57,54 56,52 55,49 53,45 50,41 43,33 36,24 27,16 22,12 18,9 13,6 9,3 4,1 0,0">
          <text:p/>
        </draw:polyline>
        <draw:polyline draw:style-name="gr13" draw:text-style-name="P9" draw:layer="layout" svg:width="0.112cm" svg:height="0.053cm" svg:x="9.152cm" svg:y="6.621cm" svg:viewBox="0 0 113 54" draw:points="113,0 109,1 105,3 100,6 96,9 91,12 87,16 78,24 70,33 63,41 61,45 58,49 57,52 56,53 56,54 55,52 53,49 49,41 42,33 34,24 26,16 21,12 17,9 13,6 8,3 4,1 2,0 0,0">
          <text:p/>
        </draw:polyline>
        <draw:polyline draw:style-name="gr13" draw:text-style-name="P9" draw:layer="layout" svg:width="0.113cm" svg:height="0.053cm" svg:x="9.418cm" svg:y="6.621cm" svg:viewBox="0 0 114 54" draw:points="114,0 112,0 110,1 106,3 101,6 97,9 92,12 88,16 79,24 72,33 65,41 62,45 60,49 59,52 58,54 57,52 55,49 50,41 43,33 35,24 27,16 17,9 13,6 8,3 4,1 0,0">
          <text:p/>
        </draw:polyline>
        <draw:polyline draw:style-name="gr13" draw:text-style-name="P9" draw:layer="layout" svg:width="0.113cm" svg:height="0.053cm" svg:x="9.818cm" svg:y="6.621cm" svg:viewBox="0 0 114 54" draw:points="114,0 110,1 106,3 101,6 97,9 92,12 88,16 79,24 71,33 64,41 62,45 59,49 58,52 57,53 57,54 56,52 54,49 49,41 43,33 35,24 26,16 22,12 17,9 13,6 8,3 4,1 2,0 0,0">
          <text:p/>
        </draw:polyline>
        <draw:polyline draw:style-name="gr13" draw:text-style-name="P9" draw:layer="layout" svg:width="0.112cm" svg:height="0.053cm" svg:x="10.085cm" svg:y="6.621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0.352cm" svg:y="6.621cm" svg:viewBox="0 0 113 54" draw:points="113,0 109,1 104,3 100,6 95,9 91,12 86,16 77,24 70,33 63,41 60,45 58,49 57,52 56,54 55,52 53,49 49,41 42,33 34,24 26,16 21,12 17,9 13,6 8,3 4,1 2,0 0,0">
          <text:p/>
        </draw:polyline>
        <draw:polyline draw:style-name="gr13" draw:text-style-name="P9" draw:layer="layout" svg:width="0.113cm" svg:height="0.053cm" svg:x="10.618cm" svg:y="6.621cm" svg:viewBox="0 0 114 54" draw:points="114,0 110,1 106,3 101,6 97,9 92,12 88,16 79,24 71,33 64,41 62,45 59,49 58,52 57,53 57,54 56,52 54,49 49,41 43,33 35,24 26,16 22,12 17,9 13,6 8,3 4,1 2,0 0,0">
          <text:p/>
        </draw:polyline>
        <draw:custom-shape draw:style-name="gr15" draw:text-style-name="P11" draw:layer="layout" svg:width="1cm" svg:height="1cm" svg:x="6.17cm" svg:y="6.695cm">
          <text:p text:style-name="P5"><text:span text:style-name="T1">S</text:span></text:p>
          <draw:enhanced-geometry svg:viewBox="0 0 21600 21600" draw:type="rectangle" draw:enhanced-path="M 0 0 L 21600 0 21600 21600 0 21600 0 0 Z N"/>
        </draw:custom-shape>
        <draw:custom-shape draw:style-name="gr15" draw:text-style-name="P11" draw:layer="layout" svg:width="1cm" svg:height="1cm" svg:x="7.37cm" svg:y="6.695cm">
          <text:p text:style-name="P5"><text:span text:style-name="T1">S</text:span></text:p>
          <draw:enhanced-geometry svg:viewBox="0 0 21600 21600" draw:type="rectangle" draw:enhanced-path="M 0 0 L 21600 0 21600 21600 0 21600 0 0 Z N"/>
        </draw:custom-shape>
        <draw:custom-shape draw:style-name="gr15" draw:text-style-name="P11" draw:layer="layout" svg:width="1cm" svg:height="1cm" svg:x="8.57cm" svg:y="6.695cm">
          <text:p text:style-name="P5"><text:span text:style-name="T1">S</text:span></text:p>
          <draw:enhanced-geometry svg:viewBox="0 0 21600 21600" draw:type="rectangle" draw:enhanced-path="M 0 0 L 21600 0 21600 21600 0 21600 0 0 Z N"/>
        </draw:custom-shape>
        <draw:custom-shape draw:style-name="gr15" draw:text-style-name="P11" draw:layer="layout" svg:width="1cm" svg:height="1cm" svg:x="9.77cm" svg:y="6.695cm">
          <text:p text:style-name="P5"><text:span text:style-name="T1">S</text:span></text:p>
          <draw:enhanced-geometry svg:viewBox="0 0 21600 21600" draw:type="rectangle" draw:enhanced-path="M 0 0 L 21600 0 21600 21600 0 21600 0 0 Z N"/>
        </draw:custom-shape>
        <draw:polygon draw:style-name="gr12" draw:text-style-name="P8" draw:layer="layout" svg:width="0.216cm" svg:height="0.318cm" svg:x="11.388cm" svg:y="7.0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3" draw:text-style-name="P9" draw:layer="layout" svg:width="0.113cm" svg:height="0.053cm" svg:x="11.018cm" svg:y="6.621cm" svg:viewBox="0 0 114 54" draw:points="114,0 110,1 105,3 101,6 96,9 92,12 87,16 78,24 70,33 64,41 59,49 57,52 56,54 55,52 54,49 52,45 49,41 43,33 35,24 26,16 22,12 17,9 13,6 8,3 4,1 2,0 0,0">
          <text:p/>
        </draw:polyline>
        <draw:polyline draw:style-name="gr13" draw:text-style-name="P9" draw:layer="layout" svg:width="0.112cm" svg:height="0.053cm" svg:x="11.285cm" svg:y="6.621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1.552cm" svg:y="6.621cm" svg:viewBox="0 0 113 54" draw:points="113,0 111,0 109,1 105,3 100,6 96,9 91,12 87,16 78,24 71,33 64,41 61,45 59,49 58,52 57,54 56,52 54,49 50,41 43,33 35,24 27,16 22,12 18,9 13,6 9,3 4,1 0,0">
          <text:p/>
        </draw:polyline>
        <draw:polyline draw:style-name="gr13" draw:text-style-name="P9" draw:layer="layout" svg:width="0.113cm" svg:height="0.053cm" svg:x="11.818cm" svg:y="6.621cm" svg:viewBox="0 0 114 54" draw:points="114,0 110,1 106,3 101,6 97,9 87,16 79,24 71,33 64,41 59,49 57,52 56,54 55,52 54,49 52,45 49,41 43,33 35,24 26,16 22,12 17,9 13,6 8,3 4,1 2,0 0,0">
          <text:p/>
        </draw:polyline>
        <draw:polyline draw:style-name="gr13" draw:text-style-name="P9" draw:layer="layout" svg:width="0.113cm" svg:height="0.053cm" svg:x="12.218cm" svg:y="6.621cm" svg:viewBox="0 0 114 54" draw:points="114,0 112,0 110,1 106,3 101,6 97,9 92,12 88,16 79,24 71,33 65,41 60,49 58,52 57,54 56,52 55,49 53,45 50,41 43,33 36,24 27,16 22,12 18,9 13,6 9,3 4,1 0,0">
          <text:p/>
        </draw:polyline>
        <draw:polyline draw:style-name="gr13" draw:text-style-name="P9" draw:layer="layout" svg:width="0.112cm" svg:height="0.053cm" svg:x="12.485cm" svg:y="6.621cm" svg:viewBox="0 0 113 54" draw:points="113,0 111,0 109,1 105,3 100,6 96,9 91,12 87,16 78,24 70,33 64,41 59,49 57,52 56,54 55,52 54,49 52,45 49,41 43,33 35,24 26,16 22,12 17,9 13,6 8,3 4,1 2,0 0,0">
          <text:p/>
        </draw:polyline>
        <draw:polyline draw:style-name="gr13" draw:text-style-name="P9" draw:layer="layout" svg:width="0.112cm" svg:height="0.053cm" svg:x="12.752cm" svg:y="6.621cm" svg:viewBox="0 0 113 54" draw:points="113,0 111,0 109,1 105,3 100,6 96,9 91,12 87,16 78,24 71,33 64,41 61,45 59,49 58,52 57,54 56,52 54,49 49,41 43,33 35,24 26,16 22,12 17,9 13,6 8,3 4,1 2,0 0,0">
          <text:p/>
        </draw:polyline>
        <draw:polyline draw:style-name="gr13" draw:text-style-name="P9" draw:layer="layout" svg:width="0.113cm" svg:height="0.053cm" svg:x="13.018cm" svg:y="6.621cm" svg:viewBox="0 0 114 54" draw:points="114,0 110,1 105,3 101,6 96,9 92,12 87,16 78,24 71,33 64,41 61,45 59,49 58,52 57,54 56,52 54,49 49,41 43,33 35,24 26,16 22,12 17,9 13,6 8,3 4,1 2,0 0,0">
          <text:p/>
        </draw:polyline>
        <draw:polyline draw:style-name="gr13" draw:text-style-name="P9" draw:layer="layout" svg:width="0.113cm" svg:height="0.053cm" svg:x="13.418cm" svg:y="6.621cm" svg:viewBox="0 0 114 54" draw:points="114,0 112,0 110,1 106,3 101,6 97,9 92,12 88,16 79,24 72,33 65,41 62,45 60,49 59,52 58,54 57,52 55,49 50,41 43,33 35,24 27,16 17,9 13,6 8,3 4,1 0,0">
          <text:p/>
        </draw:polyline>
        <draw:polyline draw:style-name="gr13" draw:text-style-name="P9" draw:layer="layout" svg:width="0.112cm" svg:height="0.053cm" svg:x="13.685cm" svg:y="6.621cm" svg:viewBox="0 0 113 54" draw:points="113,0 111,0 109,1 105,3 100,6 96,9 92,12 87,16 79,24 71,33 64,41 60,49 58,52 57,54 56,52 55,49 53,45 50,41 43,33 36,24 27,16 22,12 18,9 13,6 9,3 4,1 0,0">
          <text:p/>
        </draw:polyline>
        <draw:polyline draw:style-name="gr13" draw:text-style-name="P9" draw:layer="layout" svg:width="0.112cm" svg:height="0.053cm" svg:x="13.952cm" svg:y="6.621cm" svg:viewBox="0 0 113 54" draw:points="113,0 109,1 105,3 100,6 96,9 91,12 87,16 78,24 70,33 63,41 61,45 58,49 57,52 56,53 56,54 55,52 53,49 49,41 42,33 34,24 26,16 21,12 17,9 13,6 8,3 4,1 2,0 0,0">
          <text:p/>
        </draw:polyline>
        <draw:polyline draw:style-name="gr13" draw:text-style-name="P9" draw:layer="layout" svg:width="0.113cm" svg:height="0.053cm" svg:x="14.218cm" svg:y="6.621cm" svg:viewBox="0 0 114 54" draw:points="114,0 112,0 110,1 106,3 101,6 97,9 92,12 88,16 79,24 72,33 65,41 62,45 60,49 59,52 58,54 57,52 55,49 50,41 43,33 35,24 27,16 17,9 13,6 8,3 4,1 0,0">
          <text:p/>
        </draw:polyline>
        <draw:polyline draw:style-name="gr13" draw:text-style-name="P9" draw:layer="layout" svg:width="0.113cm" svg:height="0.053cm" svg:x="14.618cm" svg:y="6.621cm" svg:viewBox="0 0 114 54" draw:points="114,0 110,1 106,3 101,6 97,9 92,12 88,16 79,24 71,33 64,41 62,45 59,49 58,52 57,53 57,54 56,52 54,49 49,41 43,33 35,24 26,16 22,12 17,9 13,6 8,3 4,1 2,0 0,0">
          <text:p/>
        </draw:polyline>
        <draw:polyline draw:style-name="gr13" draw:text-style-name="P9" draw:layer="layout" svg:width="0.112cm" svg:height="0.053cm" svg:x="14.885cm" svg:y="6.621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5.152cm" svg:y="6.621cm" svg:viewBox="0 0 113 54" draw:points="113,0 109,1 104,3 100,6 95,9 91,12 86,16 77,24 70,33 63,41 60,45 58,49 57,52 56,54 55,52 53,49 49,41 42,33 34,24 26,16 21,12 17,9 13,6 8,3 4,1 2,0 0,0">
          <text:p/>
        </draw:polyline>
        <draw:polyline draw:style-name="gr13" draw:text-style-name="P9" draw:layer="layout" svg:width="0.113cm" svg:height="0.053cm" svg:x="15.418cm" svg:y="6.621cm" svg:viewBox="0 0 114 54" draw:points="114,0 110,1 106,3 101,6 97,9 92,12 88,16 79,24 71,33 64,41 62,45 59,49 58,52 57,53 57,54 56,52 54,49 49,41 43,33 35,24 26,16 22,12 17,9 13,6 8,3 4,1 2,0 0,0">
          <text:p/>
        </draw:polyline>
        <draw:custom-shape draw:style-name="gr16" draw:text-style-name="P12" draw:layer="layout" svg:width="1cm" svg:height="1cm" svg:x="10.97cm" svg:y="6.695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12.17cm" svg:y="6.695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13.37cm" svg:y="6.695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14.57cm" svg:y="6.695cm">
          <text:p text:style-name="P5"><text:span text:style-name="T1">S</text:span></text:p>
          <draw:enhanced-geometry svg:viewBox="0 0 21600 21600" draw:type="rectangle" draw:enhanced-path="M 0 0 L 21600 0 21600 21600 0 21600 0 0 Z N"/>
        </draw:custom-shape>
        <draw:polygon draw:style-name="gr12" draw:text-style-name="P8" draw:layer="layout" svg:width="0.216cm" svg:height="0.318cm" svg:x="16.188cm" svg:y="7.0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13" draw:text-style-name="P9" draw:layer="layout" svg:width="0.113cm" svg:height="0.053cm" svg:x="15.818cm" svg:y="6.619cm" svg:viewBox="0 0 114 54" draw:points="114,0 110,1 105,3 101,6 96,9 92,12 87,16 78,24 70,33 64,41 59,49 57,52 56,54 55,52 54,49 52,45 49,41 43,33 35,24 26,16 22,12 17,9 13,6 8,3 4,1 2,0 0,0">
          <text:p/>
        </draw:polyline>
        <draw:polyline draw:style-name="gr13" draw:text-style-name="P9" draw:layer="layout" svg:width="0.112cm" svg:height="0.053cm" svg:x="16.085cm" svg:y="6.619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6.352cm" svg:y="6.619cm" svg:viewBox="0 0 113 54" draw:points="113,0 111,0 109,1 105,3 100,6 96,9 91,12 87,16 78,24 71,33 64,41 61,45 59,49 58,52 57,54 56,52 54,49 50,41 43,33 35,24 27,16 22,12 18,9 13,6 9,3 4,1 0,0">
          <text:p/>
        </draw:polyline>
        <draw:polyline draw:style-name="gr13" draw:text-style-name="P9" draw:layer="layout" svg:width="0.113cm" svg:height="0.053cm" svg:x="16.618cm" svg:y="6.619cm" svg:viewBox="0 0 114 54" draw:points="114,0 110,1 106,3 101,6 97,9 87,16 79,24 71,33 64,41 59,49 57,52 56,54 55,52 54,49 52,45 49,41 43,33 35,24 26,16 22,12 17,9 13,6 8,3 4,1 2,0 0,0">
          <text:p/>
        </draw:polyline>
        <draw:polyline draw:style-name="gr13" draw:text-style-name="P9" draw:layer="layout" svg:width="0.113cm" svg:height="0.053cm" svg:x="17.018cm" svg:y="6.619cm" svg:viewBox="0 0 114 54" draw:points="114,0 112,0 110,1 106,3 101,6 97,9 92,12 88,16 79,24 71,33 65,41 60,49 58,52 57,54 56,52 55,49 53,45 50,41 43,33 36,24 27,16 22,12 18,9 13,6 9,3 4,1 0,0">
          <text:p/>
        </draw:polyline>
        <draw:polyline draw:style-name="gr13" draw:text-style-name="P9" draw:layer="layout" svg:width="0.112cm" svg:height="0.053cm" svg:x="17.285cm" svg:y="6.619cm" svg:viewBox="0 0 113 54" draw:points="113,0 111,0 109,1 105,3 100,6 96,9 91,12 87,16 78,24 70,33 64,41 59,49 57,52 56,54 55,52 54,49 52,45 49,41 43,33 35,24 26,16 22,12 17,9 13,6 8,3 4,1 2,0 0,0">
          <text:p/>
        </draw:polyline>
        <draw:polyline draw:style-name="gr13" draw:text-style-name="P9" draw:layer="layout" svg:width="0.112cm" svg:height="0.053cm" svg:x="17.552cm" svg:y="6.619cm" svg:viewBox="0 0 113 54" draw:points="113,0 111,0 109,1 105,3 100,6 96,9 91,12 87,16 78,24 71,33 64,41 61,45 59,49 58,52 57,54 56,52 54,49 49,41 43,33 35,24 26,16 22,12 17,9 13,6 8,3 4,1 2,0 0,0">
          <text:p/>
        </draw:polyline>
        <draw:polyline draw:style-name="gr13" draw:text-style-name="P9" draw:layer="layout" svg:width="0.113cm" svg:height="0.053cm" svg:x="17.818cm" svg:y="6.619cm" svg:viewBox="0 0 114 54" draw:points="114,0 110,1 105,3 101,6 96,9 92,12 87,16 78,24 71,33 64,41 61,45 59,49 58,52 57,54 56,52 54,49 49,41 43,33 35,24 26,16 22,12 17,9 13,6 8,3 4,1 2,0 0,0">
          <text:p/>
        </draw:polyline>
        <draw:polyline draw:style-name="gr13" draw:text-style-name="P9" draw:layer="layout" svg:width="0.113cm" svg:height="0.053cm" svg:x="18.218cm" svg:y="6.619cm" svg:viewBox="0 0 114 54" draw:points="114,0 112,0 110,1 106,3 101,6 97,9 92,12 88,16 79,24 72,33 65,41 62,45 60,49 59,52 58,54 57,52 55,49 50,41 43,33 35,24 27,16 17,9 13,6 8,3 4,1 0,0">
          <text:p/>
        </draw:polyline>
        <draw:polyline draw:style-name="gr13" draw:text-style-name="P9" draw:layer="layout" svg:width="0.112cm" svg:height="0.053cm" svg:x="18.485cm" svg:y="6.619cm" svg:viewBox="0 0 113 54" draw:points="113,0 111,0 109,1 105,3 100,6 96,9 92,12 87,16 79,24 71,33 64,41 60,49 58,52 57,54 56,52 55,49 53,45 50,41 43,33 36,24 27,16 22,12 18,9 13,6 9,3 4,1 0,0">
          <text:p/>
        </draw:polyline>
        <draw:polyline draw:style-name="gr13" draw:text-style-name="P9" draw:layer="layout" svg:width="0.112cm" svg:height="0.053cm" svg:x="18.752cm" svg:y="6.619cm" svg:viewBox="0 0 113 54" draw:points="113,0 109,1 105,3 100,6 96,9 91,12 87,16 78,24 70,33 63,41 61,45 58,49 57,52 56,53 56,54 55,52 53,49 49,41 42,33 34,24 26,16 21,12 17,9 13,6 8,3 4,1 2,0 0,0">
          <text:p/>
        </draw:polyline>
        <draw:polyline draw:style-name="gr13" draw:text-style-name="P9" draw:layer="layout" svg:width="0.113cm" svg:height="0.053cm" svg:x="19.018cm" svg:y="6.619cm" svg:viewBox="0 0 114 54" draw:points="114,0 112,0 110,1 106,3 101,6 97,9 92,12 88,16 79,24 72,33 65,41 62,45 60,49 59,52 58,54 57,52 55,49 50,41 43,33 35,24 27,16 17,9 13,6 8,3 4,1 0,0">
          <text:p/>
        </draw:polyline>
        <draw:polyline draw:style-name="gr13" draw:text-style-name="P9" draw:layer="layout" svg:width="0.113cm" svg:height="0.053cm" svg:x="19.418cm" svg:y="6.619cm" svg:viewBox="0 0 114 54" draw:points="114,0 110,1 106,3 101,6 97,9 92,12 88,16 79,24 71,33 64,41 62,45 59,49 58,52 57,53 57,54 56,52 54,49 49,41 43,33 35,24 26,16 22,12 17,9 13,6 8,3 4,1 2,0 0,0">
          <text:p/>
        </draw:polyline>
        <draw:polyline draw:style-name="gr13" draw:text-style-name="P9" draw:layer="layout" svg:width="0.112cm" svg:height="0.053cm" svg:x="19.685cm" svg:y="6.619cm" svg:viewBox="0 0 113 54" draw:points="113,0 111,0 109,1 105,3 100,6 96,9 92,12 87,16 79,24 71,33 64,41 60,49 58,52 57,54 57,53 56,52 55,49 52,45 50,41 43,33 35,24 26,16 22,12 17,9 13,6 8,3 4,1 0,0">
          <text:p/>
        </draw:polyline>
        <draw:polyline draw:style-name="gr13" draw:text-style-name="P9" draw:layer="layout" svg:width="0.112cm" svg:height="0.053cm" svg:x="19.952cm" svg:y="6.619cm" svg:viewBox="0 0 113 54" draw:points="113,0 109,1 104,3 100,6 95,9 91,12 86,16 77,24 70,33 63,41 60,45 58,49 57,52 56,54 55,52 53,49 49,41 42,33 34,24 26,16 21,12 17,9 13,6 8,3 4,1 2,0 0,0">
          <text:p/>
        </draw:polyline>
        <draw:polyline draw:style-name="gr13" draw:text-style-name="P9" draw:layer="layout" svg:width="0.113cm" svg:height="0.053cm" svg:x="20.218cm" svg:y="6.619cm" svg:viewBox="0 0 114 54" draw:points="114,0 110,1 106,3 101,6 97,9 92,12 88,16 79,24 71,33 64,41 62,45 59,49 58,52 57,53 57,54 56,52 54,49 49,41 43,33 35,24 26,16 22,12 17,9 13,6 8,3 4,1 2,0 0,0">
          <text:p/>
        </draw:polyline>
        <draw:custom-shape draw:style-name="gr17" draw:text-style-name="P13" draw:layer="layout" svg:width="1cm" svg:height="1cm" svg:x="15.77cm" svg:y="6.693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16.97cm" svg:y="6.693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18.17cm" svg:y="6.693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19.37cm" svg:y="6.693cm">
          <text:p text:style-name="P5"><text:span text:style-name="T1">S</text:span></text:p>
          <draw:enhanced-geometry svg:viewBox="0 0 21600 21600" draw:type="rectangle" draw:enhanced-path="M 0 0 L 21600 0 21600 21600 0 21600 0 0 Z N"/>
        </draw:custom-shape>
        <draw:custom-shape draw:style-name="gr18" draw:text-style-name="P7" draw:layer="layout" svg:width="0.25cm" svg:height="0.25cm" svg:x="1.353cm" svg:y="11.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622cm" svg:y="11.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882cm" svg:y="11.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2.151cm" svg:y="11.10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2.554cm" svg:y="11.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2.823cm" svg:y="11.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3.083cm" svg:y="11.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3.352cm" svg:y="11.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3.755cm" svg:y="11.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4.024cm" svg:y="11.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4.284cm" svg:y="11.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4.553cm" svg:y="11.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4.956cm" svg:y="11.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5.225cm" svg:y="11.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5.485cm" svg:y="11.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5.754cm" svg:y="11.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6.157cm" svg:y="11.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6.426cm" svg:y="11.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6.686cm" svg:y="11.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6.955cm" svg:y="11.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7.358cm" svg:y="11.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7.627cm" svg:y="11.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7.887cm" svg:y="11.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8.156cm" svg:y="11.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8.559cm" svg:y="11.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8.828cm" svg:y="11.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9.088cm" svg:y="11.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9.357cm" svg:y="11.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9.76cm" svg:y="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0.029cm" svg:y="11.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0.289cm" svg:y="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0.558cm" svg:y="11.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0.961cm" svg:y="1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1.23cm" svg:y="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1.49cm" svg:y="1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1.759cm" svg:y="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2.162cm" svg:y="11.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2.431cm" svg:y="1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2.691cm" svg:y="11.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2.96cm" svg:y="11.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3.363cm" svg:y="11.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3.632cm" svg:y="11.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3.892cm" svg:y="11.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4.161cm" svg:y="11.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4.564cm" svg:y="11.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4.833cm" svg:y="11.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5.093cm" svg:y="11.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5.362cm" svg:y="11.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5.765cm" svg:y="11.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6.034cm" svg:y="11.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6.294cm" svg:y="11.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6.563cm" svg:y="11.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6.966cm" svg:y="11.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7.235cm" svg:y="11.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7.495cm" svg:y="11.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7.764cm" svg:y="11.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8.167cm" svg:y="11.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8.436cm" svg:y="11.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8.696cm" svg:y="11.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8.965cm" svg:y="11.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9.368cm" svg:y="11.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9.637cm" svg:y="11.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19.897cm" svg:y="11.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8" draw:text-style-name="P7" draw:layer="layout" svg:width="0.25cm" svg:height="0.25cm" svg:x="20.166cm" svg:y="11.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gon draw:style-name="gr19" draw:text-style-name="P14" draw:layer="layout" svg:width="0.216cm" svg:height="0.318cm" svg:x="1.788cm" svg:y="12.014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0" draw:text-style-name="P15" draw:layer="layout" svg:width="0.113cm" svg:height="0.053cm" svg:x="1.418cm" svg:y="11.621cm" svg:viewBox="0 0 114 54" draw:points="114,0 110,1 105,3 101,6 96,9 92,12 87,16 78,24 70,33 64,41 59,49 57,52 56,54 55,52 54,49 52,45 49,41 43,33 35,24 26,16 22,12 17,9 13,6 8,3 4,1 2,0 0,0">
          <text:p/>
        </draw:polyline>
        <draw:polyline draw:style-name="gr20" draw:text-style-name="P15" draw:layer="layout" svg:width="0.112cm" svg:height="0.053cm" svg:x="1.685cm" svg:y="11.621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952cm" svg:y="11.621cm" svg:viewBox="0 0 113 54" draw:points="113,0 111,0 109,1 105,3 100,6 96,9 91,12 87,16 78,24 71,33 64,41 61,45 59,49 58,52 57,54 56,52 54,49 50,41 43,33 35,24 27,16 22,12 18,9 13,6 9,3 4,1 0,0">
          <text:p/>
        </draw:polyline>
        <draw:polyline draw:style-name="gr21" draw:text-style-name="P15" draw:layer="layout" svg:width="0.113cm" svg:height="0.053cm" svg:x="2.218cm" svg:y="11.621cm" svg:viewBox="0 0 114 54" draw:points="114,0 110,1 106,3 101,6 97,9 87,16 79,24 71,33 64,41 59,49 57,52 56,54 55,52 54,49 52,45 49,41 43,33 35,24 26,16 22,12 17,9 13,6 8,3 4,1 2,0 0,0">
          <text:p/>
        </draw:polyline>
        <draw:polyline draw:style-name="gr20" draw:text-style-name="P15" draw:layer="layout" svg:width="0.113cm" svg:height="0.053cm" svg:x="2.618cm" svg:y="11.621cm" svg:viewBox="0 0 114 54" draw:points="114,0 112,0 110,1 106,3 101,6 97,9 92,12 88,16 79,24 71,33 65,41 60,49 58,52 57,54 56,52 55,49 53,45 50,41 43,33 36,24 27,16 22,12 18,9 13,6 9,3 4,1 0,0">
          <text:p/>
        </draw:polyline>
        <draw:polyline draw:style-name="gr20" draw:text-style-name="P15" draw:layer="layout" svg:width="0.112cm" svg:height="0.053cm" svg:x="2.885cm" svg:y="11.621cm" svg:viewBox="0 0 113 54" draw:points="113,0 111,0 109,1 105,3 100,6 96,9 91,12 87,16 78,24 70,33 64,41 59,49 57,52 56,54 55,52 54,49 52,45 49,41 43,33 35,24 26,16 22,12 17,9 13,6 8,3 4,1 2,0 0,0">
          <text:p/>
        </draw:polyline>
        <draw:polyline draw:style-name="gr20" draw:text-style-name="P15" draw:layer="layout" svg:width="0.112cm" svg:height="0.053cm" svg:x="3.152cm" svg:y="11.621cm" svg:viewBox="0 0 113 54" draw:points="113,0 111,0 109,1 105,3 100,6 96,9 91,12 87,16 78,24 71,33 64,41 61,45 59,49 58,52 57,54 56,52 54,49 49,41 43,33 35,24 26,16 22,12 17,9 13,6 8,3 4,1 2,0 0,0">
          <text:p/>
        </draw:polyline>
        <draw:polyline draw:style-name="gr21" draw:text-style-name="P15" draw:layer="layout" svg:width="0.113cm" svg:height="0.053cm" svg:x="3.418cm" svg:y="11.621cm" svg:viewBox="0 0 114 54" draw:points="114,0 110,1 105,3 101,6 96,9 92,12 87,16 78,24 71,33 64,41 61,45 59,49 58,52 57,54 56,52 54,49 49,41 43,33 35,24 26,16 22,12 17,9 13,6 8,3 4,1 2,0 0,0">
          <text:p/>
        </draw:polyline>
        <draw:polyline draw:style-name="gr20" draw:text-style-name="P15" draw:layer="layout" svg:width="0.113cm" svg:height="0.053cm" svg:x="3.818cm" svg:y="11.621cm" svg:viewBox="0 0 114 54" draw:points="114,0 112,0 110,1 106,3 101,6 97,9 92,12 88,16 79,24 72,33 65,41 62,45 60,49 59,52 58,54 57,52 55,49 50,41 43,33 35,24 27,16 17,9 13,6 8,3 4,1 0,0">
          <text:p/>
        </draw:polyline>
        <draw:polyline draw:style-name="gr20" draw:text-style-name="P15" draw:layer="layout" svg:width="0.112cm" svg:height="0.053cm" svg:x="4.085cm" svg:y="11.621cm" svg:viewBox="0 0 113 54" draw:points="113,0 111,0 109,1 105,3 100,6 96,9 92,12 87,16 79,24 71,33 64,41 60,49 58,52 57,54 56,52 55,49 53,45 50,41 43,33 36,24 27,16 22,12 18,9 13,6 9,3 4,1 0,0">
          <text:p/>
        </draw:polyline>
        <draw:polyline draw:style-name="gr20" draw:text-style-name="P15" draw:layer="layout" svg:width="0.112cm" svg:height="0.053cm" svg:x="4.352cm" svg:y="11.621cm" svg:viewBox="0 0 113 54" draw:points="113,0 109,1 105,3 100,6 96,9 91,12 87,16 78,24 70,33 63,41 61,45 58,49 57,52 56,53 56,54 55,52 53,49 49,41 42,33 34,24 26,16 21,12 17,9 13,6 8,3 4,1 2,0 0,0">
          <text:p/>
        </draw:polyline>
        <draw:polyline draw:style-name="gr21" draw:text-style-name="P15" draw:layer="layout" svg:width="0.113cm" svg:height="0.053cm" svg:x="4.618cm" svg:y="11.621cm" svg:viewBox="0 0 114 54" draw:points="114,0 112,0 110,1 106,3 101,6 97,9 92,12 88,16 79,24 72,33 65,41 62,45 60,49 59,52 58,54 57,52 55,49 50,41 43,33 35,24 27,16 17,9 13,6 8,3 4,1 0,0">
          <text:p/>
        </draw:polyline>
        <draw:polyline draw:style-name="gr20" draw:text-style-name="P15" draw:layer="layout" svg:width="0.113cm" svg:height="0.053cm" svg:x="5.018cm" svg:y="11.621cm" svg:viewBox="0 0 114 54" draw:points="114,0 110,1 106,3 101,6 97,9 92,12 88,16 79,24 71,33 64,41 62,45 59,49 58,52 57,53 57,54 56,52 54,49 49,41 43,33 35,24 26,16 22,12 17,9 13,6 8,3 4,1 2,0 0,0">
          <text:p/>
        </draw:polyline>
        <draw:polyline draw:style-name="gr20" draw:text-style-name="P15" draw:layer="layout" svg:width="0.112cm" svg:height="0.053cm" svg:x="5.285cm" svg:y="11.621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5.552cm" svg:y="11.621cm" svg:viewBox="0 0 113 54" draw:points="113,0 109,1 104,3 100,6 95,9 91,12 86,16 77,24 70,33 63,41 60,45 58,49 57,52 56,54 55,52 53,49 49,41 42,33 34,24 26,16 21,12 17,9 13,6 8,3 4,1 2,0 0,0">
          <text:p/>
        </draw:polyline>
        <draw:polyline draw:style-name="gr21" draw:text-style-name="P15" draw:layer="layout" svg:width="0.113cm" svg:height="0.053cm" svg:x="5.818cm" svg:y="11.621cm" svg:viewBox="0 0 114 54" draw:points="114,0 110,1 106,3 101,6 97,9 92,12 88,16 79,24 71,33 64,41 62,45 59,49 58,52 57,53 57,54 56,52 54,49 49,41 43,33 35,24 26,16 22,12 17,9 13,6 8,3 4,1 2,0 0,0">
          <text:p/>
        </draw:polyline>
        <draw:custom-shape draw:style-name="gr14" draw:text-style-name="P10" draw:layer="layout" svg:width="1cm" svg:height="1cm" svg:x="1.37cm" svg:y="11.695cm">
          <text:p text:style-name="P5"><text:span text:style-name="T1">S</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cm" svg:height="1cm" svg:x="2.57cm" svg:y="11.695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3.77cm" svg:y="11.695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4.97cm" svg:y="11.695cm">
          <text:p text:style-name="P5"><text:span text:style-name="T1">S</text:span></text:p>
          <draw:enhanced-geometry svg:viewBox="0 0 21600 21600" draw:type="rectangle" draw:enhanced-path="M 0 0 L 21600 0 21600 21600 0 21600 0 0 Z N"/>
        </draw:custom-shape>
        <draw:polygon draw:style-name="gr19" draw:text-style-name="P14" draw:layer="layout" svg:width="0.216cm" svg:height="0.318cm" svg:x="6.588cm" svg:y="12.0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0" draw:text-style-name="P15" draw:layer="layout" svg:width="0.113cm" svg:height="0.053cm" svg:x="6.218cm" svg:y="11.619cm" svg:viewBox="0 0 114 54" draw:points="114,0 110,1 105,3 101,6 96,9 92,12 87,16 78,24 70,33 64,41 59,49 57,52 56,54 55,52 54,49 52,45 49,41 43,33 35,24 26,16 22,12 17,9 13,6 8,3 4,1 2,0 0,0">
          <text:p/>
        </draw:polyline>
        <draw:polyline draw:style-name="gr20" draw:text-style-name="P15" draw:layer="layout" svg:width="0.112cm" svg:height="0.053cm" svg:x="6.485cm" svg:y="11.619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6.752cm" svg:y="11.619cm" svg:viewBox="0 0 113 54" draw:points="113,0 111,0 109,1 105,3 100,6 96,9 91,12 87,16 78,24 71,33 64,41 61,45 59,49 58,52 57,54 56,52 54,49 50,41 43,33 35,24 27,16 22,12 18,9 13,6 9,3 4,1 0,0">
          <text:p/>
        </draw:polyline>
        <draw:polyline draw:style-name="gr21" draw:text-style-name="P15" draw:layer="layout" svg:width="0.113cm" svg:height="0.053cm" svg:x="7.018cm" svg:y="11.619cm" svg:viewBox="0 0 114 54" draw:points="114,0 110,1 106,3 101,6 97,9 87,16 79,24 71,33 64,41 59,49 57,52 56,54 55,52 54,49 52,45 49,41 43,33 35,24 26,16 22,12 17,9 13,6 8,3 4,1 2,0 0,0">
          <text:p/>
        </draw:polyline>
        <draw:polyline draw:style-name="gr20" draw:text-style-name="P15" draw:layer="layout" svg:width="0.113cm" svg:height="0.053cm" svg:x="7.418cm" svg:y="11.619cm" svg:viewBox="0 0 114 54" draw:points="114,0 112,0 110,1 106,3 101,6 97,9 92,12 88,16 79,24 71,33 65,41 60,49 58,52 57,54 56,52 55,49 53,45 50,41 43,33 36,24 27,16 22,12 18,9 13,6 9,3 4,1 0,0">
          <text:p/>
        </draw:polyline>
        <draw:polyline draw:style-name="gr20" draw:text-style-name="P15" draw:layer="layout" svg:width="0.112cm" svg:height="0.053cm" svg:x="7.685cm" svg:y="11.619cm" svg:viewBox="0 0 113 54" draw:points="113,0 111,0 109,1 105,3 100,6 96,9 91,12 87,16 78,24 70,33 64,41 59,49 57,52 56,54 55,52 54,49 52,45 49,41 43,33 35,24 26,16 22,12 17,9 13,6 8,3 4,1 2,0 0,0">
          <text:p/>
        </draw:polyline>
        <draw:polyline draw:style-name="gr20" draw:text-style-name="P15" draw:layer="layout" svg:width="0.112cm" svg:height="0.053cm" svg:x="7.952cm" svg:y="11.619cm" svg:viewBox="0 0 113 54" draw:points="113,0 111,0 109,1 105,3 100,6 96,9 91,12 87,16 78,24 71,33 64,41 61,45 59,49 58,52 57,54 56,52 54,49 49,41 43,33 35,24 26,16 22,12 17,9 13,6 8,3 4,1 2,0 0,0">
          <text:p/>
        </draw:polyline>
        <draw:polyline draw:style-name="gr21" draw:text-style-name="P15" draw:layer="layout" svg:width="0.113cm" svg:height="0.053cm" svg:x="8.218cm" svg:y="11.619cm" svg:viewBox="0 0 114 54" draw:points="114,0 110,1 105,3 101,6 96,9 92,12 87,16 78,24 71,33 64,41 61,45 59,49 58,52 57,54 56,52 54,49 49,41 43,33 35,24 26,16 22,12 17,9 13,6 8,3 4,1 2,0 0,0">
          <text:p/>
        </draw:polyline>
        <draw:polyline draw:style-name="gr20" draw:text-style-name="P15" draw:layer="layout" svg:width="0.113cm" svg:height="0.053cm" svg:x="8.618cm" svg:y="11.619cm" svg:viewBox="0 0 114 54" draw:points="114,0 112,0 110,1 106,3 101,6 97,9 92,12 88,16 79,24 72,33 65,41 62,45 60,49 59,52 58,54 57,52 55,49 50,41 43,33 35,24 27,16 17,9 13,6 8,3 4,1 0,0">
          <text:p/>
        </draw:polyline>
        <draw:polyline draw:style-name="gr20" draw:text-style-name="P15" draw:layer="layout" svg:width="0.112cm" svg:height="0.053cm" svg:x="8.885cm" svg:y="11.619cm" svg:viewBox="0 0 113 54" draw:points="113,0 111,0 109,1 105,3 100,6 96,9 92,12 87,16 79,24 71,33 64,41 60,49 58,52 57,54 56,52 55,49 53,45 50,41 43,33 36,24 27,16 22,12 18,9 13,6 9,3 4,1 0,0">
          <text:p/>
        </draw:polyline>
        <draw:polyline draw:style-name="gr20" draw:text-style-name="P15" draw:layer="layout" svg:width="0.112cm" svg:height="0.053cm" svg:x="9.152cm" svg:y="11.619cm" svg:viewBox="0 0 113 54" draw:points="113,0 109,1 105,3 100,6 96,9 91,12 87,16 78,24 70,33 63,41 61,45 58,49 57,52 56,53 56,54 55,52 53,49 49,41 42,33 34,24 26,16 21,12 17,9 13,6 8,3 4,1 2,0 0,0">
          <text:p/>
        </draw:polyline>
        <draw:polyline draw:style-name="gr21" draw:text-style-name="P15" draw:layer="layout" svg:width="0.113cm" svg:height="0.053cm" svg:x="9.418cm" svg:y="11.619cm" svg:viewBox="0 0 114 54" draw:points="114,0 112,0 110,1 106,3 101,6 97,9 92,12 88,16 79,24 72,33 65,41 62,45 60,49 59,52 58,54 57,52 55,49 50,41 43,33 35,24 27,16 17,9 13,6 8,3 4,1 0,0">
          <text:p/>
        </draw:polyline>
        <draw:polyline draw:style-name="gr20" draw:text-style-name="P15" draw:layer="layout" svg:width="0.113cm" svg:height="0.053cm" svg:x="9.818cm" svg:y="11.619cm" svg:viewBox="0 0 114 54" draw:points="114,0 110,1 106,3 101,6 97,9 92,12 88,16 79,24 71,33 64,41 62,45 59,49 58,52 57,53 57,54 56,52 54,49 49,41 43,33 35,24 26,16 22,12 17,9 13,6 8,3 4,1 2,0 0,0">
          <text:p/>
        </draw:polyline>
        <draw:polyline draw:style-name="gr20" draw:text-style-name="P15" draw:layer="layout" svg:width="0.112cm" svg:height="0.053cm" svg:x="10.085cm" svg:y="11.619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0.352cm" svg:y="11.619cm" svg:viewBox="0 0 113 54" draw:points="113,0 109,1 104,3 100,6 95,9 91,12 86,16 77,24 70,33 63,41 60,45 58,49 57,52 56,54 55,52 53,49 49,41 42,33 34,24 26,16 21,12 17,9 13,6 8,3 4,1 2,0 0,0">
          <text:p/>
        </draw:polyline>
        <draw:polyline draw:style-name="gr21" draw:text-style-name="P15" draw:layer="layout" svg:width="0.113cm" svg:height="0.053cm" svg:x="10.618cm" svg:y="11.619cm" svg:viewBox="0 0 114 54" draw:points="114,0 110,1 106,3 101,6 97,9 92,12 88,16 79,24 71,33 64,41 62,45 59,49 58,52 57,53 57,54 56,52 54,49 49,41 43,33 35,24 26,16 22,12 17,9 13,6 8,3 4,1 2,0 0,0">
          <text:p/>
        </draw:polyline>
        <draw:custom-shape draw:style-name="gr14" draw:text-style-name="P10" draw:layer="layout" svg:width="1cm" svg:height="1cm" svg:x="6.17cm" svg:y="11.693cm">
          <text:p text:style-name="P5"><text:span text:style-name="T1">S</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cm" svg:height="1cm" svg:x="7.37cm" svg:y="11.693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8.57cm" svg:y="11.693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9.77cm" svg:y="11.693cm">
          <text:p text:style-name="P5"><text:span text:style-name="T1">S</text:span></text:p>
          <draw:enhanced-geometry svg:viewBox="0 0 21600 21600" draw:type="rectangle" draw:enhanced-path="M 0 0 L 21600 0 21600 21600 0 21600 0 0 Z N"/>
        </draw:custom-shape>
        <draw:polygon draw:style-name="gr19" draw:text-style-name="P14" draw:layer="layout" svg:width="0.216cm" svg:height="0.318cm" svg:x="11.388cm" svg:y="12.012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0" draw:text-style-name="P15" draw:layer="layout" svg:width="0.113cm" svg:height="0.053cm" svg:x="11.018cm" svg:y="11.619cm" svg:viewBox="0 0 114 54" draw:points="114,0 110,1 105,3 101,6 96,9 92,12 87,16 78,24 70,33 64,41 59,49 57,52 56,54 55,52 54,49 52,45 49,41 43,33 35,24 26,16 22,12 17,9 13,6 8,3 4,1 2,0 0,0">
          <text:p/>
        </draw:polyline>
        <draw:polyline draw:style-name="gr20" draw:text-style-name="P15" draw:layer="layout" svg:width="0.112cm" svg:height="0.053cm" svg:x="11.285cm" svg:y="11.619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1.552cm" svg:y="11.619cm" svg:viewBox="0 0 113 54" draw:points="113,0 111,0 109,1 105,3 100,6 96,9 91,12 87,16 78,24 71,33 64,41 61,45 59,49 58,52 57,54 56,52 54,49 50,41 43,33 35,24 27,16 22,12 18,9 13,6 9,3 4,1 0,0">
          <text:p/>
        </draw:polyline>
        <draw:polyline draw:style-name="gr21" draw:text-style-name="P15" draw:layer="layout" svg:width="0.113cm" svg:height="0.053cm" svg:x="11.818cm" svg:y="11.619cm" svg:viewBox="0 0 114 54" draw:points="114,0 110,1 106,3 101,6 97,9 87,16 79,24 71,33 64,41 59,49 57,52 56,54 55,52 54,49 52,45 49,41 43,33 35,24 26,16 22,12 17,9 13,6 8,3 4,1 2,0 0,0">
          <text:p/>
        </draw:polyline>
        <draw:polyline draw:style-name="gr20" draw:text-style-name="P15" draw:layer="layout" svg:width="0.113cm" svg:height="0.053cm" svg:x="12.218cm" svg:y="11.619cm" svg:viewBox="0 0 114 54" draw:points="114,0 112,0 110,1 106,3 101,6 97,9 92,12 88,16 79,24 71,33 65,41 60,49 58,52 57,54 56,52 55,49 53,45 50,41 43,33 36,24 27,16 22,12 18,9 13,6 9,3 4,1 0,0">
          <text:p/>
        </draw:polyline>
        <draw:polyline draw:style-name="gr20" draw:text-style-name="P15" draw:layer="layout" svg:width="0.112cm" svg:height="0.053cm" svg:x="12.485cm" svg:y="11.619cm" svg:viewBox="0 0 113 54" draw:points="113,0 111,0 109,1 105,3 100,6 96,9 91,12 87,16 78,24 70,33 64,41 59,49 57,52 56,54 55,52 54,49 52,45 49,41 43,33 35,24 26,16 22,12 17,9 13,6 8,3 4,1 2,0 0,0">
          <text:p/>
        </draw:polyline>
        <draw:polyline draw:style-name="gr20" draw:text-style-name="P15" draw:layer="layout" svg:width="0.112cm" svg:height="0.053cm" svg:x="12.752cm" svg:y="11.619cm" svg:viewBox="0 0 113 54" draw:points="113,0 111,0 109,1 105,3 100,6 96,9 91,12 87,16 78,24 71,33 64,41 61,45 59,49 58,52 57,54 56,52 54,49 49,41 43,33 35,24 26,16 22,12 17,9 13,6 8,3 4,1 2,0 0,0">
          <text:p/>
        </draw:polyline>
        <draw:polyline draw:style-name="gr21" draw:text-style-name="P15" draw:layer="layout" svg:width="0.113cm" svg:height="0.053cm" svg:x="13.018cm" svg:y="11.619cm" svg:viewBox="0 0 114 54" draw:points="114,0 110,1 105,3 101,6 96,9 92,12 87,16 78,24 71,33 64,41 61,45 59,49 58,52 57,54 56,52 54,49 49,41 43,33 35,24 26,16 22,12 17,9 13,6 8,3 4,1 2,0 0,0">
          <text:p/>
        </draw:polyline>
        <draw:polyline draw:style-name="gr20" draw:text-style-name="P15" draw:layer="layout" svg:width="0.113cm" svg:height="0.053cm" svg:x="13.418cm" svg:y="11.619cm" svg:viewBox="0 0 114 54" draw:points="114,0 112,0 110,1 106,3 101,6 97,9 92,12 88,16 79,24 72,33 65,41 62,45 60,49 59,52 58,54 57,52 55,49 50,41 43,33 35,24 27,16 17,9 13,6 8,3 4,1 0,0">
          <text:p/>
        </draw:polyline>
        <draw:polyline draw:style-name="gr20" draw:text-style-name="P15" draw:layer="layout" svg:width="0.112cm" svg:height="0.053cm" svg:x="13.685cm" svg:y="11.619cm" svg:viewBox="0 0 113 54" draw:points="113,0 111,0 109,1 105,3 100,6 96,9 92,12 87,16 79,24 71,33 64,41 60,49 58,52 57,54 56,52 55,49 53,45 50,41 43,33 36,24 27,16 22,12 18,9 13,6 9,3 4,1 0,0">
          <text:p/>
        </draw:polyline>
        <draw:polyline draw:style-name="gr20" draw:text-style-name="P15" draw:layer="layout" svg:width="0.112cm" svg:height="0.053cm" svg:x="13.952cm" svg:y="11.619cm" svg:viewBox="0 0 113 54" draw:points="113,0 109,1 105,3 100,6 96,9 91,12 87,16 78,24 70,33 63,41 61,45 58,49 57,52 56,53 56,54 55,52 53,49 49,41 42,33 34,24 26,16 21,12 17,9 13,6 8,3 4,1 2,0 0,0">
          <text:p/>
        </draw:polyline>
        <draw:polyline draw:style-name="gr21" draw:text-style-name="P15" draw:layer="layout" svg:width="0.113cm" svg:height="0.053cm" svg:x="14.218cm" svg:y="11.619cm" svg:viewBox="0 0 114 54" draw:points="114,0 112,0 110,1 106,3 101,6 97,9 92,12 88,16 79,24 72,33 65,41 62,45 60,49 59,52 58,54 57,52 55,49 50,41 43,33 35,24 27,16 17,9 13,6 8,3 4,1 0,0">
          <text:p/>
        </draw:polyline>
        <draw:polyline draw:style-name="gr20" draw:text-style-name="P15" draw:layer="layout" svg:width="0.113cm" svg:height="0.053cm" svg:x="14.618cm" svg:y="11.619cm" svg:viewBox="0 0 114 54" draw:points="114,0 110,1 106,3 101,6 97,9 92,12 88,16 79,24 71,33 64,41 62,45 59,49 58,52 57,53 57,54 56,52 54,49 49,41 43,33 35,24 26,16 22,12 17,9 13,6 8,3 4,1 2,0 0,0">
          <text:p/>
        </draw:polyline>
        <draw:polyline draw:style-name="gr20" draw:text-style-name="P15" draw:layer="layout" svg:width="0.112cm" svg:height="0.053cm" svg:x="14.885cm" svg:y="11.619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5.152cm" svg:y="11.619cm" svg:viewBox="0 0 113 54" draw:points="113,0 109,1 104,3 100,6 95,9 91,12 86,16 77,24 70,33 63,41 60,45 58,49 57,52 56,54 55,52 53,49 49,41 42,33 34,24 26,16 21,12 17,9 13,6 8,3 4,1 2,0 0,0">
          <text:p/>
        </draw:polyline>
        <draw:polyline draw:style-name="gr21" draw:text-style-name="P15" draw:layer="layout" svg:width="0.113cm" svg:height="0.053cm" svg:x="15.418cm" svg:y="11.619cm" svg:viewBox="0 0 114 54" draw:points="114,0 110,1 106,3 101,6 97,9 92,12 88,16 79,24 71,33 64,41 62,45 59,49 58,52 57,53 57,54 56,52 54,49 49,41 43,33 35,24 26,16 22,12 17,9 13,6 8,3 4,1 2,0 0,0">
          <text:p/>
        </draw:polyline>
        <draw:custom-shape draw:style-name="gr14" draw:text-style-name="P10" draw:layer="layout" svg:width="1cm" svg:height="1cm" svg:x="10.97cm" svg:y="11.693cm">
          <text:p text:style-name="P5"><text:span text:style-name="T1">S</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cm" svg:height="1cm" svg:x="12.17cm" svg:y="11.693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13.37cm" svg:y="11.693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14.57cm" svg:y="11.693cm">
          <text:p text:style-name="P5"><text:span text:style-name="T1">S</text:span></text:p>
          <draw:enhanced-geometry svg:viewBox="0 0 21600 21600" draw:type="rectangle" draw:enhanced-path="M 0 0 L 21600 0 21600 21600 0 21600 0 0 Z N"/>
        </draw:custom-shape>
        <draw:polygon draw:style-name="gr19" draw:text-style-name="P14" draw:layer="layout" svg:width="0.216cm" svg:height="0.318cm" svg:x="16.188cm" svg:y="12.01cm" svg:viewBox="0 0 217 319" draw:points="198,16 198,56 186,51 175,46 164,42 153,39 143,37 138,36 133,35 128,35 123,34 118,34 113,34 104,34 97,35 89,36 83,37 76,39 70,41 65,44 63,45 60,47 58,49 56,50 54,52 52,54 51,56 49,58 48,61 46,63 45,65 44,68 44,70 43,73 42,76 42,78 42,84 42,89 43,94 44,98 44,100 45,102 46,104 47,106 48,108 49,109 50,111 51,112 53,114 54,115 56,116 58,118 62,120 66,122 72,125 78,127 85,128 92,130 101,132 126,137 137,139 147,142 157,146 166,149 174,153 182,158 188,163 192,165 194,168 197,171 200,174 202,177 204,180 206,184 208,187 210,191 211,194 213,202 215,210 216,219 217,228 216,239 215,249 214,254 212,258 211,263 209,267 207,271 205,275 202,279 200,283 197,286 194,290 190,293 187,296 183,298 179,301 174,304 170,306 160,310 150,313 138,316 126,317 113,318 99,319 88,318 76,318 64,316 52,314 40,311 27,308 14,304 1,299 1,256 14,263 26,269 39,274 51,278 57,279 63,281 69,282 75,283 81,284 87,285 93,285 99,285 107,285 116,284 123,283 130,282 137,280 143,277 149,274 151,273 154,271 156,269 158,267 160,265 162,263 164,261 166,259 167,256 168,254 169,251 170,249 171,246 172,243 172,240 173,237 173,231 173,226 172,220 171,216 170,213 170,211 169,209 168,207 167,205 165,203 164,201 162,199 161,197 159,196 157,194 155,193 151,190 146,187 141,185 135,182 128,180 121,178 114,177 88,172 77,169 67,166 57,163 48,160 40,156 33,152 26,147 24,145 21,143 18,140 16,137 14,135 12,132 10,129 8,126 7,122 5,119 4,116 3,112 1,104 0,96 0,88 0,78 1,73 2,68 3,64 4,60 6,55 7,51 9,47 11,43 14,40 16,36 19,33 22,30 25,26 29,23 32,21 36,18 40,15 44,13 53,9 63,6 73,3 84,1 96,0 108,0 119,0 130,1 141,2 152,4 163,6 175,9 186,12">
          <text:p/>
        </draw:polygon>
        <draw:polyline draw:style-name="gr20" draw:text-style-name="P15" draw:layer="layout" svg:width="0.113cm" svg:height="0.053cm" svg:x="15.818cm" svg:y="11.617cm" svg:viewBox="0 0 114 54" draw:points="114,0 110,1 105,3 101,6 96,9 92,12 87,16 78,24 70,33 64,41 59,49 57,52 56,54 55,52 54,49 52,45 49,41 43,33 35,24 26,16 22,12 17,9 13,6 8,3 4,1 2,0 0,0">
          <text:p/>
        </draw:polyline>
        <draw:polyline draw:style-name="gr20" draw:text-style-name="P15" draw:layer="layout" svg:width="0.112cm" svg:height="0.053cm" svg:x="16.085cm" svg:y="11.617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6.352cm" svg:y="11.617cm" svg:viewBox="0 0 113 54" draw:points="113,0 111,0 109,1 105,3 100,6 96,9 91,12 87,16 78,24 71,33 64,41 61,45 59,49 58,52 57,54 56,52 54,49 50,41 43,33 35,24 27,16 22,12 18,9 13,6 9,3 4,1 0,0">
          <text:p/>
        </draw:polyline>
        <draw:polyline draw:style-name="gr21" draw:text-style-name="P15" draw:layer="layout" svg:width="0.113cm" svg:height="0.053cm" svg:x="16.618cm" svg:y="11.617cm" svg:viewBox="0 0 114 54" draw:points="114,0 110,1 106,3 101,6 97,9 87,16 79,24 71,33 64,41 59,49 57,52 56,54 55,52 54,49 52,45 49,41 43,33 35,24 26,16 22,12 17,9 13,6 8,3 4,1 2,0 0,0">
          <text:p/>
        </draw:polyline>
        <draw:polyline draw:style-name="gr20" draw:text-style-name="P15" draw:layer="layout" svg:width="0.113cm" svg:height="0.053cm" svg:x="17.018cm" svg:y="11.617cm" svg:viewBox="0 0 114 54" draw:points="114,0 112,0 110,1 106,3 101,6 97,9 92,12 88,16 79,24 71,33 65,41 60,49 58,52 57,54 56,52 55,49 53,45 50,41 43,33 36,24 27,16 22,12 18,9 13,6 9,3 4,1 0,0">
          <text:p/>
        </draw:polyline>
        <draw:polyline draw:style-name="gr20" draw:text-style-name="P15" draw:layer="layout" svg:width="0.112cm" svg:height="0.053cm" svg:x="17.285cm" svg:y="11.617cm" svg:viewBox="0 0 113 54" draw:points="113,0 111,0 109,1 105,3 100,6 96,9 91,12 87,16 78,24 70,33 64,41 59,49 57,52 56,54 55,52 54,49 52,45 49,41 43,33 35,24 26,16 22,12 17,9 13,6 8,3 4,1 2,0 0,0">
          <text:p/>
        </draw:polyline>
        <draw:polyline draw:style-name="gr20" draw:text-style-name="P15" draw:layer="layout" svg:width="0.112cm" svg:height="0.053cm" svg:x="17.552cm" svg:y="11.617cm" svg:viewBox="0 0 113 54" draw:points="113,0 111,0 109,1 105,3 100,6 96,9 91,12 87,16 78,24 71,33 64,41 61,45 59,49 58,52 57,54 56,52 54,49 49,41 43,33 35,24 26,16 22,12 17,9 13,6 8,3 4,1 2,0 0,0">
          <text:p/>
        </draw:polyline>
        <draw:polyline draw:style-name="gr21" draw:text-style-name="P15" draw:layer="layout" svg:width="0.113cm" svg:height="0.053cm" svg:x="17.818cm" svg:y="11.617cm" svg:viewBox="0 0 114 54" draw:points="114,0 110,1 105,3 101,6 96,9 92,12 87,16 78,24 71,33 64,41 61,45 59,49 58,52 57,54 56,52 54,49 49,41 43,33 35,24 26,16 22,12 17,9 13,6 8,3 4,1 2,0 0,0">
          <text:p/>
        </draw:polyline>
        <draw:polyline draw:style-name="gr20" draw:text-style-name="P15" draw:layer="layout" svg:width="0.113cm" svg:height="0.053cm" svg:x="18.218cm" svg:y="11.617cm" svg:viewBox="0 0 114 54" draw:points="114,0 112,0 110,1 106,3 101,6 97,9 92,12 88,16 79,24 72,33 65,41 62,45 60,49 59,52 58,54 57,52 55,49 50,41 43,33 35,24 27,16 17,9 13,6 8,3 4,1 0,0">
          <text:p/>
        </draw:polyline>
        <draw:polyline draw:style-name="gr20" draw:text-style-name="P15" draw:layer="layout" svg:width="0.112cm" svg:height="0.053cm" svg:x="18.485cm" svg:y="11.617cm" svg:viewBox="0 0 113 54" draw:points="113,0 111,0 109,1 105,3 100,6 96,9 92,12 87,16 79,24 71,33 64,41 60,49 58,52 57,54 56,52 55,49 53,45 50,41 43,33 36,24 27,16 22,12 18,9 13,6 9,3 4,1 0,0">
          <text:p/>
        </draw:polyline>
        <draw:polyline draw:style-name="gr20" draw:text-style-name="P15" draw:layer="layout" svg:width="0.112cm" svg:height="0.053cm" svg:x="18.752cm" svg:y="11.617cm" svg:viewBox="0 0 113 54" draw:points="113,0 109,1 105,3 100,6 96,9 91,12 87,16 78,24 70,33 63,41 61,45 58,49 57,52 56,53 56,54 55,52 53,49 49,41 42,33 34,24 26,16 21,12 17,9 13,6 8,3 4,1 2,0 0,0">
          <text:p/>
        </draw:polyline>
        <draw:polyline draw:style-name="gr21" draw:text-style-name="P15" draw:layer="layout" svg:width="0.113cm" svg:height="0.053cm" svg:x="19.018cm" svg:y="11.617cm" svg:viewBox="0 0 114 54" draw:points="114,0 112,0 110,1 106,3 101,6 97,9 92,12 88,16 79,24 72,33 65,41 62,45 60,49 59,52 58,54 57,52 55,49 50,41 43,33 35,24 27,16 17,9 13,6 8,3 4,1 0,0">
          <text:p/>
        </draw:polyline>
        <draw:polyline draw:style-name="gr20" draw:text-style-name="P15" draw:layer="layout" svg:width="0.113cm" svg:height="0.053cm" svg:x="19.418cm" svg:y="11.617cm" svg:viewBox="0 0 114 54" draw:points="114,0 110,1 106,3 101,6 97,9 92,12 88,16 79,24 71,33 64,41 62,45 59,49 58,52 57,53 57,54 56,52 54,49 49,41 43,33 35,24 26,16 22,12 17,9 13,6 8,3 4,1 2,0 0,0">
          <text:p/>
        </draw:polyline>
        <draw:polyline draw:style-name="gr20" draw:text-style-name="P15" draw:layer="layout" svg:width="0.112cm" svg:height="0.053cm" svg:x="19.685cm" svg:y="11.617cm" svg:viewBox="0 0 113 54" draw:points="113,0 111,0 109,1 105,3 100,6 96,9 92,12 87,16 79,24 71,33 64,41 60,49 58,52 57,54 57,53 56,52 55,49 52,45 50,41 43,33 35,24 26,16 22,12 17,9 13,6 8,3 4,1 0,0">
          <text:p/>
        </draw:polyline>
        <draw:polyline draw:style-name="gr20" draw:text-style-name="P15" draw:layer="layout" svg:width="0.112cm" svg:height="0.053cm" svg:x="19.952cm" svg:y="11.617cm" svg:viewBox="0 0 113 54" draw:points="113,0 109,1 104,3 100,6 95,9 91,12 86,16 77,24 70,33 63,41 60,45 58,49 57,52 56,54 55,52 53,49 49,41 42,33 34,24 26,16 21,12 17,9 13,6 8,3 4,1 2,0 0,0">
          <text:p/>
        </draw:polyline>
        <draw:polyline draw:style-name="gr21" draw:text-style-name="P15" draw:layer="layout" svg:width="0.113cm" svg:height="0.053cm" svg:x="20.218cm" svg:y="11.617cm" svg:viewBox="0 0 114 54" draw:points="114,0 110,1 106,3 101,6 97,9 92,12 88,16 79,24 71,33 64,41 62,45 59,49 58,52 57,53 57,54 56,52 54,49 49,41 43,33 35,24 26,16 22,12 17,9 13,6 8,3 4,1 2,0 0,0">
          <text:p/>
        </draw:polyline>
        <draw:custom-shape draw:style-name="gr14" draw:text-style-name="P10" draw:layer="layout" svg:width="1cm" svg:height="1cm" svg:x="15.77cm" svg:y="11.691cm">
          <text:p text:style-name="P5"><text:span text:style-name="T1">S</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cm" svg:height="1cm" svg:x="16.97cm" svg:y="11.691cm">
          <text:p text:style-name="P5"><text:span text:style-name="T1">S</text:span></text:p>
          <draw:enhanced-geometry svg:viewBox="0 0 21600 21600" draw:type="rectangle" draw:enhanced-path="M 0 0 L 21600 0 21600 21600 0 21600 0 0 Z N"/>
        </draw:custom-shape>
        <draw:custom-shape draw:style-name="gr16" draw:text-style-name="P12" draw:layer="layout" svg:width="1cm" svg:height="1cm" svg:x="18.17cm" svg:y="11.691cm">
          <text:p text:style-name="P5"><text:span text:style-name="T1">S</text:span></text:p>
          <draw:enhanced-geometry svg:viewBox="0 0 21600 21600" draw:type="rectangle" draw:enhanced-path="M 0 0 L 21600 0 21600 21600 0 21600 0 0 Z N"/>
        </draw:custom-shape>
        <draw:custom-shape draw:style-name="gr17" draw:text-style-name="P13" draw:layer="layout" svg:width="1cm" svg:height="1cm" svg:x="19.37cm" svg:y="11.691cm">
          <text:p text:style-name="P5"><text:span text:style-name="T1">S</text:span></text:p>
          <draw:enhanced-geometry svg:viewBox="0 0 21600 21600" draw:type="rectangle" draw:enhanced-path="M 0 0 L 21600 0 21600 21600 0 21600 0 0 Z N"/>
        </draw:custom-shape>
        <draw:custom-shape draw:style-name="gr22" draw:text-style-name="P7" draw:layer="layout" svg:width="0.25cm" svg:height="0.25cm" svg:x="1.354cm" svg:y="1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623cm" svg:y="1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883cm" svg:y="1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2.152cm" svg:y="16.10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2.555cm" svg:y="1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2.824cm" svg:y="1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3.084cm" svg:y="1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3.353cm" svg:y="16.10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3.756cm" svg:y="1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4.025cm" svg:y="1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4.285cm" svg:y="1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4.554cm" svg:y="16.10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4.957cm" svg:y="1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5.226cm" svg:y="1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5.486cm" svg:y="1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5.755cm" svg:y="16.10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6.158cm" svg:y="1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6.427cm" svg:y="1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6.687cm" svg:y="1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6.956cm" svg:y="16.10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7.359cm" svg:y="1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7.628cm" svg:y="1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7.888cm" svg:y="1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8.157cm" svg:y="16.10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8.56cm" svg:y="1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8.829cm" svg:y="1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9.089cm" svg:y="1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9.358cm" svg:y="16.10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9.761cm" svg:y="1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0.03cm" svg:y="1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0.29cm" svg:y="1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0.559cm" svg:y="16.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0.962cm" svg:y="1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1.231cm" svg:y="1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1.491cm" svg:y="1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1.76cm" svg:y="16.111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2.163cm" svg:y="1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2.432cm" svg:y="1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2.692cm" svg:y="1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2.961cm" svg:y="16.112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3.364cm" svg:y="1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3.633cm" svg:y="1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3.893cm" svg:y="1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4.162cm" svg:y="16.113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4.565cm" svg:y="1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4.834cm" svg:y="1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5.094cm" svg:y="1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5.363cm" svg:y="16.114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5.766cm" svg:y="1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6.035cm" svg:y="1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6.295cm" svg:y="1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6.564cm" svg:y="16.1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6.967cm" svg:y="1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7.236cm" svg:y="1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7.496cm" svg:y="1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7.765cm" svg:y="16.1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8.168cm" svg:y="16.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8.437cm" svg:y="1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8.697cm" svg:y="16.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8.966cm" svg:y="16.117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9.369cm" svg:y="16.1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9.638cm" svg:y="16.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19.898cm" svg:y="16.119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22" draw:text-style-name="P7" draw:layer="layout" svg:width="0.25cm" svg:height="0.25cm" svg:x="20.167cm" svg:y="16.118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olyline draw:style-name="gr23" draw:text-style-name="P9" draw:layer="layout" svg:width="0.113cm" svg:height="0.053cm" svg:x="1.418cm" svg:y="16.619cm" svg:viewBox="0 0 114 54" draw:points="114,0 110,1 105,3 101,6 96,9 92,12 87,16 78,24 70,33 64,41 59,49 57,52 56,54 55,52 54,49 52,45 49,41 43,33 35,24 26,16 22,12 17,9 13,6 8,3 4,1 2,0 0,0">
          <text:p/>
        </draw:polyline>
        <draw:polyline draw:style-name="gr23" draw:text-style-name="P9" draw:layer="layout" svg:width="0.112cm" svg:height="0.053cm" svg:x="1.685cm" svg:y="16.619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952cm" svg:y="16.619cm" svg:viewBox="0 0 113 54" draw:points="113,0 111,0 109,1 105,3 100,6 96,9 91,12 87,16 78,24 71,33 64,41 61,45 59,49 58,52 57,54 56,52 54,49 50,41 43,33 35,24 27,16 22,12 18,9 13,6 9,3 4,1 0,0">
          <text:p/>
        </draw:polyline>
        <draw:polyline draw:style-name="gr23" draw:text-style-name="P9" draw:layer="layout" svg:width="0.113cm" svg:height="0.053cm" svg:x="2.218cm" svg:y="16.619cm" svg:viewBox="0 0 114 54" draw:points="114,0 110,1 106,3 101,6 97,9 87,16 79,24 71,33 64,41 59,49 57,52 56,54 55,52 54,49 52,45 49,41 43,33 35,24 26,16 22,12 17,9 13,6 8,3 4,1 2,0 0,0">
          <text:p/>
        </draw:polyline>
        <draw:polyline draw:style-name="gr23" draw:text-style-name="P9" draw:layer="layout" svg:width="0.113cm" svg:height="0.053cm" svg:x="2.618cm" svg:y="16.619cm" svg:viewBox="0 0 114 54" draw:points="114,0 112,0 110,1 106,3 101,6 97,9 92,12 88,16 79,24 71,33 65,41 60,49 58,52 57,54 56,52 55,49 53,45 50,41 43,33 36,24 27,16 22,12 18,9 13,6 9,3 4,1 0,0">
          <text:p/>
        </draw:polyline>
        <draw:polyline draw:style-name="gr23" draw:text-style-name="P9" draw:layer="layout" svg:width="0.112cm" svg:height="0.053cm" svg:x="2.885cm" svg:y="16.619cm" svg:viewBox="0 0 113 54" draw:points="113,0 111,0 109,1 105,3 100,6 96,9 91,12 87,16 78,24 70,33 64,41 59,49 57,52 56,54 55,52 54,49 52,45 49,41 43,33 35,24 26,16 22,12 17,9 13,6 8,3 4,1 2,0 0,0">
          <text:p/>
        </draw:polyline>
        <draw:polyline draw:style-name="gr23" draw:text-style-name="P9" draw:layer="layout" svg:width="0.112cm" svg:height="0.053cm" svg:x="3.152cm" svg:y="16.619cm" svg:viewBox="0 0 113 54" draw:points="113,0 111,0 109,1 105,3 100,6 96,9 91,12 87,16 78,24 71,33 64,41 61,45 59,49 58,52 57,54 56,52 54,49 49,41 43,33 35,24 26,16 22,12 17,9 13,6 8,3 4,1 2,0 0,0">
          <text:p/>
        </draw:polyline>
        <draw:polyline draw:style-name="gr23" draw:text-style-name="P9" draw:layer="layout" svg:width="0.113cm" svg:height="0.053cm" svg:x="3.418cm" svg:y="16.619cm" svg:viewBox="0 0 114 54" draw:points="114,0 110,1 105,3 101,6 96,9 92,12 87,16 78,24 71,33 64,41 61,45 59,49 58,52 57,54 56,52 54,49 49,41 43,33 35,24 26,16 22,12 17,9 13,6 8,3 4,1 2,0 0,0">
          <text:p/>
        </draw:polyline>
        <draw:polyline draw:style-name="gr23" draw:text-style-name="P9" draw:layer="layout" svg:width="0.113cm" svg:height="0.053cm" svg:x="3.818cm" svg:y="16.619cm" svg:viewBox="0 0 114 54" draw:points="114,0 112,0 110,1 106,3 101,6 97,9 92,12 88,16 79,24 72,33 65,41 62,45 60,49 59,52 58,54 57,52 55,49 50,41 43,33 35,24 27,16 17,9 13,6 8,3 4,1 0,0">
          <text:p/>
        </draw:polyline>
        <draw:polyline draw:style-name="gr23" draw:text-style-name="P9" draw:layer="layout" svg:width="0.112cm" svg:height="0.053cm" svg:x="4.085cm" svg:y="16.619cm" svg:viewBox="0 0 113 54" draw:points="113,0 111,0 109,1 105,3 100,6 96,9 92,12 87,16 79,24 71,33 64,41 60,49 58,52 57,54 56,52 55,49 53,45 50,41 43,33 36,24 27,16 22,12 18,9 13,6 9,3 4,1 0,0">
          <text:p/>
        </draw:polyline>
        <draw:polyline draw:style-name="gr23" draw:text-style-name="P9" draw:layer="layout" svg:width="0.112cm" svg:height="0.053cm" svg:x="4.352cm" svg:y="16.619cm" svg:viewBox="0 0 113 54" draw:points="113,0 109,1 105,3 100,6 96,9 91,12 87,16 78,24 70,33 63,41 61,45 58,49 57,52 56,53 56,54 55,52 53,49 49,41 42,33 34,24 26,16 21,12 17,9 13,6 8,3 4,1 2,0 0,0">
          <text:p/>
        </draw:polyline>
        <draw:polyline draw:style-name="gr23" draw:text-style-name="P9" draw:layer="layout" svg:width="0.113cm" svg:height="0.053cm" svg:x="4.618cm" svg:y="16.619cm" svg:viewBox="0 0 114 54" draw:points="114,0 112,0 110,1 106,3 101,6 97,9 92,12 88,16 79,24 72,33 65,41 62,45 60,49 59,52 58,54 57,52 55,49 50,41 43,33 35,24 27,16 17,9 13,6 8,3 4,1 0,0">
          <text:p/>
        </draw:polyline>
        <draw:polyline draw:style-name="gr23" draw:text-style-name="P9" draw:layer="layout" svg:width="0.113cm" svg:height="0.053cm" svg:x="5.018cm" svg:y="16.619cm" svg:viewBox="0 0 114 54" draw:points="114,0 110,1 106,3 101,6 97,9 92,12 88,16 79,24 71,33 64,41 62,45 59,49 58,52 57,53 57,54 56,52 54,49 49,41 43,33 35,24 26,16 22,12 17,9 13,6 8,3 4,1 2,0 0,0">
          <text:p/>
        </draw:polyline>
        <draw:polyline draw:style-name="gr23" draw:text-style-name="P9" draw:layer="layout" svg:width="0.112cm" svg:height="0.053cm" svg:x="5.285cm" svg:y="16.619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5.552cm" svg:y="16.619cm" svg:viewBox="0 0 113 54" draw:points="113,0 109,1 104,3 100,6 95,9 91,12 86,16 77,24 70,33 63,41 60,45 58,49 57,52 56,54 55,52 53,49 49,41 42,33 34,24 26,16 21,12 17,9 13,6 8,3 4,1 2,0 0,0">
          <text:p/>
        </draw:polyline>
        <draw:polyline draw:style-name="gr23" draw:text-style-name="P9" draw:layer="layout" svg:width="0.113cm" svg:height="0.053cm" svg:x="5.818cm" svg:y="16.619cm" svg:viewBox="0 0 114 54" draw:points="114,0 110,1 106,3 101,6 97,9 92,12 88,16 79,24 71,33 64,41 62,45 59,49 58,52 57,53 57,54 56,52 54,49 49,41 43,33 35,24 26,16 22,12 17,9 13,6 8,3 4,1 2,0 0,0">
          <text:p/>
        </draw:polyline>
        <draw:polyline draw:style-name="gr23" draw:text-style-name="P9" draw:layer="layout" svg:width="0.113cm" svg:height="0.053cm" svg:x="6.218cm" svg:y="16.617cm" svg:viewBox="0 0 114 54" draw:points="114,0 110,1 105,3 101,6 96,9 92,12 87,16 78,24 70,33 64,41 59,49 57,52 56,54 55,52 54,49 52,45 49,41 43,33 35,24 26,16 22,12 17,9 13,6 8,3 4,1 2,0 0,0">
          <text:p/>
        </draw:polyline>
        <draw:polyline draw:style-name="gr23" draw:text-style-name="P9" draw:layer="layout" svg:width="0.112cm" svg:height="0.053cm" svg:x="6.485cm" svg:y="16.617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6.752cm" svg:y="16.617cm" svg:viewBox="0 0 113 54" draw:points="113,0 111,0 109,1 105,3 100,6 96,9 91,12 87,16 78,24 71,33 64,41 61,45 59,49 58,52 57,54 56,52 54,49 50,41 43,33 35,24 27,16 22,12 18,9 13,6 9,3 4,1 0,0">
          <text:p/>
        </draw:polyline>
        <draw:polyline draw:style-name="gr23" draw:text-style-name="P9" draw:layer="layout" svg:width="0.113cm" svg:height="0.053cm" svg:x="7.018cm" svg:y="16.617cm" svg:viewBox="0 0 114 54" draw:points="114,0 110,1 106,3 101,6 97,9 87,16 79,24 71,33 64,41 59,49 57,52 56,54 55,52 54,49 52,45 49,41 43,33 35,24 26,16 22,12 17,9 13,6 8,3 4,1 2,0 0,0">
          <text:p/>
        </draw:polyline>
        <draw:polyline draw:style-name="gr23" draw:text-style-name="P9" draw:layer="layout" svg:width="0.113cm" svg:height="0.053cm" svg:x="7.418cm" svg:y="16.617cm" svg:viewBox="0 0 114 54" draw:points="114,0 112,0 110,1 106,3 101,6 97,9 92,12 88,16 79,24 71,33 65,41 60,49 58,52 57,54 56,52 55,49 53,45 50,41 43,33 36,24 27,16 22,12 18,9 13,6 9,3 4,1 0,0">
          <text:p/>
        </draw:polyline>
        <draw:polyline draw:style-name="gr23" draw:text-style-name="P9" draw:layer="layout" svg:width="0.112cm" svg:height="0.053cm" svg:x="7.685cm" svg:y="16.617cm" svg:viewBox="0 0 113 54" draw:points="113,0 111,0 109,1 105,3 100,6 96,9 91,12 87,16 78,24 70,33 64,41 59,49 57,52 56,54 55,52 54,49 52,45 49,41 43,33 35,24 26,16 22,12 17,9 13,6 8,3 4,1 2,0 0,0">
          <text:p/>
        </draw:polyline>
        <draw:polyline draw:style-name="gr23" draw:text-style-name="P9" draw:layer="layout" svg:width="0.112cm" svg:height="0.053cm" svg:x="7.952cm" svg:y="16.617cm" svg:viewBox="0 0 113 54" draw:points="113,0 111,0 109,1 105,3 100,6 96,9 91,12 87,16 78,24 71,33 64,41 61,45 59,49 58,52 57,54 56,52 54,49 49,41 43,33 35,24 26,16 22,12 17,9 13,6 8,3 4,1 2,0 0,0">
          <text:p/>
        </draw:polyline>
        <draw:polyline draw:style-name="gr23" draw:text-style-name="P9" draw:layer="layout" svg:width="0.113cm" svg:height="0.053cm" svg:x="8.218cm" svg:y="16.617cm" svg:viewBox="0 0 114 54" draw:points="114,0 110,1 105,3 101,6 96,9 92,12 87,16 78,24 71,33 64,41 61,45 59,49 58,52 57,54 56,52 54,49 49,41 43,33 35,24 26,16 22,12 17,9 13,6 8,3 4,1 2,0 0,0">
          <text:p/>
        </draw:polyline>
        <draw:polyline draw:style-name="gr23" draw:text-style-name="P9" draw:layer="layout" svg:width="0.113cm" svg:height="0.053cm" svg:x="8.618cm" svg:y="16.617cm" svg:viewBox="0 0 114 54" draw:points="114,0 112,0 110,1 106,3 101,6 97,9 92,12 88,16 79,24 72,33 65,41 62,45 60,49 59,52 58,54 57,52 55,49 50,41 43,33 35,24 27,16 17,9 13,6 8,3 4,1 0,0">
          <text:p/>
        </draw:polyline>
        <draw:polyline draw:style-name="gr23" draw:text-style-name="P9" draw:layer="layout" svg:width="0.112cm" svg:height="0.053cm" svg:x="8.885cm" svg:y="16.617cm" svg:viewBox="0 0 113 54" draw:points="113,0 111,0 109,1 105,3 100,6 96,9 92,12 87,16 79,24 71,33 64,41 60,49 58,52 57,54 56,52 55,49 53,45 50,41 43,33 36,24 27,16 22,12 18,9 13,6 9,3 4,1 0,0">
          <text:p/>
        </draw:polyline>
        <draw:polyline draw:style-name="gr23" draw:text-style-name="P9" draw:layer="layout" svg:width="0.112cm" svg:height="0.053cm" svg:x="9.152cm" svg:y="16.617cm" svg:viewBox="0 0 113 54" draw:points="113,0 109,1 105,3 100,6 96,9 91,12 87,16 78,24 70,33 63,41 61,45 58,49 57,52 56,53 56,54 55,52 53,49 49,41 42,33 34,24 26,16 21,12 17,9 13,6 8,3 4,1 2,0 0,0">
          <text:p/>
        </draw:polyline>
        <draw:polyline draw:style-name="gr23" draw:text-style-name="P9" draw:layer="layout" svg:width="0.113cm" svg:height="0.053cm" svg:x="9.418cm" svg:y="16.617cm" svg:viewBox="0 0 114 54" draw:points="114,0 112,0 110,1 106,3 101,6 97,9 92,12 88,16 79,24 72,33 65,41 62,45 60,49 59,52 58,54 57,52 55,49 50,41 43,33 35,24 27,16 17,9 13,6 8,3 4,1 0,0">
          <text:p/>
        </draw:polyline>
        <draw:polyline draw:style-name="gr23" draw:text-style-name="P9" draw:layer="layout" svg:width="0.113cm" svg:height="0.053cm" svg:x="9.818cm" svg:y="16.617cm" svg:viewBox="0 0 114 54" draw:points="114,0 110,1 106,3 101,6 97,9 92,12 88,16 79,24 71,33 64,41 62,45 59,49 58,52 57,53 57,54 56,52 54,49 49,41 43,33 35,24 26,16 22,12 17,9 13,6 8,3 4,1 2,0 0,0">
          <text:p/>
        </draw:polyline>
        <draw:polyline draw:style-name="gr23" draw:text-style-name="P9" draw:layer="layout" svg:width="0.112cm" svg:height="0.053cm" svg:x="10.085cm" svg:y="16.617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0.352cm" svg:y="16.617cm" svg:viewBox="0 0 113 54" draw:points="113,0 109,1 104,3 100,6 95,9 91,12 86,16 77,24 70,33 63,41 60,45 58,49 57,52 56,54 55,52 53,49 49,41 42,33 34,24 26,16 21,12 17,9 13,6 8,3 4,1 2,0 0,0">
          <text:p/>
        </draw:polyline>
        <draw:polyline draw:style-name="gr23" draw:text-style-name="P9" draw:layer="layout" svg:width="0.113cm" svg:height="0.053cm" svg:x="10.618cm" svg:y="16.617cm" svg:viewBox="0 0 114 54" draw:points="114,0 110,1 106,3 101,6 97,9 92,12 88,16 79,24 71,33 64,41 62,45 59,49 58,52 57,53 57,54 56,52 54,49 49,41 43,33 35,24 26,16 22,12 17,9 13,6 8,3 4,1 2,0 0,0">
          <text:p/>
        </draw:polyline>
        <draw:polyline draw:style-name="gr23" draw:text-style-name="P9" draw:layer="layout" svg:width="0.113cm" svg:height="0.053cm" svg:x="11.018cm" svg:y="16.617cm" svg:viewBox="0 0 114 54" draw:points="114,0 110,1 105,3 101,6 96,9 92,12 87,16 78,24 70,33 64,41 59,49 57,52 56,54 55,52 54,49 52,45 49,41 43,33 35,24 26,16 22,12 17,9 13,6 8,3 4,1 2,0 0,0">
          <text:p/>
        </draw:polyline>
        <draw:polyline draw:style-name="gr23" draw:text-style-name="P9" draw:layer="layout" svg:width="0.112cm" svg:height="0.053cm" svg:x="11.285cm" svg:y="16.617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1.552cm" svg:y="16.617cm" svg:viewBox="0 0 113 54" draw:points="113,0 111,0 109,1 105,3 100,6 96,9 91,12 87,16 78,24 71,33 64,41 61,45 59,49 58,52 57,54 56,52 54,49 50,41 43,33 35,24 27,16 22,12 18,9 13,6 9,3 4,1 0,0">
          <text:p/>
        </draw:polyline>
        <draw:polyline draw:style-name="gr23" draw:text-style-name="P9" draw:layer="layout" svg:width="0.113cm" svg:height="0.053cm" svg:x="11.818cm" svg:y="16.617cm" svg:viewBox="0 0 114 54" draw:points="114,0 110,1 106,3 101,6 97,9 87,16 79,24 71,33 64,41 59,49 57,52 56,54 55,52 54,49 52,45 49,41 43,33 35,24 26,16 22,12 17,9 13,6 8,3 4,1 2,0 0,0">
          <text:p/>
        </draw:polyline>
        <draw:polyline draw:style-name="gr23" draw:text-style-name="P9" draw:layer="layout" svg:width="0.113cm" svg:height="0.053cm" svg:x="12.218cm" svg:y="16.617cm" svg:viewBox="0 0 114 54" draw:points="114,0 112,0 110,1 106,3 101,6 97,9 92,12 88,16 79,24 71,33 65,41 60,49 58,52 57,54 56,52 55,49 53,45 50,41 43,33 36,24 27,16 22,12 18,9 13,6 9,3 4,1 0,0">
          <text:p/>
        </draw:polyline>
        <draw:polyline draw:style-name="gr23" draw:text-style-name="P9" draw:layer="layout" svg:width="0.112cm" svg:height="0.053cm" svg:x="12.485cm" svg:y="16.617cm" svg:viewBox="0 0 113 54" draw:points="113,0 111,0 109,1 105,3 100,6 96,9 91,12 87,16 78,24 70,33 64,41 59,49 57,52 56,54 55,52 54,49 52,45 49,41 43,33 35,24 26,16 22,12 17,9 13,6 8,3 4,1 2,0 0,0">
          <text:p/>
        </draw:polyline>
        <draw:polyline draw:style-name="gr23" draw:text-style-name="P9" draw:layer="layout" svg:width="0.112cm" svg:height="0.053cm" svg:x="12.752cm" svg:y="16.617cm" svg:viewBox="0 0 113 54" draw:points="113,0 111,0 109,1 105,3 100,6 96,9 91,12 87,16 78,24 71,33 64,41 61,45 59,49 58,52 57,54 56,52 54,49 49,41 43,33 35,24 26,16 22,12 17,9 13,6 8,3 4,1 2,0 0,0">
          <text:p/>
        </draw:polyline>
        <draw:polyline draw:style-name="gr23" draw:text-style-name="P9" draw:layer="layout" svg:width="0.113cm" svg:height="0.053cm" svg:x="13.018cm" svg:y="16.617cm" svg:viewBox="0 0 114 54" draw:points="114,0 110,1 105,3 101,6 96,9 92,12 87,16 78,24 71,33 64,41 61,45 59,49 58,52 57,54 56,52 54,49 49,41 43,33 35,24 26,16 22,12 17,9 13,6 8,3 4,1 2,0 0,0">
          <text:p/>
        </draw:polyline>
        <draw:polyline draw:style-name="gr23" draw:text-style-name="P9" draw:layer="layout" svg:width="0.113cm" svg:height="0.053cm" svg:x="13.418cm" svg:y="16.617cm" svg:viewBox="0 0 114 54" draw:points="114,0 112,0 110,1 106,3 101,6 97,9 92,12 88,16 79,24 72,33 65,41 62,45 60,49 59,52 58,54 57,52 55,49 50,41 43,33 35,24 27,16 17,9 13,6 8,3 4,1 0,0">
          <text:p/>
        </draw:polyline>
        <draw:polyline draw:style-name="gr23" draw:text-style-name="P9" draw:layer="layout" svg:width="0.112cm" svg:height="0.053cm" svg:x="13.685cm" svg:y="16.617cm" svg:viewBox="0 0 113 54" draw:points="113,0 111,0 109,1 105,3 100,6 96,9 92,12 87,16 79,24 71,33 64,41 60,49 58,52 57,54 56,52 55,49 53,45 50,41 43,33 36,24 27,16 22,12 18,9 13,6 9,3 4,1 0,0">
          <text:p/>
        </draw:polyline>
        <draw:polyline draw:style-name="gr23" draw:text-style-name="P9" draw:layer="layout" svg:width="0.112cm" svg:height="0.053cm" svg:x="13.952cm" svg:y="16.617cm" svg:viewBox="0 0 113 54" draw:points="113,0 109,1 105,3 100,6 96,9 91,12 87,16 78,24 70,33 63,41 61,45 58,49 57,52 56,53 56,54 55,52 53,49 49,41 42,33 34,24 26,16 21,12 17,9 13,6 8,3 4,1 2,0 0,0">
          <text:p/>
        </draw:polyline>
        <draw:polyline draw:style-name="gr23" draw:text-style-name="P9" draw:layer="layout" svg:width="0.113cm" svg:height="0.053cm" svg:x="14.218cm" svg:y="16.617cm" svg:viewBox="0 0 114 54" draw:points="114,0 112,0 110,1 106,3 101,6 97,9 92,12 88,16 79,24 72,33 65,41 62,45 60,49 59,52 58,54 57,52 55,49 50,41 43,33 35,24 27,16 17,9 13,6 8,3 4,1 0,0">
          <text:p/>
        </draw:polyline>
        <draw:polyline draw:style-name="gr23" draw:text-style-name="P9" draw:layer="layout" svg:width="0.113cm" svg:height="0.053cm" svg:x="14.618cm" svg:y="16.617cm" svg:viewBox="0 0 114 54" draw:points="114,0 110,1 106,3 101,6 97,9 92,12 88,16 79,24 71,33 64,41 62,45 59,49 58,52 57,53 57,54 56,52 54,49 49,41 43,33 35,24 26,16 22,12 17,9 13,6 8,3 4,1 2,0 0,0">
          <text:p/>
        </draw:polyline>
        <draw:polyline draw:style-name="gr23" draw:text-style-name="P9" draw:layer="layout" svg:width="0.112cm" svg:height="0.053cm" svg:x="14.885cm" svg:y="16.617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5.152cm" svg:y="16.617cm" svg:viewBox="0 0 113 54" draw:points="113,0 109,1 104,3 100,6 95,9 91,12 86,16 77,24 70,33 63,41 60,45 58,49 57,52 56,54 55,52 53,49 49,41 42,33 34,24 26,16 21,12 17,9 13,6 8,3 4,1 2,0 0,0">
          <text:p/>
        </draw:polyline>
        <draw:polyline draw:style-name="gr23" draw:text-style-name="P9" draw:layer="layout" svg:width="0.113cm" svg:height="0.053cm" svg:x="15.418cm" svg:y="16.617cm" svg:viewBox="0 0 114 54" draw:points="114,0 110,1 106,3 101,6 97,9 92,12 88,16 79,24 71,33 64,41 62,45 59,49 58,52 57,53 57,54 56,52 54,49 49,41 43,33 35,24 26,16 22,12 17,9 13,6 8,3 4,1 2,0 0,0">
          <text:p/>
        </draw:polyline>
        <draw:polyline draw:style-name="gr23" draw:text-style-name="P9" draw:layer="layout" svg:width="0.113cm" svg:height="0.053cm" svg:x="15.818cm" svg:y="16.615cm" svg:viewBox="0 0 114 54" draw:points="114,0 110,1 105,3 101,6 96,9 92,12 87,16 78,24 70,33 64,41 59,49 57,52 56,54 55,52 54,49 52,45 49,41 43,33 35,24 26,16 22,12 17,9 13,6 8,3 4,1 2,0 0,0">
          <text:p/>
        </draw:polyline>
        <draw:polyline draw:style-name="gr23" draw:text-style-name="P9" draw:layer="layout" svg:width="0.112cm" svg:height="0.053cm" svg:x="16.085cm" svg:y="16.615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6.352cm" svg:y="16.615cm" svg:viewBox="0 0 113 54" draw:points="113,0 111,0 109,1 105,3 100,6 96,9 91,12 87,16 78,24 71,33 64,41 61,45 59,49 58,52 57,54 56,52 54,49 50,41 43,33 35,24 27,16 22,12 18,9 13,6 9,3 4,1 0,0">
          <text:p/>
        </draw:polyline>
        <draw:polyline draw:style-name="gr23" draw:text-style-name="P9" draw:layer="layout" svg:width="0.113cm" svg:height="0.053cm" svg:x="16.618cm" svg:y="16.615cm" svg:viewBox="0 0 114 54" draw:points="114,0 110,1 106,3 101,6 97,9 87,16 79,24 71,33 64,41 59,49 57,52 56,54 55,52 54,49 52,45 49,41 43,33 35,24 26,16 22,12 17,9 13,6 8,3 4,1 2,0 0,0">
          <text:p/>
        </draw:polyline>
        <draw:polyline draw:style-name="gr23" draw:text-style-name="P9" draw:layer="layout" svg:width="0.113cm" svg:height="0.053cm" svg:x="17.018cm" svg:y="16.615cm" svg:viewBox="0 0 114 54" draw:points="114,0 112,0 110,1 106,3 101,6 97,9 92,12 88,16 79,24 71,33 65,41 60,49 58,52 57,54 56,52 55,49 53,45 50,41 43,33 36,24 27,16 22,12 18,9 13,6 9,3 4,1 0,0">
          <text:p/>
        </draw:polyline>
        <draw:polyline draw:style-name="gr23" draw:text-style-name="P9" draw:layer="layout" svg:width="0.112cm" svg:height="0.053cm" svg:x="17.285cm" svg:y="16.615cm" svg:viewBox="0 0 113 54" draw:points="113,0 111,0 109,1 105,3 100,6 96,9 91,12 87,16 78,24 70,33 64,41 59,49 57,52 56,54 55,52 54,49 52,45 49,41 43,33 35,24 26,16 22,12 17,9 13,6 8,3 4,1 2,0 0,0">
          <text:p/>
        </draw:polyline>
        <draw:polyline draw:style-name="gr23" draw:text-style-name="P9" draw:layer="layout" svg:width="0.112cm" svg:height="0.053cm" svg:x="17.552cm" svg:y="16.615cm" svg:viewBox="0 0 113 54" draw:points="113,0 111,0 109,1 105,3 100,6 96,9 91,12 87,16 78,24 71,33 64,41 61,45 59,49 58,52 57,54 56,52 54,49 49,41 43,33 35,24 26,16 22,12 17,9 13,6 8,3 4,1 2,0 0,0">
          <text:p/>
        </draw:polyline>
        <draw:polyline draw:style-name="gr23" draw:text-style-name="P9" draw:layer="layout" svg:width="0.113cm" svg:height="0.053cm" svg:x="17.818cm" svg:y="16.615cm" svg:viewBox="0 0 114 54" draw:points="114,0 110,1 105,3 101,6 96,9 92,12 87,16 78,24 71,33 64,41 61,45 59,49 58,52 57,54 56,52 54,49 49,41 43,33 35,24 26,16 22,12 17,9 13,6 8,3 4,1 2,0 0,0">
          <text:p/>
        </draw:polyline>
        <draw:polyline draw:style-name="gr23" draw:text-style-name="P9" draw:layer="layout" svg:width="0.113cm" svg:height="0.053cm" svg:x="18.218cm" svg:y="16.615cm" svg:viewBox="0 0 114 54" draw:points="114,0 112,0 110,1 106,3 101,6 97,9 92,12 88,16 79,24 72,33 65,41 62,45 60,49 59,52 58,54 57,52 55,49 50,41 43,33 35,24 27,16 17,9 13,6 8,3 4,1 0,0">
          <text:p/>
        </draw:polyline>
        <draw:polyline draw:style-name="gr23" draw:text-style-name="P9" draw:layer="layout" svg:width="0.112cm" svg:height="0.053cm" svg:x="18.485cm" svg:y="16.615cm" svg:viewBox="0 0 113 54" draw:points="113,0 111,0 109,1 105,3 100,6 96,9 92,12 87,16 79,24 71,33 64,41 60,49 58,52 57,54 56,52 55,49 53,45 50,41 43,33 36,24 27,16 22,12 18,9 13,6 9,3 4,1 0,0">
          <text:p/>
        </draw:polyline>
        <draw:polyline draw:style-name="gr23" draw:text-style-name="P9" draw:layer="layout" svg:width="0.112cm" svg:height="0.053cm" svg:x="18.752cm" svg:y="16.615cm" svg:viewBox="0 0 113 54" draw:points="113,0 109,1 105,3 100,6 96,9 91,12 87,16 78,24 70,33 63,41 61,45 58,49 57,52 56,53 56,54 55,52 53,49 49,41 42,33 34,24 26,16 21,12 17,9 13,6 8,3 4,1 2,0 0,0">
          <text:p/>
        </draw:polyline>
        <draw:polyline draw:style-name="gr23" draw:text-style-name="P9" draw:layer="layout" svg:width="0.113cm" svg:height="0.053cm" svg:x="19.018cm" svg:y="16.615cm" svg:viewBox="0 0 114 54" draw:points="114,0 112,0 110,1 106,3 101,6 97,9 92,12 88,16 79,24 72,33 65,41 62,45 60,49 59,52 58,54 57,52 55,49 50,41 43,33 35,24 27,16 17,9 13,6 8,3 4,1 0,0">
          <text:p/>
        </draw:polyline>
        <draw:polyline draw:style-name="gr23" draw:text-style-name="P9" draw:layer="layout" svg:width="0.113cm" svg:height="0.053cm" svg:x="19.418cm" svg:y="16.615cm" svg:viewBox="0 0 114 54" draw:points="114,0 110,1 106,3 101,6 97,9 92,12 88,16 79,24 71,33 64,41 62,45 59,49 58,52 57,53 57,54 56,52 54,49 49,41 43,33 35,24 26,16 22,12 17,9 13,6 8,3 4,1 2,0 0,0">
          <text:p/>
        </draw:polyline>
        <draw:polyline draw:style-name="gr23" draw:text-style-name="P9" draw:layer="layout" svg:width="0.112cm" svg:height="0.053cm" svg:x="19.685cm" svg:y="16.615cm" svg:viewBox="0 0 113 54" draw:points="113,0 111,0 109,1 105,3 100,6 96,9 92,12 87,16 79,24 71,33 64,41 60,49 58,52 57,54 57,53 56,52 55,49 52,45 50,41 43,33 35,24 26,16 22,12 17,9 13,6 8,3 4,1 0,0">
          <text:p/>
        </draw:polyline>
        <draw:polyline draw:style-name="gr23" draw:text-style-name="P9" draw:layer="layout" svg:width="0.112cm" svg:height="0.053cm" svg:x="19.952cm" svg:y="16.615cm" svg:viewBox="0 0 113 54" draw:points="113,0 109,1 104,3 100,6 95,9 91,12 86,16 77,24 70,33 63,41 60,45 58,49 57,52 56,54 55,52 53,49 49,41 42,33 34,24 26,16 21,12 17,9 13,6 8,3 4,1 2,0 0,0">
          <text:p/>
        </draw:polyline>
        <draw:polyline draw:style-name="gr23" draw:text-style-name="P9" draw:layer="layout" svg:width="0.113cm" svg:height="0.053cm" svg:x="20.218cm" svg:y="16.615cm" svg:viewBox="0 0 114 54" draw:points="114,0 110,1 106,3 101,6 97,9 92,12 88,16 79,24 71,33 64,41 62,45 59,49 58,52 57,53 57,54 56,52 54,49 49,41 43,33 35,24 26,16 22,12 17,9 13,6 8,3 4,1 2,0 0,0">
          <text:p/>
        </draw:polyline>
        <draw:frame draw:style-name="gr24" draw:text-style-name="P17" draw:layer="layout" svg:width="1.128cm" svg:height="0.374cm" svg:x="0.248cm" svg:y="1.873cm">
          <draw:text-box>
            <text:p text:style-name="P16"><text:span text:style-name="T2">Round </text:span></text:p>
          </draw:text-box>
        </draw:frame>
        <draw:frame draw:style-name="gr25" draw:text-style-name="P18" draw:layer="layout" svg:width="0.611cm" svg:height="0.374cm" svg:x="0.248cm" svg:y="2.242cm">
          <draw:text-box>
            <text:p text:style-name="P16"><text:span text:style-name="T3"><text:s text:c="4"/></text:span><text:span text:style-name="T3">1</text:span></text:p>
          </draw:text-box>
        </draw:frame>
        <draw:frame draw:style-name="gr24" draw:text-style-name="P17" draw:layer="layout" svg:width="1.128cm" svg:height="0.374cm" svg:x="0.248cm" svg:y="6.874cm">
          <draw:text-box>
            <text:p text:style-name="P16"><text:span text:style-name="T2">R</text:span><text:span text:style-name="T2">o</text:span><text:span text:style-name="T2">u</text:span><text:span text:style-name="T2">n</text:span><text:span text:style-name="T2">d</text:span><text:span text:style-name="T2"> </text:span></text:p>
          </draw:text-box>
        </draw:frame>
        <draw:frame draw:style-name="gr25" draw:text-style-name="P18" draw:layer="layout" svg:width="0.611cm" svg:height="0.374cm" svg:x="0.248cm" svg:y="7.243cm">
          <draw:text-box>
            <text:p text:style-name="P16"><text:span text:style-name="T3"><text:s/></text:span><text:span text:style-name="T3"><text:s/></text:span><text:span text:style-name="T3"><text:s/></text:span><text:span text:style-name="T3"><text:s/></text:span><text:span text:style-name="T3">2</text:span></text:p>
          </draw:text-box>
        </draw:frame>
        <draw:frame draw:style-name="gr24" draw:text-style-name="P17" draw:layer="layout" svg:width="1.128cm" svg:height="0.374cm" svg:x="0.248cm" svg:y="11.875cm">
          <draw:text-box>
            <text:p text:style-name="P16"><text:span text:style-name="T2">R</text:span><text:span text:style-name="T2">o</text:span><text:span text:style-name="T2">u</text:span><text:span text:style-name="T2">n</text:span><text:span text:style-name="T2">d</text:span><text:span text:style-name="T2"> </text:span></text:p>
          </draw:text-box>
        </draw:frame>
        <draw:frame draw:style-name="gr25" draw:text-style-name="P18" draw:layer="layout" svg:width="0.611cm" svg:height="0.374cm" svg:x="0.248cm" svg:y="12.244cm">
          <draw:text-box>
            <text:p text:style-name="P16"><text:span text:style-name="T3"><text:s text:c="4"/></text:span><text:span text:style-name="T3">3</text:span></text:p>
          </draw:text-box>
        </draw:frame>
        <draw:frame draw:style-name="gr26" draw:text-style-name="P19" draw:layer="layout" svg:width="1.059cm" svg:height="0.314cm" draw:transform="rotate (-1.5707963267949) translate (20.078cm 10.941cm)">
          <draw:text-box>
            <text:p><text:span text:style-name="T4">c0 + y0</text:span></text:p>
          </draw:text-box>
        </draw:frame>
        <draw:frame draw:style-name="gr27" draw:text-style-name="P19" draw:layer="layout" svg:width="1.209cm" svg:height="0.314cm" draw:transform="rotate (-1.5707963267949) translate (18.878cm 10.642cm)">
          <draw:text-box>
            <text:p><text:span text:style-name="T4">c1 + c2 </text:span><text:span text:style-name="T4">y1</text:span></text:p>
          </draw:text-box>
        </draw:frame>
        <draw:frame draw:style-name="gr27" draw:text-style-name="P19" draw:layer="layout" svg:width="1.209cm" svg:height="0.314cm" draw:transform="rotate (-1.5707963267949) translate (17.678cm 10.643cm)">
          <draw:text-box>
            <text:p><text:span text:style-name="T4">c3 + c4 </text:span><text:span text:style-name="T4">y2</text:span></text:p>
          </draw:text-box>
        </draw:frame>
        <draw:frame draw:style-name="gr27" draw:text-style-name="P19" draw:layer="layout" svg:width="1.209cm" svg:height="0.314cm" draw:transform="rotate (-1.5707963267949) translate (16.478cm 10.644cm)">
          <draw:text-box>
            <text:p><text:span text:style-name="T4">c5 + c6 </text:span><text:span text:style-name="T4">y3</text:span></text:p>
          </draw:text-box>
        </draw:frame>
        <draw:frame draw:style-name="gr27" draw:text-style-name="P19" draw:layer="layout" svg:width="1.209cm" svg:height="0.314cm" draw:transform="rotate (-1.5707963267949) translate (15.278cm 10.641cm)">
          <draw:text-box>
            <text:p><text:span text:style-name="T4">c</text:span><text:span text:style-name="T4">7</text:span><text:span text:style-name="T4"> </text:span><text:span text:style-name="T4">+</text:span><text:span text:style-name="T4"> </text:span><text:span text:style-name="T4">c</text:span><text:span text:style-name="T4">8</text:span><text:span text:style-name="T4"> </text:span><text:span text:style-name="T4">y</text:span><text:span text:style-name="T4">0</text:span></text:p>
          </draw:text-box>
        </draw:frame>
        <draw:frame draw:style-name="gr28" draw:text-style-name="P19" draw:layer="layout" svg:width="1.352cm" svg:height="0.314cm" draw:transform="rotate (-1.5707963267949) translate (14.078cm 10.542cm)">
          <draw:text-box>
            <text:p><text:span text:style-name="T4">c</text:span><text:span text:style-name="T4">9</text:span><text:span text:style-name="T4"> </text:span><text:span text:style-name="T4">+</text:span><text:span text:style-name="T4"> </text:span><text:span text:style-name="T4">c</text:span><text:span text:style-name="T4">1</text:span><text:span text:style-name="T4">0</text:span><text:span text:style-name="T4"> </text:span><text:span text:style-name="T4">y</text:span><text:span text:style-name="T4">1</text:span></text:p>
          </draw:text-box>
        </draw:frame>
        <draw:frame draw:style-name="gr29" draw:text-style-name="P19" draw:layer="layout" svg:width="1.496cm" svg:height="0.314cm" draw:transform="rotate (-1.5707963267949) translate (12.878cm 10.443cm)">
          <draw:text-box>
            <text:p><text:span text:style-name="T4">c</text:span><text:span text:style-name="T4">1</text:span><text:span text:style-name="T4">1</text:span><text:span text:style-name="T4"> </text:span><text:span text:style-name="T4">+</text:span><text:span text:style-name="T4"> </text:span><text:span text:style-name="T4">c</text:span><text:span text:style-name="T4">1</text:span><text:span text:style-name="T4">2</text:span><text:span text:style-name="T4"> </text:span><text:span text:style-name="T4">y</text:span><text:span text:style-name="T4">2</text:span></text:p>
          </draw:text-box>
        </draw:frame>
        <draw:frame draw:style-name="gr29" draw:text-style-name="P19" draw:layer="layout" svg:width="1.496cm" svg:height="0.314cm" draw:transform="rotate (-1.5707963267949) translate (11.678cm 10.444cm)">
          <draw:text-box>
            <text:p><text:span text:style-name="T4">c</text:span><text:span text:style-name="T4">1</text:span><text:span text:style-name="T4">3</text:span><text:span text:style-name="T4"> </text:span><text:span text:style-name="T4">+</text:span><text:span text:style-name="T4"> </text:span><text:span text:style-name="T4">c</text:span><text:span text:style-name="T4">1</text:span><text:span text:style-name="T4">4</text:span><text:span text:style-name="T4"> </text:span><text:span text:style-name="T4">y</text:span><text:span text:style-name="T4">3</text:span></text:p>
          </draw:text-box>
        </draw:frame>
        <draw:frame draw:style-name="gr29" draw:text-style-name="P19" draw:layer="layout" svg:width="1.496cm" svg:height="0.314cm" draw:transform="rotate (-1.5707963267949) translate (10.478cm 10.441cm)">
          <draw:text-box>
            <text:p><text:span text:style-name="T4">c</text:span><text:span text:style-name="T4">1</text:span><text:span text:style-name="T4">5</text:span><text:span text:style-name="T4"> </text:span><text:span text:style-name="T4">+</text:span><text:span text:style-name="T4"> </text:span><text:span text:style-name="T4">c</text:span><text:span text:style-name="T4">1</text:span><text:span text:style-name="T4">6</text:span><text:span text:style-name="T4"> </text:span><text:span text:style-name="T4">y</text:span><text:span text:style-name="T4">0</text:span></text:p>
          </draw:text-box>
        </draw:frame>
        <draw:frame draw:style-name="gr29" draw:text-style-name="P19" draw:layer="layout" svg:width="1.496cm" svg:height="0.314cm" draw:transform="rotate (-1.5707963267949) translate (9.278cm 10.442cm)">
          <draw:text-box>
            <text:p><text:span text:style-name="T4">c</text:span><text:span text:style-name="T4">1</text:span><text:span text:style-name="T4">7</text:span><text:span text:style-name="T4"> </text:span><text:span text:style-name="T4">+</text:span><text:span text:style-name="T4"> </text:span><text:span text:style-name="T4">c</text:span><text:span text:style-name="T4">1</text:span><text:span text:style-name="T4">8</text:span><text:span text:style-name="T4"> </text:span><text:span text:style-name="T4">y</text:span><text:span text:style-name="T4">1</text:span></text:p>
          </draw:text-box>
        </draw:frame>
        <draw:frame draw:style-name="gr29" draw:text-style-name="P19" draw:layer="layout" svg:width="1.496cm" svg:height="0.314cm" draw:transform="rotate (-1.5707963267949) translate (8.078cm 10.443cm)">
          <draw:text-box>
            <text:p><text:span text:style-name="T4">c</text:span><text:span text:style-name="T4">1</text:span><text:span text:style-name="T4">9</text:span><text:span text:style-name="T4"> </text:span><text:span text:style-name="T4">+</text:span><text:span text:style-name="T4"> </text:span><text:span text:style-name="T4">c</text:span><text:span text:style-name="T4">2</text:span><text:span text:style-name="T4">0</text:span><text:span text:style-name="T4"> </text:span><text:span text:style-name="T4">y</text:span><text:span text:style-name="T4">2</text:span></text:p>
          </draw:text-box>
        </draw:frame>
        <draw:frame draw:style-name="gr29" draw:text-style-name="P19" draw:layer="layout" svg:width="1.496cm" svg:height="0.314cm" draw:transform="rotate (-1.5707963267949) translate (6.878cm 10.444cm)">
          <draw:text-box>
            <text:p><text:span text:style-name="T4">c</text:span><text:span text:style-name="T4">2</text:span><text:span text:style-name="T4">1</text:span><text:span text:style-name="T4"> </text:span><text:span text:style-name="T4">+</text:span><text:span text:style-name="T4"> </text:span><text:span text:style-name="T4">c</text:span><text:span text:style-name="T4">2</text:span><text:span text:style-name="T4">2</text:span><text:span text:style-name="T4"> </text:span><text:span text:style-name="T4">y</text:span><text:span text:style-name="T4">3</text:span></text:p>
          </draw:text-box>
        </draw:frame>
        <draw:frame draw:style-name="gr29" draw:text-style-name="P19" draw:layer="layout" svg:width="1.496cm" svg:height="0.314cm" draw:transform="rotate (-1.5707963267949) translate (5.678cm 10.441cm)">
          <draw:text-box>
            <text:p><text:span text:style-name="T4">c</text:span><text:span text:style-name="T4">2</text:span><text:span text:style-name="T4">3</text:span><text:span text:style-name="T4"> </text:span><text:span text:style-name="T4">+</text:span><text:span text:style-name="T4"> </text:span><text:span text:style-name="T4">c</text:span><text:span text:style-name="T4">2</text:span><text:span text:style-name="T4">4</text:span><text:span text:style-name="T4"> </text:span><text:span text:style-name="T4">y</text:span><text:span text:style-name="T4">0</text:span></text:p>
          </draw:text-box>
        </draw:frame>
        <draw:frame draw:style-name="gr29" draw:text-style-name="P19" draw:layer="layout" svg:width="1.496cm" svg:height="0.314cm" draw:transform="rotate (-1.5707963267949) translate (4.478cm 10.442cm)">
          <draw:text-box>
            <text:p><text:span text:style-name="T4">c</text:span><text:span text:style-name="T4">2</text:span><text:span text:style-name="T4">5</text:span><text:span text:style-name="T4"> </text:span><text:span text:style-name="T4">+</text:span><text:span text:style-name="T4"> </text:span><text:span text:style-name="T4">c</text:span><text:span text:style-name="T4">2</text:span><text:span text:style-name="T4">6</text:span><text:span text:style-name="T4"> </text:span><text:span text:style-name="T4">y</text:span><text:span text:style-name="T4">1</text:span></text:p>
          </draw:text-box>
        </draw:frame>
        <draw:frame draw:style-name="gr29" draw:text-style-name="P19" draw:layer="layout" svg:width="1.496cm" svg:height="0.314cm" draw:transform="rotate (-1.5707963267949) translate (3.278cm 10.443cm)">
          <draw:text-box>
            <text:p><text:span text:style-name="T4">c</text:span><text:span text:style-name="T4">2</text:span><text:span text:style-name="T4">7</text:span><text:span text:style-name="T4"> </text:span><text:span text:style-name="T4">+</text:span><text:span text:style-name="T4"> </text:span><text:span text:style-name="T4">c</text:span><text:span text:style-name="T4">2</text:span><text:span text:style-name="T4">8</text:span><text:span text:style-name="T4"> </text:span><text:span text:style-name="T4">y</text:span><text:span text:style-name="T4">2</text:span></text:p>
          </draw:text-box>
        </draw:frame>
        <draw:frame draw:style-name="gr29" draw:text-style-name="P19" draw:layer="layout" svg:width="1.496cm" svg:height="0.314cm" draw:transform="rotate (-1.5707963267949) translate (2.078cm 10.444cm)">
          <draw:text-box>
            <text:p><text:span text:style-name="T4">c</text:span><text:span text:style-name="T4">2</text:span><text:span text:style-name="T4">9</text:span><text:span text:style-name="T4"> </text:span><text:span text:style-name="T4">+</text:span><text:span text:style-name="T4"> </text:span><text:span text:style-name="T4">c</text:span><text:span text:style-name="T4">3</text:span><text:span text:style-name="T4">0</text:span><text:span text:style-name="T4"> </text:span><text:span text:style-name="T4">y</text:span><text:span text:style-name="T4">3</text:span></text:p>
          </draw:text-box>
        </draw:frame>
        <draw:custom-shape draw:style-name="gr11" draw:text-style-name="P7" draw:layer="layout" svg:width="0.25cm" svg:height="0.25cm" svg:x="19.366cm" svg:y="1.0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635cm" svg:y="1.0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19.895cm" svg:y="1.016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11" draw:text-style-name="P7" draw:layer="layout" svg:width="0.25cm" svg:height="0.25cm" svg:x="20.164cm" svg:y="1.015cm">
          <text:p/>
          <draw:enhanced-geometry svg:viewBox="0 0 21600 21600" draw:mirror-horizontal="false" draw:mirror-vertical="false" draw:glue-points="10800 0 3163 3163 0 10800 3163 18437 10800 21600 18437 18437 21600 10800 18437 3163" draw:text-areas="3100 3100 18500 18500" draw:type="flowchart-or" draw:enhanced-path="U 10800 10800 10800 10800 0 360 Z N M 0 10800 L 21600 10800 N M 10800 0 L 10800 21600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1cm" fo:margin-bottom="1cm" fo:margin-left="1.3cm" fo:margin-right="1cm" fo:page-width="21cm" fo:page-height="17.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9-15T12:41:51.845288319</dc:date>
    <meta:editing-duration>PT1H32M6S</meta:editing-duration>
    <meta:editing-cycles>12</meta:editing-cycles>
    <meta:generator>LibreOffice/7.3.3.2$Linux_X86_64 LibreOffice_project/30$Build-2</meta:generator>
    <meta:document-statistic meta:object-count="1234"/>
  </office:meta>
</office:document-meta>
</file>